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6" table:default-cell-style-name="Default"/>
        <table:table-column table:style-name="co5" table:number-columns-repeated="40" table:default-cell-style-name="Default"/>
        <table:table-column table:style-name="co6" table:default-cell-style-name="Default"/>
        <table:table-column table:style-name="co5" table:number-columns-repeated="126" table:default-cell-style-name="Default"/>
        <table:table-row table:style-name="ro1">
          <table:table-cell/>
          <table:table-cell office:value-type="string">
            <text:p>YuG_2001</text:p>
          </table:table-cell>
          <table:table-cell office:value-type="string">
            <text:p>YuG_2002</text:p>
          </table:table-cell>
          <table:table-cell office:value-type="string">
            <text:p>YuG_2003</text:p>
          </table:table-cell>
          <table:table-cell office:value-type="string">
            <text:p>YuG_2004</text:p>
          </table:table-cell>
          <table:table-cell office:value-type="string">
            <text:p>YuG_2005</text:p>
          </table:table-cell>
          <table:table-cell office:value-type="string">
            <text:p>YuG_2006</text:p>
          </table:table-cell>
          <table:table-cell office:value-type="string">
            <text:p>YuG_2007</text:p>
          </table:table-cell>
          <table:table-cell office:value-type="string">
            <text:p>YuG_2008</text:p>
          </table:table-cell>
          <table:table-cell office:value-type="string">
            <text:p>YuG_2009</text:p>
          </table:table-cell>
          <table:table-cell office:value-type="string">
            <text:p>YuG_2010</text:p>
          </table:table-cell>
          <table:table-cell office:value-type="string">
            <text:p>YuG_2011</text:p>
          </table:table-cell>
          <table:table-cell office:value-type="string">
            <text:p>YuG_2012</text:p>
          </table:table-cell>
          <table:table-cell office:value-type="string">
            <text:p>Lomnishniy_2007</text:p>
          </table:table-cell>
          <table:table-cell office:value-type="string">
            <text:p>Lomnishniy_2008</text:p>
          </table:table-cell>
          <table:table-cell office:value-type="string">
            <text:p>Lomnishniy_2009</text:p>
          </table:table-cell>
          <table:table-cell office:value-type="string">
            <text:p>Lomnishniy_2010</text:p>
          </table:table-cell>
          <table:table-cell office:value-type="string">
            <text:p>Lomnishniy_2011</text:p>
          </table:table-cell>
          <table:table-cell office:value-type="string">
            <text:p>Lomnishniy_2012</text:p>
          </table:table-cell>
          <table:table-cell office:value-type="string">
            <text:p>ZRS_1994</text:p>
          </table:table-cell>
          <table:table-cell office:value-type="string">
            <text:p>ZRS_1995</text:p>
          </table:table-cell>
          <table:table-cell office:value-type="string">
            <text:p>ZRS_1996</text:p>
          </table:table-cell>
          <table:table-cell office:value-type="string">
            <text:p>ZRS_1997</text:p>
          </table:table-cell>
          <table:table-cell office:value-type="string">
            <text:p>ZRS_1998</text:p>
          </table:table-cell>
          <table:table-cell office:value-type="string">
            <text:p>ZRS_1999</text:p>
          </table:table-cell>
          <table:table-cell office:value-type="string">
            <text:p>ZRS_2000</text:p>
          </table:table-cell>
          <table:table-cell office:value-type="string">
            <text:p>ZRS_2001</text:p>
          </table:table-cell>
          <table:table-cell office:value-type="string">
            <text:p>ZRS_2002</text:p>
          </table:table-cell>
          <table:table-cell office:value-type="string">
            <text:p>ZRS_2003</text:p>
          </table:table-cell>
          <table:table-cell office:value-type="string">
            <text:p>ZRS_2004</text:p>
          </table:table-cell>
          <table:table-cell office:value-type="string">
            <text:p>ZRS_2005</text:p>
          </table:table-cell>
          <table:table-cell office:value-type="string">
            <text:p>ZRS_2006</text:p>
          </table:table-cell>
          <table:table-cell office:value-type="string">
            <text:p>ZRS_2007</text:p>
          </table:table-cell>
          <table:table-cell office:value-type="string">
            <text:p>ZRS_2008</text:p>
          </table:table-cell>
          <table:table-cell office:value-type="string">
            <text:p>ZRS_2009</text:p>
          </table:table-cell>
          <table:table-cell office:value-type="string">
            <text:p>ZRS_2010</text:p>
          </table:table-cell>
          <table:table-cell office:value-type="string">
            <text:p>ZRS_2011</text:p>
          </table:table-cell>
          <table:table-cell office:value-type="string">
            <text:p>ZRS_2012</text:p>
          </table:table-cell>
          <table:table-cell office:value-type="string">
            <text:p>Estuary_1992</text:p>
          </table:table-cell>
          <table:table-cell office:value-type="string">
            <text:p>Estuary_1993</text:p>
          </table:table-cell>
          <table:table-cell office:value-type="string">
            <text:p>Estuary_1994</text:p>
          </table:table-cell>
          <table:table-cell office:value-type="string">
            <text:p>Estuary_1995</text:p>
          </table:table-cell>
          <table:table-cell office:value-type="string">
            <text:p>Estuary_1996</text:p>
          </table:table-cell>
          <table:table-cell office:value-type="string">
            <text:p>Estuary_1997</text:p>
          </table:table-cell>
          <table:table-cell office:value-type="string">
            <text:p>Estuary_1998</text:p>
          </table:table-cell>
          <table:table-cell office:value-type="string">
            <text:p>Estuary_1999</text:p>
          </table:table-cell>
          <table:table-cell office:value-type="string">
            <text:p>Estuary_2000</text:p>
          </table:table-cell>
          <table:table-cell office:value-type="string">
            <text:p>Estuary_2001</text:p>
          </table:table-cell>
          <table:table-cell office:value-type="string">
            <text:p>Estuary_2002</text:p>
          </table:table-cell>
          <table:table-cell office:value-type="string">
            <text:p>Estuary_2003</text:p>
          </table:table-cell>
          <table:table-cell office:value-type="string">
            <text:p>Estuary_2004</text:p>
          </table:table-cell>
          <table:table-cell office:value-type="string">
            <text:p>Estuary_2005</text:p>
          </table:table-cell>
          <table:table-cell office:value-type="string">
            <text:p>Estuary_2006</text:p>
          </table:table-cell>
          <table:table-cell office:value-type="string">
            <text:p>Estuary_2007</text:p>
          </table:table-cell>
          <table:table-cell office:value-type="string">
            <text:p>Estuary_2008</text:p>
          </table:table-cell>
          <table:table-cell office:value-type="string">
            <text:p>Estuary_2009</text:p>
          </table:table-cell>
          <table:table-cell office:value-type="string">
            <text:p>Estuary_2010</text:p>
          </table:table-cell>
          <table:table-cell office:value-type="string">
            <text:p>Estuary_2011</text:p>
          </table:table-cell>
          <table:table-cell office:value-type="string">
            <text:p>Estuary_2012</text:p>
          </table:table-cell>
          <table:table-cell office:value-type="string">
            <text:p>Goreniy_high_1992</text:p>
          </table:table-cell>
          <table:table-cell office:value-type="string">
            <text:p>Goreniy_high_1993</text:p>
          </table:table-cell>
          <table:table-cell office:value-type="string">
            <text:p>Goreniy_high_1994</text:p>
          </table:table-cell>
          <table:table-cell office:value-type="string">
            <text:p>Goreniy_high_1995</text:p>
          </table:table-cell>
          <table:table-cell office:value-type="string">
            <text:p>Goreniy_high_1996</text:p>
          </table:table-cell>
          <table:table-cell office:value-type="string">
            <text:p>Goreniy_high_1997</text:p>
          </table:table-cell>
          <table:table-cell office:value-type="string">
            <text:p>Goreniy_high_1998</text:p>
          </table:table-cell>
          <table:table-cell office:value-type="string">
            <text:p>Goreniy_high_1999</text:p>
          </table:table-cell>
          <table:table-cell office:value-type="string">
            <text:p>Goreniy_high_2000</text:p>
          </table:table-cell>
          <table:table-cell office:value-type="string">
            <text:p>Goreniy_high_2001</text:p>
          </table:table-cell>
          <table:table-cell office:value-type="string">
            <text:p>Goreniy_high_2002</text:p>
          </table:table-cell>
          <table:table-cell office:value-type="string">
            <text:p>Goreniy_high_2003</text:p>
          </table:table-cell>
          <table:table-cell office:value-type="string">
            <text:p>Goreniy_high_2004</text:p>
          </table:table-cell>
          <table:table-cell office:value-type="string">
            <text:p>Goreniy_high_2005</text:p>
          </table:table-cell>
          <table:table-cell office:value-type="string">
            <text:p>Goreniy_high_2006</text:p>
          </table:table-cell>
          <table:table-cell office:value-type="string">
            <text:p>Goreniy_high_2007</text:p>
          </table:table-cell>
          <table:table-cell office:value-type="string">
            <text:p>Goreniy_high_2008</text:p>
          </table:table-cell>
          <table:table-cell office:value-type="string">
            <text:p>Goreniy_high_2009</text:p>
          </table:table-cell>
          <table:table-cell office:value-type="string">
            <text:p>Goreniy_high_2010</text:p>
          </table:table-cell>
          <table:table-cell office:value-type="string">
            <text:p>Goreniy_high_2011</text:p>
          </table:table-cell>
          <table:table-cell office:value-type="string">
            <text:p>Goreniy_high_2012</text:p>
          </table:table-cell>
          <table:table-cell office:value-type="string">
            <text:p>Goreliy_middle_1992</text:p>
          </table:table-cell>
          <table:table-cell office:value-type="string">
            <text:p>Goreliy_middle_1993</text:p>
          </table:table-cell>
          <table:table-cell office:value-type="string">
            <text:p>Goreliy_middle_1994</text:p>
          </table:table-cell>
          <table:table-cell office:value-type="string">
            <text:p>Goreliy_middle_1995</text:p>
          </table:table-cell>
          <table:table-cell office:value-type="string">
            <text:p>Goreliy_middle_1996</text:p>
          </table:table-cell>
          <table:table-cell office:value-type="string">
            <text:p>Goreliy_middle_1997</text:p>
          </table:table-cell>
          <table:table-cell office:value-type="string">
            <text:p>Goreliy_middle_1998</text:p>
          </table:table-cell>
          <table:table-cell office:value-type="string">
            <text:p>Goreliy_middle_1999</text:p>
          </table:table-cell>
          <table:table-cell office:value-type="string">
            <text:p>Goreliy_middle_2000</text:p>
          </table:table-cell>
          <table:table-cell office:value-type="string">
            <text:p>Goreliy_middle_2001</text:p>
          </table:table-cell>
          <table:table-cell office:value-type="string">
            <text:p>Goreliy_middle_2002</text:p>
          </table:table-cell>
          <table:table-cell office:value-type="string">
            <text:p>Goreliy_middle_2003</text:p>
          </table:table-cell>
          <table:table-cell office:value-type="string">
            <text:p>Goreliy_middle_2004</text:p>
          </table:table-cell>
          <table:table-cell office:value-type="string">
            <text:p>Goreliy_middle_2005</text:p>
          </table:table-cell>
          <table:table-cell office:value-type="string">
            <text:p>Goreliy_middle_2006</text:p>
          </table:table-cell>
          <table:table-cell office:value-type="string">
            <text:p>Goreliy_middle_2007</text:p>
          </table:table-cell>
          <table:table-cell office:value-type="string">
            <text:p>Goreliy_middle_2008</text:p>
          </table:table-cell>
          <table:table-cell office:value-type="string">
            <text:p>Goreliy_middle_2009</text:p>
          </table:table-cell>
          <table:table-cell office:value-type="string">
            <text:p>Goreliy_middle_2010</text:p>
          </table:table-cell>
          <table:table-cell office:value-type="string">
            <text:p>Goreliy_middle_2011</text:p>
          </table:table-cell>
          <table:table-cell office:value-type="string">
            <text:p>Goreliy_middle_2012</text:p>
          </table:table-cell>
          <table:table-cell office:value-type="string">
            <text:p>Goreliy_midlow_1992</text:p>
          </table:table-cell>
          <table:table-cell office:value-type="string">
            <text:p>Goreliy_midlow_1993</text:p>
          </table:table-cell>
          <table:table-cell office:value-type="string">
            <text:p>Goreliy_midlow_1994</text:p>
          </table:table-cell>
          <table:table-cell office:value-type="string">
            <text:p>Goreliy_midlow_1995</text:p>
          </table:table-cell>
          <table:table-cell office:value-type="string">
            <text:p>Goreliy_midlow_1996</text:p>
          </table:table-cell>
          <table:table-cell office:value-type="string">
            <text:p>Goreliy_midlow_1997</text:p>
          </table:table-cell>
          <table:table-cell office:value-type="string">
            <text:p>Goreliy_midlow_1998</text:p>
          </table:table-cell>
          <table:table-cell office:value-type="string">
            <text:p>Goreliy_midlow_1999</text:p>
          </table:table-cell>
          <table:table-cell office:value-type="string">
            <text:p>Goreliy_midlow_2000</text:p>
          </table:table-cell>
          <table:table-cell office:value-type="string">
            <text:p>Goreliy_midlow_2001</text:p>
          </table:table-cell>
          <table:table-cell office:value-type="string">
            <text:p>Goreliy_midlow_2002</text:p>
          </table:table-cell>
          <table:table-cell office:value-type="string">
            <text:p>Goreliy_midlow_2003</text:p>
          </table:table-cell>
          <table:table-cell office:value-type="string">
            <text:p>Goreliy_midlow_2004</text:p>
          </table:table-cell>
          <table:table-cell office:value-type="string">
            <text:p>Goreliy_midlow_2005</text:p>
          </table:table-cell>
          <table:table-cell office:value-type="string">
            <text:p>Goreliy_midlow_2006</text:p>
          </table:table-cell>
          <table:table-cell office:value-type="string">
            <text:p>Goreliy_midlow_2007</text:p>
          </table:table-cell>
          <table:table-cell office:value-type="string">
            <text:p>Goreliy_midlow_2008</text:p>
          </table:table-cell>
          <table:table-cell office:value-type="string">
            <text:p>Goreliy_midlow_2009</text:p>
          </table:table-cell>
          <table:table-cell office:value-type="string">
            <text:p>Goreliy_midlow_2010</text:p>
          </table:table-cell>
          <table:table-cell office:value-type="string">
            <text:p>Goreliy_midlow_2011</text:p>
          </table:table-cell>
          <table:table-cell office:value-type="string">
            <text:p>Goreliy_midlow_2012</text:p>
          </table:table-cell>
          <table:table-cell office:value-type="string">
            <text:p>Goreliy_low_1992</text:p>
          </table:table-cell>
          <table:table-cell office:value-type="string">
            <text:p>Goreliy_low_1993</text:p>
          </table:table-cell>
          <table:table-cell office:value-type="string">
            <text:p>Goreliy_low_1994</text:p>
          </table:table-cell>
          <table:table-cell office:value-type="string">
            <text:p>Goreliy_low_1995</text:p>
          </table:table-cell>
          <table:table-cell office:value-type="string">
            <text:p>Goreliy_low_1996</text:p>
          </table:table-cell>
          <table:table-cell office:value-type="string">
            <text:p>Goreliy_low_1997</text:p>
          </table:table-cell>
          <table:table-cell office:value-type="string">
            <text:p>Goreliy_low_1998</text:p>
          </table:table-cell>
          <table:table-cell office:value-type="string">
            <text:p>Goreliy_low_1999</text:p>
          </table:table-cell>
          <table:table-cell office:value-type="string">
            <text:p>Goreliy_low_2000</text:p>
          </table:table-cell>
          <table:table-cell office:value-type="string">
            <text:p>Goreliy_low_2001</text:p>
          </table:table-cell>
          <table:table-cell office:value-type="string">
            <text:p>Goreliy_low_2002</text:p>
          </table:table-cell>
          <table:table-cell office:value-type="string">
            <text:p>Goreliy_low_2003</text:p>
          </table:table-cell>
          <table:table-cell office:value-type="string">
            <text:p>Goreliy_low_2004</text:p>
          </table:table-cell>
          <table:table-cell office:value-type="string">
            <text:p>Goreliy_low_2005</text:p>
          </table:table-cell>
          <table:table-cell office:value-type="string">
            <text:p>Goreliy_low_2006</text:p>
          </table:table-cell>
          <table:table-cell office:value-type="string">
            <text:p>Goreliy_low_2007</text:p>
          </table:table-cell>
          <table:table-cell office:value-type="string">
            <text:p>Goreliy_low_2008</text:p>
          </table:table-cell>
          <table:table-cell office:value-type="string">
            <text:p>Goreliy_low_2009</text:p>
          </table:table-cell>
          <table:table-cell office:value-type="string">
            <text:p>Goreliy_low_2010</text:p>
          </table:table-cell>
          <table:table-cell office:value-type="string">
            <text:p>Goreliy_low_2011</text:p>
          </table:table-cell>
          <table:table-cell office:value-type="string">
            <text:p>Goreliy_low_2012</text:p>
          </table:table-cell>
          <table:table-cell office:value-type="string">
            <text:p>razrez2_high_1992</text:p>
          </table:table-cell>
          <table:table-cell office:value-type="string">
            <text:p>razrez2_high_1993</text:p>
          </table:table-cell>
          <table:table-cell office:value-type="string">
            <text:p>razrez2_high_1994</text:p>
          </table:table-cell>
          <table:table-cell office:value-type="string">
            <text:p>razrez2_high_1995</text:p>
          </table:table-cell>
          <table:table-cell office:value-type="string">
            <text:p>razrez2_high_1996</text:p>
          </table:table-cell>
          <table:table-cell office:value-type="string">
            <text:p>razrez2_high_1997</text:p>
          </table:table-cell>
          <table:table-cell office:value-type="string">
            <text:p>razrez2_high_1998</text:p>
          </table:table-cell>
          <table:table-cell office:value-type="string">
            <text:p>razrez2_high_1999</text:p>
          </table:table-cell>
          <table:table-cell office:value-type="string">
            <text:p>razrez2_high_2000</text:p>
          </table:table-cell>
          <table:table-cell office:value-type="string">
            <text:p>razrez2_high_2002</text:p>
          </table:table-cell>
          <table:table-cell office:value-type="string">
            <text:p>razrez2_high_2004</text:p>
          </table:table-cell>
          <table:table-cell office:value-type="string">
            <text:p>razrez2_fucus_1992</text:p>
          </table:table-cell>
          <table:table-cell office:value-type="string">
            <text:p>razrez2_fucus_1993</text:p>
          </table:table-cell>
          <table:table-cell office:value-type="string">
            <text:p>razrez2_fucus_1994</text:p>
          </table:table-cell>
          <table:table-cell office:value-type="string">
            <text:p>razrez2_fucus_1995</text:p>
          </table:table-cell>
          <table:table-cell office:value-type="string">
            <text:p>razrez2_fucus_1996</text:p>
          </table:table-cell>
          <table:table-cell office:value-type="string">
            <text:p>razrez2_fucus_1997</text:p>
          </table:table-cell>
          <table:table-cell office:value-type="string">
            <text:p>razrez2_fucus_1998</text:p>
          </table:table-cell>
          <table:table-cell office:value-type="string">
            <text:p>razrez2_fucus_1999</text:p>
          </table:table-cell>
          <table:table-cell office:value-type="string">
            <text:p>razrez2_fucus_2000</text:p>
          </table:table-cell>
          <table:table-cell office:value-type="string">
            <text:p>razrez2_fucus_2002</text:p>
          </table:table-cell>
          <table:table-cell office:value-type="string">
            <text:p>razrez2_fucus_2004</text:p>
          </table:table-cell>
          <table:table-cell office:value-type="string">
            <text:p>razrez2_zostera_1992</text:p>
          </table:table-cell>
          <table:table-cell office:value-type="string">
            <text:p>razrez2_zostera_1993</text:p>
          </table:table-cell>
          <table:table-cell office:value-type="string">
            <text:p>razrez2_zostera_1994</text:p>
          </table:table-cell>
          <table:table-cell office:value-type="string">
            <text:p>razrez2_zostera_1995</text:p>
          </table:table-cell>
          <table:table-cell office:value-type="string">
            <text:p>razrez2_zostera_1996</text:p>
          </table:table-cell>
          <table:table-cell office:value-type="string">
            <text:p>razrez2_zostera_1997</text:p>
          </table:table-cell>
          <table:table-cell office:value-type="string">
            <text:p>razrez2_zostera_1998</text:p>
          </table:table-cell>
          <table:table-cell office:value-type="string">
            <text:p>razrez2_zostera_1999</text:p>
          </table:table-cell>
          <table:table-cell office:value-type="string">
            <text:p>razrez2_zostera_2000</text:p>
          </table:table-cell>
          <table:table-cell office:value-type="string">
            <text:p>razrez2_zostera_2002</text:p>
          </table:table-cell>
          <table:table-cell office:value-type="string">
            <text:p>razrez2_zostera_2004</text:p>
          </table:table-cell>
          <table:table-cell office:value-type="string">
            <text:p>razrez2_low_1992</text:p>
          </table:table-cell>
          <table:table-cell office:value-type="string">
            <text:p>razrez2_low_1993</text:p>
          </table:table-cell>
          <table:table-cell office:value-type="string">
            <text:p>razrez2_low_1994</text:p>
          </table:table-cell>
          <table:table-cell office:value-type="string">
            <text:p>razrez2_low_1995</text:p>
          </table:table-cell>
          <table:table-cell office:value-type="string">
            <text:p>razrez2_low_1996</text:p>
          </table:table-cell>
          <table:table-cell office:value-type="string">
            <text:p>razrez2_low_1997</text:p>
          </table:table-cell>
          <table:table-cell office:value-type="string">
            <text:p>razrez2_low_1998</text:p>
          </table:table-cell>
          <table:table-cell office:value-type="string">
            <text:p>razrez2_low_1999</text:p>
          </table:table-cell>
          <table:table-cell office:value-type="string">
            <text:p>razrez2_low_2000</text:p>
          </table:table-cell>
          <table:table-cell office:value-type="string">
            <text:p>razrez2_low_2002</text:p>
          </table:table-cell>
        </table:table-row>
        <table:table-row table:style-name="ro1">
          <table:table-cell office:value-type="string">
            <text:p>(1,2]</text:p>
          </table:table-cell>
          <table:table-cell office:value-type="float" office:value="7.95755968169761">
            <text:p>7,9575596817</text:p>
          </table:table-cell>
          <table:table-cell office:value-type="float" office:value="26.1755485893417">
            <text:p>26,1755485893</text:p>
          </table:table-cell>
          <table:table-cell office:value-type="float" office:value="33.5608646188851">
            <text:p>33,5608646189</text:p>
          </table:table-cell>
          <table:table-cell office:value-type="float" office:value="49.0952955367913">
            <text:p>49,0952955368</text:p>
          </table:table-cell>
          <table:table-cell office:value-type="float" office:value="23.4883720930233">
            <text:p>23,488372093</text:p>
          </table:table-cell>
          <table:table-cell office:value-type="float" office:value="22.2551928783383">
            <text:p>22,2551928783</text:p>
          </table:table-cell>
          <table:table-cell office:value-type="float" office:value="57.9320113314448">
            <text:p>57,9320113314</text:p>
          </table:table-cell>
          <table:table-cell office:value-type="float" office:value="37.2384937238494">
            <text:p>37,2384937238</text:p>
          </table:table-cell>
          <table:table-cell office:value-type="float" office:value="32.620320855615">
            <text:p>32,6203208556</text:p>
          </table:table-cell>
          <table:table-cell office:value-type="float" office:value="21.1143695014663">
            <text:p>21,1143695015</text:p>
          </table:table-cell>
          <table:table-cell office:value-type="float" office:value="28.021978021978">
            <text:p>28,021978022</text:p>
          </table:table-cell>
          <table:table-cell office:value-type="float" office:value="67.6056338028169">
            <text:p>67,6056338028</text:p>
          </table:table-cell>
          <table:table-cell office:value-type="float" office:value="16.7664670658683">
            <text:p>16,7664670659</text:p>
          </table:table-cell>
          <table:table-cell office:value-type="float" office:value="51.7647058823529">
            <text:p>51,7647058824</text:p>
          </table:table-cell>
          <table:table-cell office:value-type="float" office:value="2.9520295202952">
            <text:p>2,9520295203</text:p>
          </table:table-cell>
          <table:table-cell office:value-type="float" office:value="2.77777777777778">
            <text:p>2,7777777778</text:p>
          </table:table-cell>
          <table:table-cell office:value-type="float" office:value="8.73015873015873">
            <text:p>8,7301587302</text:p>
          </table:table-cell>
          <table:table-cell office:value-type="float" office:value="32.7485380116959">
            <text:p>32,7485380117</text:p>
          </table:table-cell>
          <table:table-cell office:value-type="float" office:value="1.11111111111111">
            <text:p>1,1111111111</text:p>
          </table:table-cell>
          <table:table-cell office:value-type="float" office:value="4.08163265306122">
            <text:p>4,0816326531</text:p>
          </table:table-cell>
          <table:table-cell office:value-type="float" office:value="0">
            <text:p>0</text:p>
          </table:table-cell>
          <table:table-cell office:value-type="float" office:value="2.27272727272727">
            <text:p>2,2727272727</text:p>
          </table:table-cell>
          <table:table-cell office:value-type="float" office:value="41.0596026490066">
            <text:p>41,059602649</text:p>
          </table:table-cell>
          <table:table-cell office:value-type="float" office:value="62.1922626025791">
            <text:p>62,1922626026</text:p>
          </table:table-cell>
          <table:table-cell office:value-type="float" office:value="47.5945017182131">
            <text:p>47,5945017182</text:p>
          </table:table-cell>
          <table:table-cell office:value-type="float" office:value="8.34990059642147">
            <text:p>8,3499005964</text:p>
          </table:table-cell>
          <table:table-cell office:value-type="float" office:value="4.64684014869888">
            <text:p>4,6468401487</text:p>
          </table:table-cell>
          <table:table-cell office:value-type="float" office:value="1.55440414507772">
            <text:p>1,5544041451</text:p>
          </table:table-cell>
          <table:table-cell office:value-type="float" office:value="34.1825902335456">
            <text:p>34,1825902335</text:p>
          </table:table-cell>
          <table:table-cell office:value-type="float" office:value="10.4109589041096">
            <text:p>10,4109589041</text:p>
          </table:table-cell>
          <table:table-cell office:value-type="float" office:value="15.0943396226415">
            <text:p>15,0943396226</text:p>
          </table:table-cell>
          <table:table-cell office:value-type="float" office:value="9.47867298578199">
            <text:p>9,4786729858</text:p>
          </table:table-cell>
          <table:table-cell office:value-type="float" office:value="34.2391304347826">
            <text:p>34,2391304348</text:p>
          </table:table-cell>
          <table:table-cell office:value-type="float" office:value="28.3667621776504">
            <text:p>28,3667621777</text:p>
          </table:table-cell>
          <table:table-cell office:value-type="float" office:value="14.8809523809524">
            <text:p>14,880952381</text:p>
          </table:table-cell>
          <table:table-cell office:value-type="float" office:value="10.9965635738832">
            <text:p>10,9965635739</text:p>
          </table:table-cell>
          <table:table-cell office:value-type="float" office:value="14.8351648351648">
            <text:p>14,8351648352</text:p>
          </table:table-cell>
          <table:table-cell office:value-type="float" office:value="0">
            <text:p>0</text:p>
          </table:table-cell>
          <table:table-cell office:value-type="float" office:value="3.30578512396694">
            <text:p>3,305785124</text:p>
          </table:table-cell>
          <table:table-cell office:value-type="float" office:value="9.87124463519313">
            <text:p>9,8712446352</text:p>
          </table:table-cell>
          <table:table-cell office:value-type="float" office:value="14.7887323943662">
            <text:p>14,7887323944</text:p>
          </table:table-cell>
          <table:table-cell table:number-columns-repeated="2" office:value-type="float" office:value="0">
            <text:p>0</text:p>
          </table:table-cell>
          <table:table-cell office:value-type="float" office:value="45.3333333333333">
            <text:p>45,3333333333</text:p>
          </table:table-cell>
          <table:table-cell office:value-type="float" office:value="32.7974276527331">
            <text:p>32,7974276527</text:p>
          </table:table-cell>
          <table:table-cell office:value-type="float" office:value="4.70383275261324">
            <text:p>4,7038327526</text:p>
          </table:table-cell>
          <table:table-cell office:value-type="float" office:value="7.28900255754476">
            <text:p>7,2890025575</text:p>
          </table:table-cell>
          <table:table-cell office:value-type="float" office:value="5.91304347826087">
            <text:p>5,9130434783</text:p>
          </table:table-cell>
          <table:table-cell office:value-type="float" office:value="24.6246246246246">
            <text:p>24,6246246246</text:p>
          </table:table-cell>
          <table:table-cell office:value-type="float" office:value="37.037037037037">
            <text:p>37,037037037</text:p>
          </table:table-cell>
          <table:table-cell office:value-type="float" office:value="18.6858316221766">
            <text:p>18,6858316222</text:p>
          </table:table-cell>
          <table:table-cell office:value-type="float" office:value="10.738255033557">
            <text:p>10,7382550336</text:p>
          </table:table-cell>
          <table:table-cell office:value-type="float" office:value="56.282722513089">
            <text:p>56,2827225131</text:p>
          </table:table-cell>
          <table:table-cell office:value-type="float" office:value="32.2772277227723">
            <text:p>32,2772277228</text:p>
          </table:table-cell>
          <table:table-cell office:value-type="float" office:value="30.8243727598566">
            <text:p>30,8243727599</text:p>
          </table:table-cell>
          <table:table-cell office:value-type="float" office:value="19.2868719611021">
            <text:p>19,2868719611</text:p>
          </table:table-cell>
          <table:table-cell office:value-type="float" office:value="10.183299389002">
            <text:p>10,183299389</text:p>
          </table:table-cell>
          <table:table-cell office:value-type="float" office:value="12.8205128205128">
            <text:p>12,8205128205</text:p>
          </table:table-cell>
          <table:table-cell table:number-columns-repeated="2" office:value-type="float" office:value="0">
            <text:p>0</text:p>
          </table:table-cell>
          <table:table-cell office:value-type="float" office:value="9.01639344262295">
            <text:p>9,0163934426</text:p>
          </table:table-cell>
          <table:table-cell office:value-type="float" office:value="4.76190476190476">
            <text:p>4,7619047619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office:value-type="float" office:value="21.505376344086">
            <text:p>21,5053763441</text:p>
          </table:table-cell>
          <table:table-cell office:value-type="float" office:value="56.0126582278481">
            <text:p>56,0126582278</text:p>
          </table:table-cell>
          <table:table-cell office:value-type="float" office:value="42.7868852459016">
            <text:p>42,7868852459</text:p>
          </table:table-cell>
          <table:table-cell office:value-type="float" office:value="18.4818481848185">
            <text:p>18,4818481848</text:p>
          </table:table-cell>
          <table:table-cell office:value-type="float" office:value="16.8067226890756">
            <text:p>16,8067226891</text:p>
          </table:table-cell>
          <table:table-cell office:value-type="float" office:value="24.6445497630332">
            <text:p>24,644549763</text:p>
          </table:table-cell>
          <table:table-cell office:value-type="float" office:value="47.3282442748092">
            <text:p>47,3282442748</text:p>
          </table:table-cell>
          <table:table-cell office:value-type="float" office:value="29.7385620915033">
            <text:p>29,7385620915</text:p>
          </table:table-cell>
          <table:table-cell office:value-type="float" office:value="39.0909090909091">
            <text:p>39,0909090909</text:p>
          </table:table-cell>
          <table:table-cell office:value-type="float" office:value="57.7319587628866">
            <text:p>57,7319587629</text:p>
          </table:table-cell>
          <table:table-cell office:value-type="float" office:value="38.1818181818182">
            <text:p>38,1818181818</text:p>
          </table:table-cell>
          <table:table-cell office:value-type="float" office:value="41.9354838709677">
            <text:p>41,935483871</text:p>
          </table:table-cell>
          <table:table-cell office:value-type="float" office:value="6.66666666666667">
            <text:p>6,6666666667</text:p>
          </table:table-cell>
          <table:table-cell office:value-type="float" office:value="7.5">
            <text:p>7,5</text:p>
          </table:table-cell>
          <table:table-cell office:value-type="float" office:value="23.8888888888889">
            <text:p>23,8888888889</text:p>
          </table:table-cell>
          <table:table-cell office:value-type="float" office:value="1.85185185185185">
            <text:p>1,8518518519</text:p>
          </table:table-cell>
          <table:table-cell office:value-type="float" office:value="5.55555555555556">
            <text:p>5,5555555556</text:p>
          </table:table-cell>
          <table:table-cell office:value-type="float" office:value="23.5294117647059">
            <text:p>23,5294117647</text:p>
          </table:table-cell>
          <table:table-cell office:value-type="float" office:value="1.40845070422535">
            <text:p>1,4084507042</text:p>
          </table:table-cell>
          <table:table-cell office:value-type="float" office:value="9.02777777777778">
            <text:p>9,0277777778</text:p>
          </table:table-cell>
          <table:table-cell office:value-type="float" office:value="5.17241379310345">
            <text:p>5,1724137931</text:p>
          </table:table-cell>
          <table:table-cell office:value-type="float" office:value="24.1666666666667">
            <text:p>24,1666666667</text:p>
          </table:table-cell>
          <table:table-cell office:value-type="float" office:value="78.7048567870486">
            <text:p>78,704856787</text:p>
          </table:table-cell>
          <table:table-cell office:value-type="float" office:value="37.7083333333333">
            <text:p>37,7083333333</text:p>
          </table:table-cell>
          <table:table-cell office:value-type="float" office:value="10.4815864022663">
            <text:p>10,4815864023</text:p>
          </table:table-cell>
          <table:table-cell office:value-type="float" office:value="21.8181818181818">
            <text:p>21,8181818182</text:p>
          </table:table-cell>
          <table:table-cell office:value-type="float" office:value="18.957345971564">
            <text:p>18,9573459716</text:p>
          </table:table-cell>
          <table:table-cell office:value-type="float" office:value="32.9411764705882">
            <text:p>32,9411764706</text:p>
          </table:table-cell>
          <table:table-cell office:value-type="float" office:value="31.0043668122271">
            <text:p>31,0043668122</text:p>
          </table:table-cell>
          <table:table-cell office:value-type="float" office:value="49.738219895288">
            <text:p>49,7382198953</text:p>
          </table:table-cell>
          <table:table-cell office:value-type="float" office:value="66.8341708542714">
            <text:p>66,8341708543</text:p>
          </table:table-cell>
          <table:table-cell office:value-type="float" office:value="40.1459854014599">
            <text:p>40,1459854015</text:p>
          </table:table-cell>
          <table:table-cell office:value-type="float" office:value="22.65625">
            <text:p>22,65625</text:p>
          </table:table-cell>
          <table:table-cell office:value-type="float" office:value="7.2463768115942">
            <text:p>7,2463768116</text:p>
          </table:table-cell>
          <table:table-cell office:value-type="float" office:value="18.1818181818182">
            <text:p>18,1818181818</text:p>
          </table:table-cell>
          <table:table-cell office:value-type="float" office:value="21.2290502793296">
            <text:p>21,2290502793</text:p>
          </table:table-cell>
          <table:table-cell office:value-type="float" office:value="0">
            <text:p>0</text:p>
          </table:table-cell>
          <table:table-cell office:value-type="float" office:value="17.8082191780822">
            <text:p>17,8082191781</text:p>
          </table:table-cell>
          <table:table-cell office:value-type="float" office:value="7.14285714285714">
            <text:p>7,1428571429</text:p>
          </table:table-cell>
          <table:table-cell office:value-type="float" office:value="21.7142857142857">
            <text:p>21,7142857143</text:p>
          </table:table-cell>
          <table:table-cell office:value-type="float" office:value="0">
            <text:p>0</text:p>
          </table:table-cell>
          <table:table-cell office:value-type="float" office:value="5.55555555555556">
            <text:p>5,5555555556</text:p>
          </table:table-cell>
          <table:table-cell office:value-type="float" office:value="28.448275862069">
            <text:p>28,4482758621</text:p>
          </table:table-cell>
          <table:table-cell office:value-type="float" office:value="48.8207547169811">
            <text:p>48,820754717</text:p>
          </table:table-cell>
          <table:table-cell office:value-type="float" office:value="17.037037037037">
            <text:p>17,037037037</text:p>
          </table:table-cell>
          <table:table-cell office:value-type="float" office:value="8.48214285714286">
            <text:p>8,4821428571</text:p>
          </table:table-cell>
          <table:table-cell office:value-type="float" office:value="17.8082191780822">
            <text:p>17,8082191781</text:p>
          </table:table-cell>
          <table:table-cell office:value-type="float" office:value="30.6273062730627">
            <text:p>30,6273062731</text:p>
          </table:table-cell>
          <table:table-cell office:value-type="float" office:value="4.80769230769231">
            <text:p>4,8076923077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office:value-type="float" office:value="16.6666666666667">
            <text:p>16,6666666667</text:p>
          </table:table-cell>
          <table:table-cell office:value-type="float" office:value="22.3300970873786">
            <text:p>22,3300970874</text:p>
          </table:table-cell>
          <table:table-cell office:value-type="float" office:value="30.379746835443">
            <text:p>30,3797468354</text:p>
          </table:table-cell>
          <table:table-cell office:value-type="float" office:value="3.7593984962406">
            <text:p>3,7593984962</text:p>
          </table:table-cell>
          <table:table-cell office:value-type="float" office:value="34.5911949685535">
            <text:p>34,5911949686</text:p>
          </table:table-cell>
          <table:table-cell office:value-type="float" office:value="10.5263157894737">
            <text:p>10,5263157895</text:p>
          </table:table-cell>
          <table:table-cell table:number-columns-repeated="2" office:value-type="float" office:value="0">
            <text:p>0</text:p>
          </table:table-cell>
          <table:table-cell office:value-type="float" office:value="2.56410256410256">
            <text:p>2,5641025641</text:p>
          </table:table-cell>
          <table:table-cell office:value-type="float" office:value="30.9090909090909">
            <text:p>30,9090909091</text:p>
          </table:table-cell>
          <table:table-cell office:value-type="float" office:value="7.14285714285714">
            <text:p>7,1428571429</text:p>
          </table:table-cell>
          <table:table-cell office:value-type="float" office:value="23.6842105263158">
            <text:p>23,6842105263</text:p>
          </table:table-cell>
          <table:table-cell office:value-type="float" office:value="41.0714285714286">
            <text:p>41,0714285714</text:p>
          </table:table-cell>
          <table:table-cell office:value-type="float" office:value="56.4245810055866">
            <text:p>56,4245810056</text:p>
          </table:table-cell>
          <table:table-cell office:value-type="float" office:value="2.77777777777778">
            <text:p>2,7777777778</text:p>
          </table:table-cell>
          <table:table-cell office:value-type="float" office:value="4.76190476190476">
            <text:p>4,7619047619</text:p>
          </table:table-cell>
          <table:table-cell office:value-type="float" office:value="5.37634408602151">
            <text:p>5,376344086</text:p>
          </table:table-cell>
          <table:table-cell office:value-type="float" office:value="5.84415584415584">
            <text:p>5,8441558442</text:p>
          </table:table-cell>
          <table:table-cell office:value-type="float" office:value="8.44155844155844">
            <text:p>8,4415584416</text:p>
          </table:table-cell>
          <table:table-cell office:value-type="float" office:value="1.20481927710843">
            <text:p>1,2048192771</text:p>
          </table:table-cell>
          <table:table-cell office:value-type="float" office:value="1.31578947368421">
            <text:p>1,3157894737</text:p>
          </table:table-cell>
          <table:table-cell office:value-type="float" office:value="4.54545454545455">
            <text:p>4,5454545455</text:p>
          </table:table-cell>
          <table:table-cell office:value-type="float" office:value="20.2702702702703">
            <text:p>20,2702702703</text:p>
          </table:table-cell>
          <table:table-cell office:value-type="float" office:value="10.6382978723404">
            <text:p>10,6382978723</text:p>
          </table:table-cell>
          <table:table-cell office:value-type="float" office:value="10.5263157894737">
            <text:p>10,5263157895</text:p>
          </table:table-cell>
          <table:table-cell office:value-type="float" office:value="30">
            <text:p>30</text:p>
          </table:table-cell>
          <table:table-cell office:value-type="float" office:value="2.38095238095238">
            <text:p>2,380952381</text:p>
          </table:table-cell>
          <table:table-cell table:number-columns-repeated="2" office:value-type="float" office:value="0">
            <text:p>0</text:p>
          </table:table-cell>
          <table:table-cell office:value-type="float" office:value="2.5974025974026">
            <text:p>2,5974025974</text:p>
          </table:table-cell>
          <table:table-cell office:value-type="float" office:value="9.09090909090909">
            <text:p>9,0909090909</text:p>
          </table:table-cell>
          <table:table-cell office:value-type="float" office:value="4.3010752688172">
            <text:p>4,3010752688</text:p>
          </table:table-cell>
          <table:table-cell office:value-type="float" office:value="8.06451612903226">
            <text:p>8,064516129</text:p>
          </table:table-cell>
          <table:table-cell office:value-type="float" office:value="44.3661971830986">
            <text:p>44,3661971831</text:p>
          </table:table-cell>
          <table:table-cell office:value-type="float" office:value="83.0110497237569">
            <text:p>83,0110497238</text:p>
          </table:table-cell>
          <table:table-cell office:value-type="float" office:value="9.09090909090909">
            <text:p>9,0909090909</text:p>
          </table:table-cell>
          <table:table-cell office:value-type="float" office:value="12.5">
            <text:p>12,5</text:p>
          </table:table-cell>
          <table:table-cell office:value-type="float" office:value="54.2857142857143">
            <text:p>54,2857142857</text:p>
          </table:table-cell>
          <table:table-cell office:value-type="float" office:value="0">
            <text:p>0</text:p>
          </table:table-cell>
          <table:table-cell office:value-type="float" office:value="3.57142857142857">
            <text:p>3,5714285714</text:p>
          </table:table-cell>
          <table:table-cell office:value-type="float" office:value="8.7248322147651">
            <text:p>8,7248322148</text:p>
          </table:table-cell>
          <table:table-cell office:value-type="float" office:value="20.6349206349206">
            <text:p>20,6349206349</text:p>
          </table:table-cell>
          <table:table-cell office:value-type="float" office:value="1.2987012987013">
            <text:p>1,2987012987</text:p>
          </table:table-cell>
          <table:table-cell office:value-type="float" office:value="13.1944444444444">
            <text:p>13,1944444444</text:p>
          </table:table-cell>
          <table:table-cell office:value-type="float" office:value="42.1818181818182">
            <text:p>42,1818181818</text:p>
          </table:table-cell>
          <table:table-cell office:value-type="float" office:value="61.8741976893453">
            <text:p>61,8741976893</text:p>
          </table:table-cell>
          <table:table-cell office:value-type="float" office:value="32.0652173913043">
            <text:p>32,0652173913</text:p>
          </table:table-cell>
          <table:table-cell office:value-type="float" office:value="32.6153846153846">
            <text:p>32,6153846154</text:p>
          </table:table-cell>
          <table:table-cell office:value-type="float" office:value="29.3689320388349">
            <text:p>29,3689320388</text:p>
          </table:table-cell>
          <table:table-cell table:number-columns-repeated="2" office:value-type="float" office:value="0">
            <text:p>0</text:p>
          </table:table-cell>
          <table:table-cell office:value-type="float" office:value="6.5359477124183">
            <text:p>6,5359477124</text:p>
          </table:table-cell>
          <table:table-cell office:value-type="float" office:value="18.1818181818182">
            <text:p>18,1818181818</text:p>
          </table:table-cell>
          <table:table-cell office:value-type="float" office:value="2.32558139534884">
            <text:p>2,3255813953</text:p>
          </table:table-cell>
          <table:table-cell office:value-type="float" office:value="14.5299145299145">
            <text:p>14,5299145299</text:p>
          </table:table-cell>
          <table:table-cell office:value-type="float" office:value="62.6237623762376">
            <text:p>62,6237623762</text:p>
          </table:table-cell>
          <table:table-cell office:value-type="float" office:value="49.4802494802495">
            <text:p>49,4802494802</text:p>
          </table:table-cell>
          <table:table-cell office:value-type="float" office:value="35.3629976580796">
            <text:p>35,3629976581</text:p>
          </table:table-cell>
          <table:table-cell office:value-type="float" office:value="19.8198198198198">
            <text:p>19,8198198198</text:p>
          </table:table-cell>
          <table:table-cell office:value-type="float" office:value="29.3729372937294">
            <text:p>29,3729372937</text:p>
          </table:table-cell>
          <table:table-cell office:value-type="float" office:value="1.78571428571429">
            <text:p>1,7857142857</text:p>
          </table:table-cell>
          <table:table-cell office:value-type="float" office:value="8.47457627118644">
            <text:p>8,4745762712</text:p>
          </table:table-cell>
          <table:table-cell office:value-type="float" office:value="4.3010752688172">
            <text:p>4,3010752688</text:p>
          </table:table-cell>
          <table:table-cell office:value-type="float" office:value="11.6788321167883">
            <text:p>11,6788321168</text:p>
          </table:table-cell>
          <table:table-cell office:value-type="float" office:value="3.44827586206897">
            <text:p>3,4482758621</text:p>
          </table:table-cell>
          <table:table-cell office:value-type="float" office:value="11.9318181818182">
            <text:p>11,9318181818</text:p>
          </table:table-cell>
          <table:table-cell office:value-type="float" office:value="27.4111675126904">
            <text:p>27,4111675127</text:p>
          </table:table-cell>
          <table:table-cell office:value-type="float" office:value="57.2164948453608">
            <text:p>57,2164948454</text:p>
          </table:table-cell>
          <table:table-cell office:value-type="float" office:value="31.9702602230483">
            <text:p>31,970260223</text:p>
          </table:table-cell>
          <table:table-cell office:value-type="float" office:value="27.7777777777778">
            <text:p>27,7777777778</text:p>
          </table:table-cell>
        </table:table-row>
        <table:table-row table:style-name="ro1">
          <table:table-cell office:value-type="string">
            <text:p>(2,3]</text:p>
          </table:table-cell>
          <table:table-cell office:value-type="float" office:value="19.0981432360743">
            <text:p>19,0981432361</text:p>
          </table:table-cell>
          <table:table-cell office:value-type="float" office:value="18.025078369906">
            <text:p>18,0250783699</text:p>
          </table:table-cell>
          <table:table-cell office:value-type="float" office:value="36.8600682593857">
            <text:p>36,8600682594</text:p>
          </table:table-cell>
          <table:table-cell office:value-type="float" office:value="22.4366706875754">
            <text:p>22,4366706876</text:p>
          </table:table-cell>
          <table:table-cell office:value-type="float" office:value="28.6046511627907">
            <text:p>28,6046511628</text:p>
          </table:table-cell>
          <table:table-cell office:value-type="float" office:value="30.5637982195846">
            <text:p>30,5637982196</text:p>
          </table:table-cell>
          <table:table-cell office:value-type="float" office:value="12.8895184135977">
            <text:p>12,8895184136</text:p>
          </table:table-cell>
          <table:table-cell office:value-type="float" office:value="19.8744769874477">
            <text:p>19,8744769874</text:p>
          </table:table-cell>
          <table:table-cell office:value-type="float" office:value="12.8342245989305">
            <text:p>12,8342245989</text:p>
          </table:table-cell>
          <table:table-cell office:value-type="float" office:value="16.4222873900293">
            <text:p>16,42228739</text:p>
          </table:table-cell>
          <table:table-cell office:value-type="float" office:value="10.989010989011">
            <text:p>10,989010989</text:p>
          </table:table-cell>
          <table:table-cell office:value-type="float" office:value="14.0845070422535">
            <text:p>14,0845070423</text:p>
          </table:table-cell>
          <table:table-cell office:value-type="float" office:value="42.5149700598802">
            <text:p>42,5149700599</text:p>
          </table:table-cell>
          <table:table-cell office:value-type="float" office:value="27.843137254902">
            <text:p>27,8431372549</text:p>
          </table:table-cell>
          <table:table-cell office:value-type="float" office:value="14.760147601476">
            <text:p>14,7601476015</text:p>
          </table:table-cell>
          <table:table-cell office:value-type="float" office:value="11.6666666666667">
            <text:p>11,6666666667</text:p>
          </table:table-cell>
          <table:table-cell office:value-type="float" office:value="36.5079365079365">
            <text:p>36,5079365079</text:p>
          </table:table-cell>
          <table:table-cell office:value-type="float" office:value="25.7309941520468">
            <text:p>25,730994152</text:p>
          </table:table-cell>
          <table:table-cell office:value-type="float" office:value="25.5555555555556">
            <text:p>25,5555555556</text:p>
          </table:table-cell>
          <table:table-cell office:value-type="float" office:value="6.12244897959184">
            <text:p>6,1224489796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5.96026490066225">
            <text:p>5,9602649007</text:p>
          </table:table-cell>
          <table:table-cell office:value-type="float" office:value="8.44079718640094">
            <text:p>8,4407971864</text:p>
          </table:table-cell>
          <table:table-cell office:value-type="float" office:value="22.5085910652921">
            <text:p>22,5085910653</text:p>
          </table:table-cell>
          <table:table-cell office:value-type="float" office:value="17.6938369781312">
            <text:p>17,6938369781</text:p>
          </table:table-cell>
          <table:table-cell office:value-type="float" office:value="7.0631970260223">
            <text:p>7,063197026</text:p>
          </table:table-cell>
          <table:table-cell office:value-type="float" office:value="3.10880829015544">
            <text:p>3,1088082902</text:p>
          </table:table-cell>
          <table:table-cell office:value-type="float" office:value="3.39702760084926">
            <text:p>3,3970276008</text:p>
          </table:table-cell>
          <table:table-cell office:value-type="float" office:value="4.10958904109589">
            <text:p>4,1095890411</text:p>
          </table:table-cell>
          <table:table-cell office:value-type="float" office:value="2.51572327044025">
            <text:p>2,5157232704</text:p>
          </table:table-cell>
          <table:table-cell office:value-type="float" office:value="1.4218009478673">
            <text:p>1,4218009479</text:p>
          </table:table-cell>
          <table:table-cell office:value-type="float" office:value="8.96739130434783">
            <text:p>8,9673913043</text:p>
          </table:table-cell>
          <table:table-cell office:value-type="float" office:value="15.4727793696275">
            <text:p>15,4727793696</text:p>
          </table:table-cell>
          <table:table-cell office:value-type="float" office:value="10.1190476190476">
            <text:p>10,119047619</text:p>
          </table:table-cell>
          <table:table-cell office:value-type="float" office:value="6.87285223367698">
            <text:p>6,8728522337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20.6611570247934">
            <text:p>20,6611570248</text:p>
          </table:table-cell>
          <table:table-cell office:value-type="float" office:value="11.1587982832618">
            <text:p>11,1587982833</text:p>
          </table:table-cell>
          <table:table-cell office:value-type="float" office:value="8.45070422535211">
            <text:p>8,4507042254</text:p>
          </table:table-cell>
          <table:table-cell office:value-type="float" office:value="10.8910891089109">
            <text:p>10,8910891089</text:p>
          </table:table-cell>
          <table:table-cell office:value-type="float" office:value="0">
            <text:p>0</text:p>
          </table:table-cell>
          <table:table-cell office:value-type="float" office:value="25.3333333333333">
            <text:p>25,3333333333</text:p>
          </table:table-cell>
          <table:table-cell office:value-type="float" office:value="50.9646302250804">
            <text:p>50,9646302251</text:p>
          </table:table-cell>
          <table:table-cell office:value-type="float" office:value="11.8466898954704">
            <text:p>11,8466898955</text:p>
          </table:table-cell>
          <table:table-cell office:value-type="float" office:value="5.37084398976982">
            <text:p>5,3708439898</text:p>
          </table:table-cell>
          <table:table-cell office:value-type="float" office:value="3.47826086956522">
            <text:p>3,4782608696</text:p>
          </table:table-cell>
          <table:table-cell office:value-type="float" office:value="1.5015015015015">
            <text:p>1,5015015015</text:p>
          </table:table-cell>
          <table:table-cell office:value-type="float" office:value="11.4114114114114">
            <text:p>11,4114114114</text:p>
          </table:table-cell>
          <table:table-cell office:value-type="float" office:value="10.4722792607803">
            <text:p>10,4722792608</text:p>
          </table:table-cell>
          <table:table-cell office:value-type="float" office:value="6.3758389261745">
            <text:p>6,3758389262</text:p>
          </table:table-cell>
          <table:table-cell office:value-type="float" office:value="5.75916230366492">
            <text:p>5,7591623037</text:p>
          </table:table-cell>
          <table:table-cell office:value-type="float" office:value="11.0891089108911">
            <text:p>11,0891089109</text:p>
          </table:table-cell>
          <table:table-cell office:value-type="float" office:value="16.1290322580645">
            <text:p>16,1290322581</text:p>
          </table:table-cell>
          <table:table-cell office:value-type="float" office:value="16.5316045380875">
            <text:p>16,5316045381</text:p>
          </table:table-cell>
          <table:table-cell office:value-type="float" office:value="3.66598778004073">
            <text:p>3,66598778</text:p>
          </table:table-cell>
          <table:table-cell office:value-type="float" office:value="3.13390313390313">
            <text:p>3,1339031339</text:p>
          </table:table-cell>
          <table:table-cell office:value-type="float" office:value="0">
            <text:p>0</text:p>
          </table:table-cell>
          <table:table-cell office:value-type="float" office:value="18.6046511627907">
            <text:p>18,6046511628</text:p>
          </table:table-cell>
          <table:table-cell office:value-type="float" office:value="31.9672131147541">
            <text:p>31,9672131148</text:p>
          </table:table-cell>
          <table:table-cell office:value-type="float" office:value="0">
            <text:p>0</text:p>
          </table:table-cell>
          <table:table-cell office:value-type="float" office:value="15.3846153846154">
            <text:p>15,3846153846</text:p>
          </table:table-cell>
          <table:table-cell office:value-type="float" office:value="0">
            <text:p>0</text:p>
          </table:table-cell>
          <table:table-cell office:value-type="float" office:value="50.5376344086022">
            <text:p>50,5376344086</text:p>
          </table:table-cell>
          <table:table-cell office:value-type="float" office:value="21.2025316455696">
            <text:p>21,2025316456</text:p>
          </table:table-cell>
          <table:table-cell office:value-type="float" office:value="18.5245901639344">
            <text:p>18,5245901639</text:p>
          </table:table-cell>
          <table:table-cell office:value-type="float" office:value="19.8019801980198">
            <text:p>19,801980198</text:p>
          </table:table-cell>
          <table:table-cell office:value-type="float" office:value="15.9663865546218">
            <text:p>15,9663865546</text:p>
          </table:table-cell>
          <table:table-cell office:value-type="float" office:value="4.739336492891">
            <text:p>4,7393364929</text:p>
          </table:table-cell>
          <table:table-cell office:value-type="float" office:value="12.5954198473282">
            <text:p>12,5954198473</text:p>
          </table:table-cell>
          <table:table-cell office:value-type="float" office:value="11.437908496732">
            <text:p>11,4379084967</text:p>
          </table:table-cell>
          <table:table-cell office:value-type="float" office:value="5.90909090909091">
            <text:p>5,9090909091</text:p>
          </table:table-cell>
          <table:table-cell office:value-type="float" office:value="4.12371134020619">
            <text:p>4,1237113402</text:p>
          </table:table-cell>
          <table:table-cell office:value-type="float" office:value="5.45454545454545">
            <text:p>5,4545454545</text:p>
          </table:table-cell>
          <table:table-cell table:number-columns-repeated="2" office:value-type="float" office:value="16.6666666666667">
            <text:p>16,6666666667</text:p>
          </table:table-cell>
          <table:table-cell office:value-type="float" office:value="22.5">
            <text:p>22,5</text:p>
          </table:table-cell>
          <table:table-cell office:value-type="float" office:value="16.6666666666667">
            <text:p>16,6666666667</text:p>
          </table:table-cell>
          <table:table-cell office:value-type="float" office:value="3.7037037037037">
            <text:p>3,7037037037</text:p>
          </table:table-cell>
          <table:table-cell office:value-type="float" office:value="30.5555555555556">
            <text:p>30,5555555556</text:p>
          </table:table-cell>
          <table:table-cell office:value-type="float" office:value="5.14705882352941">
            <text:p>5,1470588235</text:p>
          </table:table-cell>
          <table:table-cell office:value-type="float" office:value="1.40845070422535">
            <text:p>1,4084507042</text:p>
          </table:table-cell>
          <table:table-cell office:value-type="float" office:value="10.4166666666667">
            <text:p>10,4166666667</text:p>
          </table:table-cell>
          <table:table-cell office:value-type="float" office:value="1.72413793103448">
            <text:p>1,724137931</text:p>
          </table:table-cell>
          <table:table-cell office:value-type="float" office:value="52.9166666666667">
            <text:p>52,9166666667</text:p>
          </table:table-cell>
          <table:table-cell office:value-type="float" office:value="11.4570361145704">
            <text:p>11,4570361146</text:p>
          </table:table-cell>
          <table:table-cell office:value-type="float" office:value="24.375">
            <text:p>24,375</text:p>
          </table:table-cell>
          <table:table-cell office:value-type="float" office:value="15.2974504249292">
            <text:p>15,2974504249</text:p>
          </table:table-cell>
          <table:table-cell office:value-type="float" office:value="7.27272727272727">
            <text:p>7,2727272727</text:p>
          </table:table-cell>
          <table:table-cell office:value-type="float" office:value="1.4218009478673">
            <text:p>1,4218009479</text:p>
          </table:table-cell>
          <table:table-cell office:value-type="float" office:value="2.94117647058824">
            <text:p>2,9411764706</text:p>
          </table:table-cell>
          <table:table-cell office:value-type="float" office:value="4.36681222707424">
            <text:p>4,3668122271</text:p>
          </table:table-cell>
          <table:table-cell office:value-type="float" office:value="3.66492146596859">
            <text:p>3,664921466</text:p>
          </table:table-cell>
          <table:table-cell office:value-type="float" office:value="3.01507537688442">
            <text:p>3,0150753769</text:p>
          </table:table-cell>
          <table:table-cell office:value-type="float" office:value="22.992700729927">
            <text:p>22,9927007299</text:p>
          </table:table-cell>
          <table:table-cell office:value-type="float" office:value="11.71875">
            <text:p>11,71875</text:p>
          </table:table-cell>
          <table:table-cell office:value-type="float" office:value="8.69565217391304">
            <text:p>8,6956521739</text:p>
          </table:table-cell>
          <table:table-cell office:value-type="float" office:value="19.0082644628099">
            <text:p>19,0082644628</text:p>
          </table:table-cell>
          <table:table-cell office:value-type="float" office:value="14.5251396648045">
            <text:p>14,5251396648</text:p>
          </table:table-cell>
          <table:table-cell office:value-type="float" office:value="10">
            <text:p>10</text:p>
          </table:table-cell>
          <table:table-cell office:value-type="float" office:value="31.5068493150685">
            <text:p>31,5068493151</text:p>
          </table:table-cell>
          <table:table-cell office:value-type="float" office:value="9.34065934065934">
            <text:p>9,3406593407</text:p>
          </table:table-cell>
          <table:table-cell office:value-type="float" office:value="16.5714285714286">
            <text:p>16,5714285714</text:p>
          </table:table-cell>
          <table:table-cell office:value-type="float" office:value="4.25531914893617">
            <text:p>4,2553191489</text:p>
          </table:table-cell>
          <table:table-cell office:value-type="float" office:value="0">
            <text:p>0</text:p>
          </table:table-cell>
          <table:table-cell office:value-type="float" office:value="59.051724137931">
            <text:p>59,0517241379</text:p>
          </table:table-cell>
          <table:table-cell office:value-type="float" office:value="25">
            <text:p>25</text:p>
          </table:table-cell>
          <table:table-cell office:value-type="float" office:value="18.5185185185185">
            <text:p>18,5185185185</text:p>
          </table:table-cell>
          <table:table-cell office:value-type="float" office:value="17.4107142857143">
            <text:p>17,4107142857</text:p>
          </table:table-cell>
          <table:table-cell office:value-type="float" office:value="9.58904109589041">
            <text:p>9,5890410959</text:p>
          </table:table-cell>
          <table:table-cell office:value-type="float" office:value="9.96309963099631">
            <text:p>9,963099631</text:p>
          </table:table-cell>
          <table:table-cell office:value-type="float" office:value="10.5769230769231">
            <text:p>10,5769230769</text:p>
          </table:table-cell>
          <table:table-cell office:value-type="float" office:value="0.740740740740741">
            <text:p>0,7407407407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,6666666667</text:p>
          </table:table-cell>
          <table:table-cell office:value-type="float" office:value="26.2135922330097">
            <text:p>26,213592233</text:p>
          </table:table-cell>
          <table:table-cell office:value-type="float" office:value="10.126582278481">
            <text:p>10,1265822785</text:p>
          </table:table-cell>
          <table:table-cell office:value-type="float" office:value="8.27067669172932">
            <text:p>8,2706766917</text:p>
          </table:table-cell>
          <table:table-cell office:value-type="float" office:value="9.43396226415094">
            <text:p>9,4339622642</text:p>
          </table:table-cell>
          <table:table-cell office:value-type="float" office:value="3.94736842105263">
            <text:p>3,9473684211</text:p>
          </table:table-cell>
          <table:table-cell office:value-type="float" office:value="0">
            <text:p>0</text:p>
          </table:table-cell>
          <table:table-cell office:value-type="float" office:value="6.89655172413793">
            <text:p>6,8965517241</text:p>
          </table:table-cell>
          <table:table-cell office:value-type="float" office:value="10.2564102564103">
            <text:p>10,2564102564</text:p>
          </table:table-cell>
          <table:table-cell office:value-type="float" office:value="12.7272727272727">
            <text:p>12,7272727273</text:p>
          </table:table-cell>
          <table:table-cell office:value-type="float" office:value="0">
            <text:p>0</text:p>
          </table:table-cell>
          <table:table-cell office:value-type="float" office:value="2.63157894736842">
            <text:p>2,6315789474</text:p>
          </table:table-cell>
          <table:table-cell office:value-type="float" office:value="33.9285714285714">
            <text:p>33,9285714286</text:p>
          </table:table-cell>
          <table:table-cell office:value-type="float" office:value="10.0558659217877">
            <text:p>10,0558659218</text:p>
          </table:table-cell>
          <table:table-cell office:value-type="float" office:value="11.1111111111111">
            <text:p>11,1111111111</text:p>
          </table:table-cell>
          <table:table-cell office:value-type="float" office:value="8.33333333333333">
            <text:p>8,3333333333</text:p>
          </table:table-cell>
          <table:table-cell office:value-type="float" office:value="9.67741935483871">
            <text:p>9,6774193548</text:p>
          </table:table-cell>
          <table:table-cell office:value-type="float" office:value="1.2987012987013">
            <text:p>1,2987012987</text:p>
          </table:table-cell>
          <table:table-cell office:value-type="float" office:value="1.94805194805195">
            <text:p>1,9480519481</text:p>
          </table:table-cell>
          <table:table-cell office:value-type="float" office:value="2.40963855421687">
            <text:p>2,4096385542</text:p>
          </table:table-cell>
          <table:table-cell office:value-type="float" office:value="3.94736842105263">
            <text:p>3,9473684211</text:p>
          </table:table-cell>
          <table:table-cell office:value-type="float" office:value="4.54545454545455">
            <text:p>4,5454545455</text:p>
          </table:table-cell>
          <table:table-cell office:value-type="float" office:value="16.2162162162162">
            <text:p>16,2162162162</text:p>
          </table:table-cell>
          <table:table-cell office:value-type="float" office:value="4.25531914893617">
            <text:p>4,2553191489</text:p>
          </table:table-cell>
          <table:table-cell office:value-type="float" office:value="29.8245614035088">
            <text:p>29,8245614035</text:p>
          </table:table-cell>
          <table:table-cell office:value-type="float" office:value="9.09090909090909">
            <text:p>9,0909090909</text:p>
          </table:table-cell>
          <table:table-cell office:value-type="float" office:value="4.76190476190476">
            <text:p>4,7619047619</text:p>
          </table:table-cell>
          <table:table-cell office:value-type="float" office:value="0">
            <text:p>0</text:p>
          </table:table-cell>
          <table:table-cell office:value-type="float" office:value="10.9090909090909">
            <text:p>10,9090909091</text:p>
          </table:table-cell>
          <table:table-cell office:value-type="float" office:value="18.1818181818182">
            <text:p>18,1818181818</text:p>
          </table:table-cell>
          <table:table-cell office:value-type="float" office:value="14.8760330578512">
            <text:p>14,8760330579</text:p>
          </table:table-cell>
          <table:table-cell office:value-type="float" office:value="6.45161290322581">
            <text:p>6,4516129032</text:p>
          </table:table-cell>
          <table:table-cell office:value-type="float" office:value="16.1290322580645">
            <text:p>16,1290322581</text:p>
          </table:table-cell>
          <table:table-cell office:value-type="float" office:value="30.2816901408451">
            <text:p>30,2816901408</text:p>
          </table:table-cell>
          <table:table-cell office:value-type="float" office:value="11.1878453038674">
            <text:p>11,1878453039</text:p>
          </table:table-cell>
          <table:table-cell office:value-type="float" office:value="17.6136363636364">
            <text:p>17,6136363636</text:p>
          </table:table-cell>
          <table:table-cell office:value-type="float" office:value="1.47058823529412">
            <text:p>1,4705882353</text:p>
          </table:table-cell>
          <table:table-cell office:value-type="float" office:value="12.8571428571429">
            <text:p>12,8571428571</text:p>
          </table:table-cell>
          <table:table-cell office:value-type="float" office:value="0">
            <text:p>0</text:p>
          </table:table-cell>
          <table:table-cell office:value-type="float" office:value="16.0714285714286">
            <text:p>16,0714285714</text:p>
          </table:table-cell>
          <table:table-cell office:value-type="float" office:value="14.0939597315436">
            <text:p>14,0939597315</text:p>
          </table:table-cell>
          <table:table-cell office:value-type="float" office:value="3.7037037037037">
            <text:p>3,7037037037</text:p>
          </table:table-cell>
          <table:table-cell office:value-type="float" office:value="3.8961038961039">
            <text:p>3,8961038961</text:p>
          </table:table-cell>
          <table:table-cell office:value-type="float" office:value="11.8055555555556">
            <text:p>11,8055555556</text:p>
          </table:table-cell>
          <table:table-cell office:value-type="float" office:value="26.5454545454545">
            <text:p>26,5454545455</text:p>
          </table:table-cell>
          <table:table-cell office:value-type="float" office:value="10.9114249037227">
            <text:p>10,9114249037</text:p>
          </table:table-cell>
          <table:table-cell office:value-type="float" office:value="22.8260869565217">
            <text:p>22,8260869565</text:p>
          </table:table-cell>
          <table:table-cell office:value-type="float" office:value="6.46153846153846">
            <text:p>6,4615384615</text:p>
          </table:table-cell>
          <table:table-cell office:value-type="float" office:value="6.31067961165049">
            <text:p>6,3106796117</text:p>
          </table:table-cell>
          <table:table-cell office:value-type="float" office:value="5.40540540540541">
            <text:p>5,4054054054</text:p>
          </table:table-cell>
          <table:table-cell office:value-type="float" office:value="9.87654320987654">
            <text:p>9,8765432099</text:p>
          </table:table-cell>
          <table:table-cell office:value-type="float" office:value="16.9934640522876">
            <text:p>16,9934640523</text:p>
          </table:table-cell>
          <table:table-cell office:value-type="float" office:value="13.6363636363636">
            <text:p>13,6363636364</text:p>
          </table:table-cell>
          <table:table-cell office:value-type="float" office:value="10.4651162790698">
            <text:p>10,4651162791</text:p>
          </table:table-cell>
          <table:table-cell office:value-type="float" office:value="9.4017094017094">
            <text:p>9,4017094017</text:p>
          </table:table-cell>
          <table:table-cell office:value-type="float" office:value="10.6435643564356">
            <text:p>10,6435643564</text:p>
          </table:table-cell>
          <table:table-cell office:value-type="float" office:value="12.8898128898129">
            <text:p>12,8898128898</text:p>
          </table:table-cell>
          <table:table-cell office:value-type="float" office:value="15.9250585480094">
            <text:p>15,925058548</text:p>
          </table:table-cell>
          <table:table-cell office:value-type="float" office:value="12.012012012012">
            <text:p>12,012012012</text:p>
          </table:table-cell>
          <table:table-cell office:value-type="float" office:value="9.24092409240924">
            <text:p>9,2409240924</text:p>
          </table:table-cell>
          <table:table-cell office:value-type="float" office:value="7.14285714285714">
            <text:p>7,1428571429</text:p>
          </table:table-cell>
          <table:table-cell office:value-type="float" office:value="16.9491525423729">
            <text:p>16,9491525424</text:p>
          </table:table-cell>
          <table:table-cell office:value-type="float" office:value="10.752688172043">
            <text:p>10,752688172</text:p>
          </table:table-cell>
          <table:table-cell office:value-type="float" office:value="13.1386861313869">
            <text:p>13,1386861314</text:p>
          </table:table-cell>
          <table:table-cell office:value-type="float" office:value="5.74712643678161">
            <text:p>5,7471264368</text:p>
          </table:table-cell>
          <table:table-cell office:value-type="float" office:value="10.7954545454545">
            <text:p>10,7954545455</text:p>
          </table:table-cell>
          <table:table-cell office:value-type="float" office:value="15.2284263959391">
            <text:p>15,2284263959</text:p>
          </table:table-cell>
          <table:table-cell office:value-type="float" office:value="7.98969072164948">
            <text:p>7,9896907216</text:p>
          </table:table-cell>
          <table:table-cell office:value-type="float" office:value="18.9591078066914">
            <text:p>18,9591078067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(3,4]</text:p>
          </table:table-cell>
          <table:table-cell office:value-type="float" office:value="20.9549071618037">
            <text:p>20,9549071618</text:p>
          </table:table-cell>
          <table:table-cell office:value-type="float" office:value="16.1442006269592">
            <text:p>16,144200627</text:p>
          </table:table-cell>
          <table:table-cell office:value-type="float" office:value="12.8555176336746">
            <text:p>12,8555176337</text:p>
          </table:table-cell>
          <table:table-cell office:value-type="float" office:value="13.9927623642943">
            <text:p>13,9927623643</text:p>
          </table:table-cell>
          <table:table-cell office:value-type="float" office:value="22.7906976744186">
            <text:p>22,7906976744</text:p>
          </table:table-cell>
          <table:table-cell office:value-type="float" office:value="27.893175074184">
            <text:p>27,8931750742</text:p>
          </table:table-cell>
          <table:table-cell office:value-type="float" office:value="8.64022662889518">
            <text:p>8,6402266289</text:p>
          </table:table-cell>
          <table:table-cell office:value-type="float" office:value="12.3430962343096">
            <text:p>12,3430962343</text:p>
          </table:table-cell>
          <table:table-cell office:value-type="float" office:value="8.02139037433155">
            <text:p>8,0213903743</text:p>
          </table:table-cell>
          <table:table-cell office:value-type="float" office:value="10.8504398826979">
            <text:p>10,8504398827</text:p>
          </table:table-cell>
          <table:table-cell office:value-type="float" office:value="12.0879120879121">
            <text:p>12,0879120879</text:p>
          </table:table-cell>
          <table:table-cell office:value-type="float" office:value="11.2676056338028">
            <text:p>11,2676056338</text:p>
          </table:table-cell>
          <table:table-cell office:value-type="float" office:value="21.5568862275449">
            <text:p>21,5568862275</text:p>
          </table:table-cell>
          <table:table-cell office:value-type="float" office:value="4.70588235294118">
            <text:p>4,7058823529</text:p>
          </table:table-cell>
          <table:table-cell office:value-type="float" office:value="16.6051660516605">
            <text:p>16,6051660517</text:p>
          </table:table-cell>
          <table:table-cell office:value-type="float" office:value="11.6666666666667">
            <text:p>11,6666666667</text:p>
          </table:table-cell>
          <table:table-cell office:value-type="float" office:value="23.015873015873">
            <text:p>23,0158730159</text:p>
          </table:table-cell>
          <table:table-cell office:value-type="float" office:value="15.2046783625731">
            <text:p>15,2046783626</text:p>
          </table:table-cell>
          <table:table-cell office:value-type="float" office:value="11.1111111111111">
            <text:p>11,1111111111</text:p>
          </table:table-cell>
          <table:table-cell office:value-type="float" office:value="7.14285714285714">
            <text:p>7,1428571429</text:p>
          </table:table-cell>
          <table:table-cell office:value-type="float" office:value="9.61538461538462">
            <text:p>9,6153846154</text:p>
          </table:table-cell>
          <table:table-cell office:value-type="float" office:value="2.27272727272727">
            <text:p>2,2727272727</text:p>
          </table:table-cell>
          <table:table-cell office:value-type="float" office:value="0">
            <text:p>0</text:p>
          </table:table-cell>
          <table:table-cell office:value-type="float" office:value="8.61664712778429">
            <text:p>8,6166471278</text:p>
          </table:table-cell>
          <table:table-cell office:value-type="float" office:value="8.59106529209622">
            <text:p>8,5910652921</text:p>
          </table:table-cell>
          <table:table-cell office:value-type="float" office:value="16.10337972167">
            <text:p>16,1033797217</text:p>
          </table:table-cell>
          <table:table-cell office:value-type="float" office:value="13.3828996282528">
            <text:p>13,3828996283</text:p>
          </table:table-cell>
          <table:table-cell office:value-type="float" office:value="8.03108808290155">
            <text:p>8,0310880829</text:p>
          </table:table-cell>
          <table:table-cell office:value-type="float" office:value="1.27388535031847">
            <text:p>1,2738853503</text:p>
          </table:table-cell>
          <table:table-cell office:value-type="float" office:value="2.19178082191781">
            <text:p>2,1917808219</text:p>
          </table:table-cell>
          <table:table-cell office:value-type="float" office:value="0.628930817610063">
            <text:p>0,6289308176</text:p>
          </table:table-cell>
          <table:table-cell office:value-type="float" office:value="1.8957345971564">
            <text:p>1,8957345972</text:p>
          </table:table-cell>
          <table:table-cell office:value-type="float" office:value="3.80434782608696">
            <text:p>3,8043478261</text:p>
          </table:table-cell>
          <table:table-cell office:value-type="float" office:value="7.44985673352436">
            <text:p>7,4498567335</text:p>
          </table:table-cell>
          <table:table-cell office:value-type="float" office:value="6.8452380952381">
            <text:p>6,8452380952</text:p>
          </table:table-cell>
          <table:table-cell office:value-type="float" office:value="4.12371134020619">
            <text:p>4,1237113402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38.0165289256198">
            <text:p>38,0165289256</text:p>
          </table:table-cell>
          <table:table-cell office:value-type="float" office:value="2.14592274678112">
            <text:p>2,1459227468</text:p>
          </table:table-cell>
          <table:table-cell office:value-type="float" office:value="2.11267605633803">
            <text:p>2,1126760563</text:p>
          </table:table-cell>
          <table:table-cell office:value-type="float" office:value="8.91089108910891">
            <text:p>8,9108910891</text:p>
          </table:table-cell>
          <table:table-cell office:value-type="float" office:value="0">
            <text:p>0</text:p>
          </table:table-cell>
          <table:table-cell office:value-type="float" office:value="1.77777777777778">
            <text:p>1,7777777778</text:p>
          </table:table-cell>
          <table:table-cell office:value-type="float" office:value="7.07395498392283">
            <text:p>7,0739549839</text:p>
          </table:table-cell>
          <table:table-cell office:value-type="float" office:value="27.0034843205575">
            <text:p>27,0034843206</text:p>
          </table:table-cell>
          <table:table-cell office:value-type="float" office:value="10.230179028133">
            <text:p>10,2301790281</text:p>
          </table:table-cell>
          <table:table-cell office:value-type="float" office:value="6.95652173913043">
            <text:p>6,9565217391</text:p>
          </table:table-cell>
          <table:table-cell office:value-type="float" office:value="1.95195195195195">
            <text:p>1,951951952</text:p>
          </table:table-cell>
          <table:table-cell office:value-type="float" office:value="2.7027027027027">
            <text:p>2,7027027027</text:p>
          </table:table-cell>
          <table:table-cell office:value-type="float" office:value="10.0616016427105">
            <text:p>10,0616016427</text:p>
          </table:table-cell>
          <table:table-cell office:value-type="float" office:value="4.36241610738255">
            <text:p>4,3624161074</text:p>
          </table:table-cell>
          <table:table-cell office:value-type="float" office:value="3.66492146596859">
            <text:p>3,664921466</text:p>
          </table:table-cell>
          <table:table-cell office:value-type="float" office:value="10.6930693069307">
            <text:p>10,6930693069</text:p>
          </table:table-cell>
          <table:table-cell office:value-type="float" office:value="10.3942652329749">
            <text:p>10,394265233</text:p>
          </table:table-cell>
          <table:table-cell office:value-type="float" office:value="12.3176661264182">
            <text:p>12,3176661264</text:p>
          </table:table-cell>
          <table:table-cell office:value-type="float" office:value="7.94297352342159">
            <text:p>7,9429735234</text:p>
          </table:table-cell>
          <table:table-cell office:value-type="float" office:value="2.84900284900285">
            <text:p>2,849002849</text:p>
          </table:table-cell>
          <table:table-cell office:value-type="float" office:value="5.88235294117647">
            <text:p>5,8823529412</text:p>
          </table:table-cell>
          <table:table-cell office:value-type="float" office:value="39.5348837209302">
            <text:p>39,5348837209</text:p>
          </table:table-cell>
          <table:table-cell office:value-type="float" office:value="10.655737704918">
            <text:p>10,6557377049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8.60215053763441">
            <text:p>8,6021505376</text:p>
          </table:table-cell>
          <table:table-cell office:value-type="float" office:value="2.53164556962025">
            <text:p>2,5316455696</text:p>
          </table:table-cell>
          <table:table-cell office:value-type="float" office:value="9.01639344262295">
            <text:p>9,0163934426</text:p>
          </table:table-cell>
          <table:table-cell office:value-type="float" office:value="11.2211221122112">
            <text:p>11,2211221122</text:p>
          </table:table-cell>
          <table:table-cell office:value-type="float" office:value="13.4453781512605">
            <text:p>13,4453781513</text:p>
          </table:table-cell>
          <table:table-cell office:value-type="float" office:value="7.58293838862559">
            <text:p>7,5829383886</text:p>
          </table:table-cell>
          <table:table-cell office:value-type="float" office:value="10.6870229007634">
            <text:p>10,6870229008</text:p>
          </table:table-cell>
          <table:table-cell office:value-type="float" office:value="10.1307189542484">
            <text:p>10,1307189542</text:p>
          </table:table-cell>
          <table:table-cell office:value-type="float" office:value="6.36363636363636">
            <text:p>6,3636363636</text:p>
          </table:table-cell>
          <table:table-cell office:value-type="float" office:value="3.09278350515464">
            <text:p>3,0927835052</text:p>
          </table:table-cell>
          <table:table-cell office:value-type="float" office:value="3.63636363636364">
            <text:p>3,6363636364</text:p>
          </table:table-cell>
          <table:table-cell office:value-type="float" office:value="8.06451612903226">
            <text:p>8,064516129</text:p>
          </table:table-cell>
          <table:table-cell office:value-type="float" office:value="6.66666666666667">
            <text:p>6,6666666667</text:p>
          </table:table-cell>
          <table:table-cell office:value-type="float" office:value="30">
            <text:p>30</text:p>
          </table:table-cell>
          <table:table-cell office:value-type="float" office:value="4.44444444444444">
            <text:p>4,4444444444</text:p>
          </table:table-cell>
          <table:table-cell office:value-type="float" office:value="1.85185185185185">
            <text:p>1,8518518519</text:p>
          </table:table-cell>
          <table:table-cell office:value-type="float" office:value="29.8611111111111">
            <text:p>29,8611111111</text:p>
          </table:table-cell>
          <table:table-cell office:value-type="float" office:value="2.94117647058824">
            <text:p>2,9411764706</text:p>
          </table:table-cell>
          <table:table-cell office:value-type="float" office:value="7.04225352112676">
            <text:p>7,0422535211</text:p>
          </table:table-cell>
          <table:table-cell office:value-type="float" office:value="6.25">
            <text:p>6,25</text:p>
          </table:table-cell>
          <table:table-cell office:value-type="float" office:value="3.44827586206897">
            <text:p>3,4482758621</text:p>
          </table:table-cell>
          <table:table-cell office:value-type="float" office:value="17.9166666666667">
            <text:p>17,9166666667</text:p>
          </table:table-cell>
          <table:table-cell office:value-type="float" office:value="0.49813200498132">
            <text:p>0,498132005</text:p>
          </table:table-cell>
          <table:table-cell office:value-type="float" office:value="16.25">
            <text:p>16,25</text:p>
          </table:table-cell>
          <table:table-cell office:value-type="float" office:value="22.0963172804533">
            <text:p>22,0963172805</text:p>
          </table:table-cell>
          <table:table-cell office:value-type="float" office:value="13.1818181818182">
            <text:p>13,1818181818</text:p>
          </table:table-cell>
          <table:table-cell office:value-type="float" office:value="6.63507109004739">
            <text:p>6,63507109</text:p>
          </table:table-cell>
          <table:table-cell office:value-type="float" office:value="1.17647058823529">
            <text:p>1,1764705882</text:p>
          </table:table-cell>
          <table:table-cell office:value-type="float" office:value="2.62008733624454">
            <text:p>2,6200873362</text:p>
          </table:table-cell>
          <table:table-cell office:value-type="float" office:value="4.18848167539267">
            <text:p>4,1884816754</text:p>
          </table:table-cell>
          <table:table-cell office:value-type="float" office:value="2.01005025125628">
            <text:p>2,0100502513</text:p>
          </table:table-cell>
          <table:table-cell office:value-type="float" office:value="12.043795620438">
            <text:p>12,0437956204</text:p>
          </table:table-cell>
          <table:table-cell office:value-type="float" office:value="10.9375">
            <text:p>10,9375</text:p>
          </table:table-cell>
          <table:table-cell office:value-type="float" office:value="11.5942028985507">
            <text:p>11,5942028986</text:p>
          </table:table-cell>
          <table:table-cell office:value-type="float" office:value="21.4876033057851">
            <text:p>21,4876033058</text:p>
          </table:table-cell>
          <table:table-cell office:value-type="float" office:value="12.2905027932961">
            <text:p>12,2905027933</text:p>
          </table:table-cell>
          <table:table-cell office:value-type="float" office:value="0">
            <text:p>0</text:p>
          </table:table-cell>
          <table:table-cell office:value-type="float" office:value="12.3287671232877">
            <text:p>12,3287671233</text:p>
          </table:table-cell>
          <table:table-cell office:value-type="float" office:value="2.1978021978022">
            <text:p>2,1978021978</text:p>
          </table:table-cell>
          <table:table-cell office:value-type="float" office:value="8">
            <text:p>8</text:p>
          </table:table-cell>
          <table:table-cell office:value-type="float" office:value="2.12765957446809">
            <text:p>2,1276595745</text:p>
          </table:table-cell>
          <table:table-cell office:value-type="float" office:value="0">
            <text:p>0</text:p>
          </table:table-cell>
          <table:table-cell office:value-type="float" office:value="2.58620689655172">
            <text:p>2,5862068966</text:p>
          </table:table-cell>
          <table:table-cell office:value-type="float" office:value="8.49056603773585">
            <text:p>8,4905660377</text:p>
          </table:table-cell>
          <table:table-cell office:value-type="float" office:value="16.2962962962963">
            <text:p>16,2962962963</text:p>
          </table:table-cell>
          <table:table-cell office:value-type="float" office:value="16.0714285714286">
            <text:p>16,0714285714</text:p>
          </table:table-cell>
          <table:table-cell office:value-type="float" office:value="10.958904109589">
            <text:p>10,9589041096</text:p>
          </table:table-cell>
          <table:table-cell office:value-type="float" office:value="7.01107011070111">
            <text:p>7,0110701107</text:p>
          </table:table-cell>
          <table:table-cell office:value-type="float" office:value="7.69230769230769">
            <text:p>7,6923076923</text:p>
          </table:table-cell>
          <table:table-cell office:value-type="float" office:value="5.92592592592593">
            <text:p>5,9259259259</text:p>
          </table:table-cell>
          <table:table-cell office:value-type="float" office:value="0">
            <text:p>0</text:p>
          </table:table-cell>
          <table:table-cell office:value-type="float" office:value="3.7037037037037">
            <text:p>3,7037037037</text:p>
          </table:table-cell>
          <table:table-cell office:value-type="float" office:value="10.6796116504854">
            <text:p>10,6796116505</text:p>
          </table:table-cell>
          <table:table-cell office:value-type="float" office:value="6.32911392405063">
            <text:p>6,3291139241</text:p>
          </table:table-cell>
          <table:table-cell office:value-type="float" office:value="8.27067669172932">
            <text:p>8,2706766917</text:p>
          </table:table-cell>
          <table:table-cell office:value-type="float" office:value="4.40251572327044">
            <text:p>4,4025157233</text:p>
          </table:table-cell>
          <table:table-cell office:value-type="float" office:value="3.94736842105263">
            <text:p>3,9473684211</text:p>
          </table:table-cell>
          <table:table-cell office:value-type="float" office:value="0">
            <text:p>0</text:p>
          </table:table-cell>
          <table:table-cell office:value-type="float" office:value="24.1379310344828">
            <text:p>24,1379310345</text:p>
          </table:table-cell>
          <table:table-cell office:value-type="float" office:value="0">
            <text:p>0</text:p>
          </table:table-cell>
          <table:table-cell office:value-type="float" office:value="7.27272727272727">
            <text:p>7,2727272727</text:p>
          </table:table-cell>
          <table:table-cell office:value-type="float" office:value="4.76190476190476">
            <text:p>4,7619047619</text:p>
          </table:table-cell>
          <table:table-cell office:value-type="float" office:value="10.5263157894737">
            <text:p>10,5263157895</text:p>
          </table:table-cell>
          <table:table-cell office:value-type="float" office:value="9.82142857142857">
            <text:p>9,8214285714</text:p>
          </table:table-cell>
          <table:table-cell office:value-type="float" office:value="9.21787709497207">
            <text:p>9,217877095</text:p>
          </table:table-cell>
          <table:table-cell office:value-type="float" office:value="6.94444444444444">
            <text:p>6,9444444444</text:p>
          </table:table-cell>
          <table:table-cell office:value-type="float" office:value="14.2857142857143">
            <text:p>14,2857142857</text:p>
          </table:table-cell>
          <table:table-cell office:value-type="float" office:value="13.9784946236559">
            <text:p>13,9784946237</text:p>
          </table:table-cell>
          <table:table-cell office:value-type="float" office:value="2.5974025974026">
            <text:p>2,5974025974</text:p>
          </table:table-cell>
          <table:table-cell office:value-type="float" office:value="0">
            <text:p>0</text:p>
          </table:table-cell>
          <table:table-cell office:value-type="float" office:value="1.20481927710843">
            <text:p>1,2048192771</text:p>
          </table:table-cell>
          <table:table-cell office:value-type="float" office:value="1.31578947368421">
            <text:p>1,3157894737</text:p>
          </table:table-cell>
          <table:table-cell office:value-type="float" office:value="1.51515151515152">
            <text:p>1,5151515152</text:p>
          </table:table-cell>
          <table:table-cell office:value-type="float" office:value="5.40540540540541">
            <text:p>5,4054054054</text:p>
          </table:table-cell>
          <table:table-cell office:value-type="float" office:value="6.38297872340426">
            <text:p>6,3829787234</text:p>
          </table:table-cell>
          <table:table-cell office:value-type="float" office:value="10.5263157894737">
            <text:p>10,5263157895</text:p>
          </table:table-cell>
          <table:table-cell office:value-type="float" office:value="4.54545454545455">
            <text:p>4,5454545455</text:p>
          </table:table-cell>
          <table:table-cell office:value-type="float" office:value="2.38095238095238">
            <text:p>2,38095238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.2857142857143">
            <text:p>14,2857142857</text:p>
          </table:table-cell>
          <table:table-cell office:value-type="float" office:value="18.1818181818182">
            <text:p>18,1818181818</text:p>
          </table:table-cell>
          <table:table-cell office:value-type="float" office:value="13.9784946236559">
            <text:p>13,9784946237</text:p>
          </table:table-cell>
          <table:table-cell office:value-type="float" office:value="3.2258064516129">
            <text:p>3,2258064516</text:p>
          </table:table-cell>
          <table:table-cell office:value-type="float" office:value="15.8450704225352">
            <text:p>15,8450704225</text:p>
          </table:table-cell>
          <table:table-cell office:value-type="float" office:value="1.65745856353591">
            <text:p>1,6574585635</text:p>
          </table:table-cell>
          <table:table-cell office:value-type="float" office:value="15.3409090909091">
            <text:p>15,3409090909</text:p>
          </table:table-cell>
          <table:table-cell office:value-type="float" office:value="7.35294117647059">
            <text:p>7,3529411765</text:p>
          </table:table-cell>
          <table:table-cell office:value-type="float" office:value="4.28571428571429">
            <text:p>4,2857142857</text:p>
          </table:table-cell>
          <table:table-cell office:value-type="float" office:value="10.5263157894737">
            <text:p>10,5263157895</text:p>
          </table:table-cell>
          <table:table-cell office:value-type="float" office:value="32.1428571428571">
            <text:p>32,1428571429</text:p>
          </table:table-cell>
          <table:table-cell office:value-type="float" office:value="8.05369127516778">
            <text:p>8,0536912752</text:p>
          </table:table-cell>
          <table:table-cell office:value-type="float" office:value="13.7566137566138">
            <text:p>13,7566137566</text:p>
          </table:table-cell>
          <table:table-cell office:value-type="float" office:value="9.74025974025974">
            <text:p>9,7402597403</text:p>
          </table:table-cell>
          <table:table-cell office:value-type="float" office:value="3.47222222222222">
            <text:p>3,4722222222</text:p>
          </table:table-cell>
          <table:table-cell office:value-type="float" office:value="9.81818181818182">
            <text:p>9,8181818182</text:p>
          </table:table-cell>
          <table:table-cell office:value-type="float" office:value="5.39152759948652">
            <text:p>5,3915275995</text:p>
          </table:table-cell>
          <table:table-cell office:value-type="float" office:value="13.8586956521739">
            <text:p>13,8586956522</text:p>
          </table:table-cell>
          <table:table-cell office:value-type="float" office:value="7.07692307692308">
            <text:p>7,0769230769</text:p>
          </table:table-cell>
          <table:table-cell office:value-type="float" office:value="4.12621359223301">
            <text:p>4,1262135922</text:p>
          </table:table-cell>
          <table:table-cell office:value-type="float" office:value="29.7297297297297">
            <text:p>29,7297297297</text:p>
          </table:table-cell>
          <table:table-cell office:value-type="float" office:value="7.40740740740741">
            <text:p>7,4074074074</text:p>
          </table:table-cell>
          <table:table-cell office:value-type="float" office:value="9.15032679738562">
            <text:p>9,1503267974</text:p>
          </table:table-cell>
          <table:table-cell office:value-type="float" office:value="7.27272727272727">
            <text:p>7,2727272727</text:p>
          </table:table-cell>
          <table:table-cell office:value-type="float" office:value="17.4418604651163">
            <text:p>17,4418604651</text:p>
          </table:table-cell>
          <table:table-cell office:value-type="float" office:value="3.41880341880342">
            <text:p>3,4188034188</text:p>
          </table:table-cell>
          <table:table-cell office:value-type="float" office:value="1.98019801980198">
            <text:p>1,9801980198</text:p>
          </table:table-cell>
          <table:table-cell office:value-type="float" office:value="12.2661122661123">
            <text:p>12,2661122661</text:p>
          </table:table-cell>
          <table:table-cell office:value-type="float" office:value="10.5386416861827">
            <text:p>10,5386416862</text:p>
          </table:table-cell>
          <table:table-cell office:value-type="float" office:value="19.2192192192192">
            <text:p>19,2192192192</text:p>
          </table:table-cell>
          <table:table-cell office:value-type="float" office:value="7.26072607260726">
            <text:p>7,2607260726</text:p>
          </table:table-cell>
          <table:table-cell office:value-type="float" office:value="30.3571428571429">
            <text:p>30,3571428571</text:p>
          </table:table-cell>
          <table:table-cell office:value-type="float" office:value="16.9491525423729">
            <text:p>16,9491525424</text:p>
          </table:table-cell>
          <table:table-cell office:value-type="float" office:value="8.60215053763441">
            <text:p>8,6021505376</text:p>
          </table:table-cell>
          <table:table-cell office:value-type="float" office:value="9.48905109489051">
            <text:p>9,4890510949</text:p>
          </table:table-cell>
          <table:table-cell office:value-type="float" office:value="4.02298850574713">
            <text:p>4,0229885057</text:p>
          </table:table-cell>
          <table:table-cell office:value-type="float" office:value="3.40909090909091">
            <text:p>3,4090909091</text:p>
          </table:table-cell>
          <table:table-cell office:value-type="float" office:value="4.06091370558376">
            <text:p>4,0609137056</text:p>
          </table:table-cell>
          <table:table-cell office:value-type="float" office:value="6.18556701030928">
            <text:p>6,1855670103</text:p>
          </table:table-cell>
          <table:table-cell office:value-type="float" office:value="10.7806691449814">
            <text:p>10,780669145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(4,5]</text:p>
          </table:table-cell>
          <table:table-cell office:value-type="float" office:value="14.5888594164456">
            <text:p>14,5888594164</text:p>
          </table:table-cell>
          <table:table-cell office:value-type="float" office:value="10.9717868338558">
            <text:p>10,9717868339</text:p>
          </table:table-cell>
          <table:table-cell office:value-type="float" office:value="4.66439135381115">
            <text:p>4,6643913538</text:p>
          </table:table-cell>
          <table:table-cell office:value-type="float" office:value="9.16767189384801">
            <text:p>9,1676718938</text:p>
          </table:table-cell>
          <table:table-cell office:value-type="float" office:value="13.953488372093">
            <text:p>13,9534883721</text:p>
          </table:table-cell>
          <table:table-cell office:value-type="float" office:value="12.7596439169139">
            <text:p>12,7596439169</text:p>
          </table:table-cell>
          <table:table-cell office:value-type="float" office:value="8.35694050991501">
            <text:p>8,3569405099</text:p>
          </table:table-cell>
          <table:table-cell office:value-type="float" office:value="8.99581589958159">
            <text:p>8,9958158996</text:p>
          </table:table-cell>
          <table:table-cell office:value-type="float" office:value="8.9126559714795">
            <text:p>8,9126559715</text:p>
          </table:table-cell>
          <table:table-cell office:value-type="float" office:value="10.5571847507331">
            <text:p>10,5571847507</text:p>
          </table:table-cell>
          <table:table-cell office:value-type="float" office:value="15.3846153846154">
            <text:p>15,3846153846</text:p>
          </table:table-cell>
          <table:table-cell office:value-type="float" office:value="2.8169014084507">
            <text:p>2,8169014085</text:p>
          </table:table-cell>
          <table:table-cell office:value-type="float" office:value="9.58083832335329">
            <text:p>9,5808383234</text:p>
          </table:table-cell>
          <table:table-cell office:value-type="float" office:value="1.17647058823529">
            <text:p>1,1764705882</text:p>
          </table:table-cell>
          <table:table-cell office:value-type="float" office:value="19.1881918819188">
            <text:p>19,1881918819</text:p>
          </table:table-cell>
          <table:table-cell office:value-type="float" office:value="10">
            <text:p>10</text:p>
          </table:table-cell>
          <table:table-cell office:value-type="float" office:value="9.52380952380952">
            <text:p>9,5238095238</text:p>
          </table:table-cell>
          <table:table-cell office:value-type="float" office:value="15.2046783625731">
            <text:p>15,2046783626</text:p>
          </table:table-cell>
          <table:table-cell office:value-type="float" office:value="6.66666666666667">
            <text:p>6,6666666667</text:p>
          </table:table-cell>
          <table:table-cell office:value-type="float" office:value="1.02040816326531">
            <text:p>1,0204081633</text:p>
          </table:table-cell>
          <table:table-cell office:value-type="float" office:value="5.76923076923077">
            <text:p>5,7692307692</text:p>
          </table:table-cell>
          <table:table-cell office:value-type="float" office:value="0">
            <text:p>0</text:p>
          </table:table-cell>
          <table:table-cell office:value-type="float" office:value="1.32450331125828">
            <text:p>1,3245033113</text:p>
          </table:table-cell>
          <table:table-cell office:value-type="float" office:value="8.03048065650645">
            <text:p>8,0304806565</text:p>
          </table:table-cell>
          <table:table-cell office:value-type="float" office:value="3.09278350515464">
            <text:p>3,0927835052</text:p>
          </table:table-cell>
          <table:table-cell office:value-type="float" office:value="8.54870775347912">
            <text:p>8,5487077535</text:p>
          </table:table-cell>
          <table:table-cell office:value-type="float" office:value="12.0817843866171">
            <text:p>12,0817843866</text:p>
          </table:table-cell>
          <table:table-cell office:value-type="float" office:value="9.06735751295337">
            <text:p>9,067357513</text:p>
          </table:table-cell>
          <table:table-cell office:value-type="float" office:value="1.69851380042463">
            <text:p>1,6985138004</text:p>
          </table:table-cell>
          <table:table-cell office:value-type="float" office:value="4.10958904109589">
            <text:p>4,1095890411</text:p>
          </table:table-cell>
          <table:table-cell office:value-type="float" office:value="1.25786163522013">
            <text:p>1,2578616352</text:p>
          </table:table-cell>
          <table:table-cell office:value-type="float" office:value="0.947867298578199">
            <text:p>0,9478672986</text:p>
          </table:table-cell>
          <table:table-cell office:value-type="float" office:value="2.98913043478261">
            <text:p>2,9891304348</text:p>
          </table:table-cell>
          <table:table-cell office:value-type="float" office:value="5.44412607449857">
            <text:p>5,4441260745</text:p>
          </table:table-cell>
          <table:table-cell office:value-type="float" office:value="6.8452380952381">
            <text:p>6,8452380952</text:p>
          </table:table-cell>
          <table:table-cell office:value-type="float" office:value="6.87285223367698">
            <text:p>6,8728522337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16.5289256198347">
            <text:p>16,5289256198</text:p>
          </table:table-cell>
          <table:table-cell office:value-type="float" office:value="4.72103004291846">
            <text:p>4,7210300429</text:p>
          </table:table-cell>
          <table:table-cell office:value-type="float" office:value="4.22535211267606">
            <text:p>4,2253521127</text:p>
          </table:table-cell>
          <table:table-cell office:value-type="float" office:value="5.94059405940594">
            <text:p>5,9405940594</text:p>
          </table:table-cell>
          <table:table-cell office:value-type="float" office:value="1.5625">
            <text:p>1,5625</text:p>
          </table:table-cell>
          <table:table-cell office:value-type="float" office:value="0.888888888888889">
            <text:p>0,8888888889</text:p>
          </table:table-cell>
          <table:table-cell office:value-type="float" office:value="3.37620578778135">
            <text:p>3,3762057878</text:p>
          </table:table-cell>
          <table:table-cell office:value-type="float" office:value="27.8745644599303">
            <text:p>27,8745644599</text:p>
          </table:table-cell>
          <table:table-cell office:value-type="float" office:value="12.1483375959079">
            <text:p>12,1483375959</text:p>
          </table:table-cell>
          <table:table-cell office:value-type="float" office:value="14.0869565217391">
            <text:p>14,0869565217</text:p>
          </table:table-cell>
          <table:table-cell office:value-type="float" office:value="4.35435435435435">
            <text:p>4,3543543544</text:p>
          </table:table-cell>
          <table:table-cell office:value-type="float" office:value="1.6016016016016">
            <text:p>1,6016016016</text:p>
          </table:table-cell>
          <table:table-cell office:value-type="float" office:value="5.95482546201232">
            <text:p>5,954825462</text:p>
          </table:table-cell>
          <table:table-cell office:value-type="float" office:value="6.3758389261745">
            <text:p>6,3758389262</text:p>
          </table:table-cell>
          <table:table-cell office:value-type="float" office:value="2.4869109947644">
            <text:p>2,4869109948</text:p>
          </table:table-cell>
          <table:table-cell office:value-type="float" office:value="5.74257425742574">
            <text:p>5,7425742574</text:p>
          </table:table-cell>
          <table:table-cell office:value-type="float" office:value="6.45161290322581">
            <text:p>6,4516129032</text:p>
          </table:table-cell>
          <table:table-cell office:value-type="float" office:value="8.26580226904376">
            <text:p>8,265802269</text:p>
          </table:table-cell>
          <table:table-cell office:value-type="float" office:value="6.72097759674134">
            <text:p>6,7209775967</text:p>
          </table:table-cell>
          <table:table-cell office:value-type="float" office:value="4.27350427350427">
            <text:p>4,2735042735</text:p>
          </table:table-cell>
          <table:table-cell office:value-type="float" office:value="1.96078431372549">
            <text:p>1,9607843137</text:p>
          </table:table-cell>
          <table:table-cell office:value-type="float" office:value="18.6046511627907">
            <text:p>18,6046511628</text:p>
          </table:table-cell>
          <table:table-cell office:value-type="float" office:value="2.45901639344262">
            <text:p>2,4590163934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2.1505376344086">
            <text:p>2,1505376344</text:p>
          </table:table-cell>
          <table:table-cell office:value-type="float" office:value="2.21518987341772">
            <text:p>2,2151898734</text:p>
          </table:table-cell>
          <table:table-cell office:value-type="float" office:value="6.22950819672131">
            <text:p>6,2295081967</text:p>
          </table:table-cell>
          <table:table-cell office:value-type="float" office:value="7.59075907590759">
            <text:p>7,5907590759</text:p>
          </table:table-cell>
          <table:table-cell office:value-type="float" office:value="7.14285714285714">
            <text:p>7,1428571429</text:p>
          </table:table-cell>
          <table:table-cell office:value-type="float" office:value="8.53080568720379">
            <text:p>8,5308056872</text:p>
          </table:table-cell>
          <table:table-cell office:value-type="float" office:value="7.63358778625954">
            <text:p>7,6335877863</text:p>
          </table:table-cell>
          <table:table-cell office:value-type="float" office:value="8.49673202614379">
            <text:p>8,4967320261</text:p>
          </table:table-cell>
          <table:table-cell office:value-type="float" office:value="5">
            <text:p>5</text:p>
          </table:table-cell>
          <table:table-cell office:value-type="float" office:value="4.12371134020619">
            <text:p>4,1237113402</text:p>
          </table:table-cell>
          <table:table-cell office:value-type="float" office:value="2.72727272727273">
            <text:p>2,7272727273</text:p>
          </table:table-cell>
          <table:table-cell office:value-type="float" office:value="1.0752688172043">
            <text:p>1,0752688172</text:p>
          </table:table-cell>
          <table:table-cell office:value-type="float" office:value="15.5555555555556">
            <text:p>15,5555555556</text:p>
          </table:table-cell>
          <table:table-cell office:value-type="float" office:value="23.5">
            <text:p>23,5</text:p>
          </table:table-cell>
          <table:table-cell office:value-type="float" office:value="5.55555555555556">
            <text:p>5,5555555556</text:p>
          </table:table-cell>
          <table:table-cell office:value-type="float" office:value="3.7037037037037">
            <text:p>3,7037037037</text:p>
          </table:table-cell>
          <table:table-cell office:value-type="float" office:value="11.1111111111111">
            <text:p>11,1111111111</text:p>
          </table:table-cell>
          <table:table-cell office:value-type="float" office:value="4.41176470588235">
            <text:p>4,4117647059</text:p>
          </table:table-cell>
          <table:table-cell office:value-type="float" office:value="7.04225352112676">
            <text:p>7,0422535211</text:p>
          </table:table-cell>
          <table:table-cell office:value-type="float" office:value="6.25">
            <text:p>6,25</text:p>
          </table:table-cell>
          <table:table-cell office:value-type="float" office:value="3.44827586206897">
            <text:p>3,4482758621</text:p>
          </table:table-cell>
          <table:table-cell office:value-type="float" office:value="0.833333333333333">
            <text:p>0,8333333333</text:p>
          </table:table-cell>
          <table:table-cell office:value-type="float" office:value="2.61519302615193">
            <text:p>2,6151930262</text:p>
          </table:table-cell>
          <table:table-cell office:value-type="float" office:value="5.41666666666667">
            <text:p>5,4166666667</text:p>
          </table:table-cell>
          <table:table-cell office:value-type="float" office:value="15.8640226628895">
            <text:p>15,8640226629</text:p>
          </table:table-cell>
          <table:table-cell office:value-type="float" office:value="14.0909090909091">
            <text:p>14,0909090909</text:p>
          </table:table-cell>
          <table:table-cell office:value-type="float" office:value="8.05687203791469">
            <text:p>8,0568720379</text:p>
          </table:table-cell>
          <table:table-cell office:value-type="float" office:value="3.52941176470588">
            <text:p>3,5294117647</text:p>
          </table:table-cell>
          <table:table-cell office:value-type="float" office:value="2.62008733624454">
            <text:p>2,6200873362</text:p>
          </table:table-cell>
          <table:table-cell office:value-type="float" office:value="1.57068062827225">
            <text:p>1,5706806283</text:p>
          </table:table-cell>
          <table:table-cell office:value-type="float" office:value="3.01507537688442">
            <text:p>3,0150753769</text:p>
          </table:table-cell>
          <table:table-cell office:value-type="float" office:value="8.02919708029197">
            <text:p>8,0291970803</text:p>
          </table:table-cell>
          <table:table-cell office:value-type="float" office:value="7.03125">
            <text:p>7,03125</text:p>
          </table:table-cell>
          <table:table-cell office:value-type="float" office:value="8.69565217391304">
            <text:p>8,6956521739</text:p>
          </table:table-cell>
          <table:table-cell office:value-type="float" office:value="5.78512396694215">
            <text:p>5,7851239669</text:p>
          </table:table-cell>
          <table:table-cell office:value-type="float" office:value="5.02793296089385">
            <text:p>5,0279329609</text:p>
          </table:table-cell>
          <table:table-cell office:value-type="float" office:value="0">
            <text:p>0</text:p>
          </table:table-cell>
          <table:table-cell office:value-type="float" office:value="2.73972602739726">
            <text:p>2,7397260274</text:p>
          </table:table-cell>
          <table:table-cell office:value-type="float" office:value="7.69230769230769">
            <text:p>7,6923076923</text:p>
          </table:table-cell>
          <table:table-cell office:value-type="float" office:value="10.8571428571429">
            <text:p>10,8571428571</text:p>
          </table:table-cell>
          <table:table-cell office:value-type="float" office:value="6.38297872340426">
            <text:p>6,3829787234</text:p>
          </table:table-cell>
          <table:table-cell table:number-columns-repeated="2" office:value-type="float" office:value="0">
            <text:p>0</text:p>
          </table:table-cell>
          <table:table-cell office:value-type="float" office:value="3.30188679245283">
            <text:p>3,3018867925</text:p>
          </table:table-cell>
          <table:table-cell office:value-type="float" office:value="5.92592592592593">
            <text:p>5,9259259259</text:p>
          </table:table-cell>
          <table:table-cell office:value-type="float" office:value="14.2857142857143">
            <text:p>14,2857142857</text:p>
          </table:table-cell>
          <table:table-cell office:value-type="float" office:value="15.0684931506849">
            <text:p>15,0684931507</text:p>
          </table:table-cell>
          <table:table-cell office:value-type="float" office:value="7.38007380073801">
            <text:p>7,3800738007</text:p>
          </table:table-cell>
          <table:table-cell office:value-type="float" office:value="5.76923076923077">
            <text:p>5,7692307692</text:p>
          </table:table-cell>
          <table:table-cell office:value-type="float" office:value="5.92592592592593">
            <text:p>5,9259259259</text:p>
          </table:table-cell>
          <table:table-cell office:value-type="float" office:value="3.07692307692308">
            <text:p>3,0769230769</text:p>
          </table:table-cell>
          <table:table-cell office:value-type="float" office:value="3.7037037037037">
            <text:p>3,7037037037</text:p>
          </table:table-cell>
          <table:table-cell office:value-type="float" office:value="5.8252427184466">
            <text:p>5,8252427184</text:p>
          </table:table-cell>
          <table:table-cell office:value-type="float" office:value="7.59493670886076">
            <text:p>7,5949367089</text:p>
          </table:table-cell>
          <table:table-cell office:value-type="float" office:value="16.5413533834586">
            <text:p>16,5413533835</text:p>
          </table:table-cell>
          <table:table-cell office:value-type="float" office:value="3.14465408805031">
            <text:p>3,1446540881</text:p>
          </table:table-cell>
          <table:table-cell office:value-type="float" office:value="19.7368421052632">
            <text:p>19,7368421053</text:p>
          </table:table-cell>
          <table:table-cell office:value-type="float" office:value="0">
            <text:p>0</text:p>
          </table:table-cell>
          <table:table-cell office:value-type="float" office:value="13.7931034482759">
            <text:p>13,7931034483</text:p>
          </table:table-cell>
          <table:table-cell office:value-type="float" office:value="5.12820512820513">
            <text:p>5,1282051282</text:p>
          </table:table-cell>
          <table:table-cell office:value-type="float" office:value="4.54545454545455">
            <text:p>4,5454545455</text:p>
          </table:table-cell>
          <table:table-cell office:value-type="float" office:value="0">
            <text:p>0</text:p>
          </table:table-cell>
          <table:table-cell office:value-type="float" office:value="5.26315789473684">
            <text:p>5,2631578947</text:p>
          </table:table-cell>
          <table:table-cell office:value-type="float" office:value="0">
            <text:p>0</text:p>
          </table:table-cell>
          <table:table-cell office:value-type="float" office:value="7.54189944134078">
            <text:p>7,5418994413</text:p>
          </table:table-cell>
          <table:table-cell office:value-type="float" office:value="9.72222222222222">
            <text:p>9,7222222222</text:p>
          </table:table-cell>
          <table:table-cell office:value-type="float" office:value="15.4761904761905">
            <text:p>15,4761904762</text:p>
          </table:table-cell>
          <table:table-cell office:value-type="float" office:value="16.1290322580645">
            <text:p>16,1290322581</text:p>
          </table:table-cell>
          <table:table-cell office:value-type="float" office:value="7.79220779220779">
            <text:p>7,7922077922</text:p>
          </table:table-cell>
          <table:table-cell office:value-type="float" office:value="1.2987012987013">
            <text:p>1,2987012987</text:p>
          </table:table-cell>
          <table:table-cell office:value-type="float" office:value="3.6144578313253">
            <text:p>3,6144578313</text:p>
          </table:table-cell>
          <table:table-cell office:value-type="float" office:value="7.89473684210526">
            <text:p>7,8947368421</text:p>
          </table:table-cell>
          <table:table-cell office:value-type="float" office:value="4.54545454545455">
            <text:p>4,5454545455</text:p>
          </table:table-cell>
          <table:table-cell office:value-type="float" office:value="4.05405405405405">
            <text:p>4,0540540541</text:p>
          </table:table-cell>
          <table:table-cell office:value-type="float" office:value="6.38297872340426">
            <text:p>6,3829787234</text:p>
          </table:table-cell>
          <table:table-cell office:value-type="float" office:value="7.01754385964912">
            <text:p>7,0175438596</text:p>
          </table:table-cell>
          <table:table-cell office:value-type="float" office:value="10">
            <text:p>10</text:p>
          </table:table-cell>
          <table:table-cell office:value-type="float" office:value="3.57142857142857">
            <text:p>3,5714285714</text:p>
          </table:table-cell>
          <table:table-cell office:value-type="float" office:value="4.54545454545455">
            <text:p>4,5454545455</text:p>
          </table:table-cell>
          <table:table-cell office:value-type="float" office:value="18.1818181818182">
            <text:p>18,1818181818</text:p>
          </table:table-cell>
          <table:table-cell office:value-type="float" office:value="20.7792207792208">
            <text:p>20,7792207792</text:p>
          </table:table-cell>
          <table:table-cell office:value-type="float" office:value="4.13223140495868">
            <text:p>4,132231405</text:p>
          </table:table-cell>
          <table:table-cell office:value-type="float" office:value="11.8279569892473">
            <text:p>11,8279569892</text:p>
          </table:table-cell>
          <table:table-cell office:value-type="float" office:value="3.2258064516129">
            <text:p>3,2258064516</text:p>
          </table:table-cell>
          <table:table-cell office:value-type="float" office:value="1.05633802816901">
            <text:p>1,0563380282</text:p>
          </table:table-cell>
          <table:table-cell office:value-type="float" office:value="1.38121546961326">
            <text:p>1,3812154696</text:p>
          </table:table-cell>
          <table:table-cell office:value-type="float" office:value="21.5909090909091">
            <text:p>21,5909090909</text:p>
          </table:table-cell>
          <table:table-cell office:value-type="float" office:value="10.2941176470588">
            <text:p>10,2941176471</text:p>
          </table:table-cell>
          <table:table-cell office:value-type="float" office:value="2.85714285714286">
            <text:p>2,8571428571</text:p>
          </table:table-cell>
          <table:table-cell office:value-type="float" office:value="15.7894736842105">
            <text:p>15,7894736842</text:p>
          </table:table-cell>
          <table:table-cell office:value-type="float" office:value="3.57142857142857">
            <text:p>3,5714285714</text:p>
          </table:table-cell>
          <table:table-cell office:value-type="float" office:value="11.4093959731544">
            <text:p>11,4093959732</text:p>
          </table:table-cell>
          <table:table-cell office:value-type="float" office:value="10.5820105820106">
            <text:p>10,582010582</text:p>
          </table:table-cell>
          <table:table-cell office:value-type="float" office:value="9.74025974025974">
            <text:p>9,7402597403</text:p>
          </table:table-cell>
          <table:table-cell office:value-type="float" office:value="4.86111111111111">
            <text:p>4,8611111111</text:p>
          </table:table-cell>
          <table:table-cell office:value-type="float" office:value="3.09090909090909">
            <text:p>3,0909090909</text:p>
          </table:table-cell>
          <table:table-cell office:value-type="float" office:value="4.74967907573813">
            <text:p>4,7496790757</text:p>
          </table:table-cell>
          <table:table-cell office:value-type="float" office:value="6.79347826086956">
            <text:p>6,7934782609</text:p>
          </table:table-cell>
          <table:table-cell office:value-type="float" office:value="5.53846153846154">
            <text:p>5,5384615385</text:p>
          </table:table-cell>
          <table:table-cell office:value-type="float" office:value="3.88349514563107">
            <text:p>3,8834951456</text:p>
          </table:table-cell>
          <table:table-cell office:value-type="float" office:value="8.10810810810811">
            <text:p>8,1081081081</text:p>
          </table:table-cell>
          <table:table-cell office:value-type="float" office:value="3.7037037037037">
            <text:p>3,7037037037</text:p>
          </table:table-cell>
          <table:table-cell office:value-type="float" office:value="9.15032679738562">
            <text:p>9,1503267974</text:p>
          </table:table-cell>
          <table:table-cell office:value-type="float" office:value="6.36363636363636">
            <text:p>6,3636363636</text:p>
          </table:table-cell>
          <table:table-cell office:value-type="float" office:value="11.6279069767442">
            <text:p>11,6279069767</text:p>
          </table:table-cell>
          <table:table-cell office:value-type="float" office:value="3.41880341880342">
            <text:p>3,4188034188</text:p>
          </table:table-cell>
          <table:table-cell office:value-type="float" office:value="1.98019801980198">
            <text:p>1,9801980198</text:p>
          </table:table-cell>
          <table:table-cell office:value-type="float" office:value="6.02910602910603">
            <text:p>6,0291060291</text:p>
          </table:table-cell>
          <table:table-cell office:value-type="float" office:value="6.55737704918033">
            <text:p>6,5573770492</text:p>
          </table:table-cell>
          <table:table-cell office:value-type="float" office:value="8.10810810810811">
            <text:p>8,1081081081</text:p>
          </table:table-cell>
          <table:table-cell office:value-type="float" office:value="4.29042904290429">
            <text:p>4,2904290429</text:p>
          </table:table-cell>
          <table:table-cell office:value-type="float" office:value="14.2857142857143">
            <text:p>14,2857142857</text:p>
          </table:table-cell>
          <table:table-cell office:value-type="float" office:value="3.38983050847458">
            <text:p>3,3898305085</text:p>
          </table:table-cell>
          <table:table-cell office:value-type="float" office:value="9.67741935483871">
            <text:p>9,6774193548</text:p>
          </table:table-cell>
          <table:table-cell office:value-type="float" office:value="6.56934306569343">
            <text:p>6,5693430657</text:p>
          </table:table-cell>
          <table:table-cell office:value-type="float" office:value="10.9195402298851">
            <text:p>10,9195402299</text:p>
          </table:table-cell>
          <table:table-cell office:value-type="float" office:value="3.40909090909091">
            <text:p>3,4090909091</text:p>
          </table:table-cell>
          <table:table-cell office:value-type="float" office:value="3.04568527918782">
            <text:p>3,0456852792</text:p>
          </table:table-cell>
          <table:table-cell office:value-type="float" office:value="6.70103092783505">
            <text:p>6,7010309278</text:p>
          </table:table-cell>
          <table:table-cell office:value-type="float" office:value="5.20446096654275">
            <text:p>5,2044609665</text:p>
          </table:table-cell>
          <table:table-cell office:value-type="float" office:value="12.962962962963">
            <text:p>12,962962963</text:p>
          </table:table-cell>
        </table:table-row>
        <table:table-row table:style-name="ro1">
          <table:table-cell office:value-type="string">
            <text:p>(5,6]</text:p>
          </table:table-cell>
          <table:table-cell office:value-type="float" office:value="10.8753315649867">
            <text:p>10,875331565</text:p>
          </table:table-cell>
          <table:table-cell office:value-type="float" office:value="8.30721003134796">
            <text:p>8,3072100313</text:p>
          </table:table-cell>
          <table:table-cell office:value-type="float" office:value="2.04778156996587">
            <text:p>2,04778157</text:p>
          </table:table-cell>
          <table:table-cell office:value-type="float" office:value="2.89505428226779">
            <text:p>2,8950542823</text:p>
          </table:table-cell>
          <table:table-cell office:value-type="float" office:value="7.44186046511628">
            <text:p>7,4418604651</text:p>
          </table:table-cell>
          <table:table-cell office:value-type="float" office:value="5.04451038575668">
            <text:p>5,0445103858</text:p>
          </table:table-cell>
          <table:table-cell office:value-type="float" office:value="6.23229461756374">
            <text:p>6,2322946176</text:p>
          </table:table-cell>
          <table:table-cell office:value-type="float" office:value="9.41422594142259">
            <text:p>9,4142259414</text:p>
          </table:table-cell>
          <table:table-cell table:number-columns-repeated="2" office:value-type="float" office:value="9.09090909090909">
            <text:p>9,0909090909</text:p>
          </table:table-cell>
          <table:table-cell office:value-type="float" office:value="5.49450549450549">
            <text:p>5,4945054945</text:p>
          </table:table-cell>
          <table:table-cell office:value-type="float" office:value="0">
            <text:p>0</text:p>
          </table:table-cell>
          <table:table-cell office:value-type="float" office:value="2.39520958083832">
            <text:p>2,3952095808</text:p>
          </table:table-cell>
          <table:table-cell office:value-type="float" office:value="1.56862745098039">
            <text:p>1,568627451</text:p>
          </table:table-cell>
          <table:table-cell office:value-type="float" office:value="11.4391143911439">
            <text:p>11,4391143911</text:p>
          </table:table-cell>
          <table:table-cell office:value-type="float" office:value="7.77777777777778">
            <text:p>7,7777777778</text:p>
          </table:table-cell>
          <table:table-cell office:value-type="float" office:value="5.55555555555556">
            <text:p>5,5555555556</text:p>
          </table:table-cell>
          <table:table-cell office:value-type="float" office:value="3.50877192982456">
            <text:p>3,5087719298</text:p>
          </table:table-cell>
          <table:table-cell office:value-type="float" office:value="3.33333333333333">
            <text:p>3,3333333333</text:p>
          </table:table-cell>
          <table:table-cell office:value-type="float" office:value="4.08163265306122">
            <text:p>4,0816326531</text:p>
          </table:table-cell>
          <table:table-cell office:value-type="float" office:value="1.92307692307692">
            <text:p>1,9230769231</text:p>
          </table:table-cell>
          <table:table-cell office:value-type="float" office:value="0">
            <text:p>0</text:p>
          </table:table-cell>
          <table:table-cell office:value-type="float" office:value="4.63576158940397">
            <text:p>4,6357615894</text:p>
          </table:table-cell>
          <table:table-cell office:value-type="float" office:value="5.68581477139508">
            <text:p>5,6858147714</text:p>
          </table:table-cell>
          <table:table-cell office:value-type="float" office:value="4.46735395189003">
            <text:p>4,4673539519</text:p>
          </table:table-cell>
          <table:table-cell office:value-type="float" office:value="6.95825049701789">
            <text:p>6,958250497</text:p>
          </table:table-cell>
          <table:table-cell office:value-type="float" office:value="9.85130111524164">
            <text:p>9,8513011152</text:p>
          </table:table-cell>
          <table:table-cell office:value-type="float" office:value="14.5077720207254">
            <text:p>14,5077720207</text:p>
          </table:table-cell>
          <table:table-cell office:value-type="float" office:value="5.30785562632696">
            <text:p>5,3078556263</text:p>
          </table:table-cell>
          <table:table-cell office:value-type="float" office:value="4.65753424657534">
            <text:p>4,6575342466</text:p>
          </table:table-cell>
          <table:table-cell office:value-type="float" office:value="3.14465408805031">
            <text:p>3,1446540881</text:p>
          </table:table-cell>
          <table:table-cell office:value-type="float" office:value="1.4218009478673">
            <text:p>1,4218009479</text:p>
          </table:table-cell>
          <table:table-cell office:value-type="float" office:value="5.70652173913043">
            <text:p>5,7065217391</text:p>
          </table:table-cell>
          <table:table-cell office:value-type="float" office:value="2.00573065902579">
            <text:p>2,005730659</text:p>
          </table:table-cell>
          <table:table-cell office:value-type="float" office:value="4.76190476190476">
            <text:p>4,7619047619</text:p>
          </table:table-cell>
          <table:table-cell office:value-type="float" office:value="3.78006872852234">
            <text:p>3,7800687285</text:p>
          </table:table-cell>
          <table:table-cell office:value-type="float" office:value="3.2967032967033">
            <text:p>3,2967032967</text:p>
          </table:table-cell>
          <table:table-cell office:value-type="float" office:value="0">
            <text:p>0</text:p>
          </table:table-cell>
          <table:table-cell office:value-type="float" office:value="6.61157024793388">
            <text:p>6,6115702479</text:p>
          </table:table-cell>
          <table:table-cell office:value-type="float" office:value="6.00858369098712">
            <text:p>6,008583691</text:p>
          </table:table-cell>
          <table:table-cell office:value-type="float" office:value="7.74647887323944">
            <text:p>7,7464788732</text:p>
          </table:table-cell>
          <table:table-cell office:value-type="float" office:value="1.98019801980198">
            <text:p>1,9801980198</text:p>
          </table:table-cell>
          <table:table-cell office:value-type="float" office:value="9.375">
            <text:p>9,375</text:p>
          </table:table-cell>
          <table:table-cell office:value-type="float" office:value="0.888888888888889">
            <text:p>0,8888888889</text:p>
          </table:table-cell>
          <table:table-cell office:value-type="float" office:value="2.41157556270096">
            <text:p>2,4115755627</text:p>
          </table:table-cell>
          <table:table-cell office:value-type="float" office:value="13.9372822299652">
            <text:p>13,93728223</text:p>
          </table:table-cell>
          <table:table-cell office:value-type="float" office:value="19.1815856777494">
            <text:p>19,1815856777</text:p>
          </table:table-cell>
          <table:table-cell office:value-type="float" office:value="17.5652173913043">
            <text:p>17,5652173913</text:p>
          </table:table-cell>
          <table:table-cell office:value-type="float" office:value="6.15615615615616">
            <text:p>6,1561561562</text:p>
          </table:table-cell>
          <table:table-cell office:value-type="float" office:value="2.3023023023023">
            <text:p>2,3023023023</text:p>
          </table:table-cell>
          <table:table-cell office:value-type="float" office:value="3.90143737166324">
            <text:p>3,9014373717</text:p>
          </table:table-cell>
          <table:table-cell office:value-type="float" office:value="7.04697986577181">
            <text:p>7,0469798658</text:p>
          </table:table-cell>
          <table:table-cell office:value-type="float" office:value="1.70157068062827">
            <text:p>1,7015706806</text:p>
          </table:table-cell>
          <table:table-cell office:value-type="float" office:value="4.55445544554455">
            <text:p>4,5544554455</text:p>
          </table:table-cell>
          <table:table-cell office:value-type="float" office:value="8.06451612903226">
            <text:p>8,064516129</text:p>
          </table:table-cell>
          <table:table-cell office:value-type="float" office:value="4.70016207455429">
            <text:p>4,7001620746</text:p>
          </table:table-cell>
          <table:table-cell office:value-type="float" office:value="9.16496945010183">
            <text:p>9,1649694501</text:p>
          </table:table-cell>
          <table:table-cell office:value-type="float" office:value="7.97720797720798">
            <text:p>7,9772079772</text:p>
          </table:table-cell>
          <table:table-cell office:value-type="float" office:value="1.96078431372549">
            <text:p>1,9607843137</text:p>
          </table:table-cell>
          <table:table-cell office:value-type="float" office:value="4.65116279069767">
            <text:p>4,6511627907</text:p>
          </table:table-cell>
          <table:table-cell office:value-type="float" office:value="0.819672131147541">
            <text:p>0,8196721311</text:p>
          </table:table-cell>
          <table:table-cell office:value-type="float" office:value="0">
            <text:p>0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1.0752688172043">
            <text:p>1,0752688172</text:p>
          </table:table-cell>
          <table:table-cell office:value-type="float" office:value="4.11392405063291">
            <text:p>4,1139240506</text:p>
          </table:table-cell>
          <table:table-cell office:value-type="float" office:value="6.0655737704918">
            <text:p>6,0655737705</text:p>
          </table:table-cell>
          <table:table-cell office:value-type="float" office:value="9.9009900990099">
            <text:p>9,900990099</text:p>
          </table:table-cell>
          <table:table-cell office:value-type="float" office:value="12.6050420168067">
            <text:p>12,6050420168</text:p>
          </table:table-cell>
          <table:table-cell office:value-type="float" office:value="15.6398104265403">
            <text:p>15,6398104265</text:p>
          </table:table-cell>
          <table:table-cell office:value-type="float" office:value="4.9618320610687">
            <text:p>4,9618320611</text:p>
          </table:table-cell>
          <table:table-cell office:value-type="float" office:value="8.49673202614379">
            <text:p>8,4967320261</text:p>
          </table:table-cell>
          <table:table-cell office:value-type="float" office:value="6.36363636363636">
            <text:p>6,3636363636</text:p>
          </table:table-cell>
          <table:table-cell office:value-type="float" office:value="3.09278350515464">
            <text:p>3,0927835052</text:p>
          </table:table-cell>
          <table:table-cell office:value-type="float" office:value="5.45454545454545">
            <text:p>5,4545454545</text:p>
          </table:table-cell>
          <table:table-cell office:value-type="float" office:value="2.68817204301075">
            <text:p>2,688172043</text:p>
          </table:table-cell>
          <table:table-cell office:value-type="float" office:value="15.5555555555556">
            <text:p>15,5555555556</text:p>
          </table:table-cell>
          <table:table-cell office:value-type="float" office:value="10.5">
            <text:p>10,5</text:p>
          </table:table-cell>
          <table:table-cell office:value-type="float" office:value="6.66666666666667">
            <text:p>6,6666666667</text:p>
          </table:table-cell>
          <table:table-cell office:value-type="float" office:value="1.85185185185185">
            <text:p>1,8518518519</text:p>
          </table:table-cell>
          <table:table-cell office:value-type="float" office:value="1.38888888888889">
            <text:p>1,3888888889</text:p>
          </table:table-cell>
          <table:table-cell office:value-type="float" office:value="8.08823529411765">
            <text:p>8,0882352941</text:p>
          </table:table-cell>
          <table:table-cell office:value-type="float" office:value="2.8169014084507">
            <text:p>2,8169014085</text:p>
          </table:table-cell>
          <table:table-cell office:value-type="float" office:value="4.16666666666667">
            <text:p>4,1666666667</text:p>
          </table:table-cell>
          <table:table-cell office:value-type="float" office:value="1.72413793103448">
            <text:p>1,724137931</text:p>
          </table:table-cell>
          <table:table-cell office:value-type="float" office:value="0.833333333333333">
            <text:p>0,8333333333</text:p>
          </table:table-cell>
          <table:table-cell office:value-type="float" office:value="2.11706102117061">
            <text:p>2,1170610212</text:p>
          </table:table-cell>
          <table:table-cell office:value-type="float" office:value="3.125">
            <text:p>3,125</text:p>
          </table:table-cell>
          <table:table-cell office:value-type="float" office:value="13.314447592068">
            <text:p>13,3144475921</text:p>
          </table:table-cell>
          <table:table-cell office:value-type="float" office:value="13.6363636363636">
            <text:p>13,6363636364</text:p>
          </table:table-cell>
          <table:table-cell office:value-type="float" office:value="10.4265402843602">
            <text:p>10,4265402844</text:p>
          </table:table-cell>
          <table:table-cell office:value-type="float" office:value="3.52941176470588">
            <text:p>3,5294117647</text:p>
          </table:table-cell>
          <table:table-cell office:value-type="float" office:value="7.4235807860262">
            <text:p>7,423580786</text:p>
          </table:table-cell>
          <table:table-cell office:value-type="float" office:value="2.09424083769634">
            <text:p>2,0942408377</text:p>
          </table:table-cell>
          <table:table-cell office:value-type="float" office:value="1.00502512562814">
            <text:p>1,0050251256</text:p>
          </table:table-cell>
          <table:table-cell office:value-type="float" office:value="3.28467153284672">
            <text:p>3,2846715328</text:p>
          </table:table-cell>
          <table:table-cell office:value-type="float" office:value="10.9375">
            <text:p>10,9375</text:p>
          </table:table-cell>
          <table:table-cell office:value-type="float" office:value="14.4927536231884">
            <text:p>14,4927536232</text:p>
          </table:table-cell>
          <table:table-cell office:value-type="float" office:value="4.13223140495868">
            <text:p>4,132231405</text:p>
          </table:table-cell>
          <table:table-cell office:value-type="float" office:value="2.79329608938547">
            <text:p>2,7932960894</text:p>
          </table:table-cell>
          <table:table-cell office:value-type="float" office:value="20">
            <text:p>20</text:p>
          </table:table-cell>
          <table:table-cell office:value-type="float" office:value="1.36986301369863">
            <text:p>1,3698630137</text:p>
          </table:table-cell>
          <table:table-cell office:value-type="float" office:value="9.34065934065934">
            <text:p>9,3406593407</text:p>
          </table:table-cell>
          <table:table-cell office:value-type="float" office:value="3.42857142857143">
            <text:p>3,4285714286</text:p>
          </table:table-cell>
          <table:table-cell office:value-type="float" office:value="8.51063829787234">
            <text:p>8,5106382979</text:p>
          </table:table-cell>
          <table:table-cell office:value-type="float" office:value="0">
            <text:p>0</text:p>
          </table:table-cell>
          <table:table-cell office:value-type="float" office:value="0.431034482758621">
            <text:p>0,4310344828</text:p>
          </table:table-cell>
          <table:table-cell office:value-type="float" office:value="5.66037735849057">
            <text:p>5,6603773585</text:p>
          </table:table-cell>
          <table:table-cell office:value-type="float" office:value="8.14814814814815">
            <text:p>8,1481481481</text:p>
          </table:table-cell>
          <table:table-cell office:value-type="float" office:value="12.0535714285714">
            <text:p>12,0535714286</text:p>
          </table:table-cell>
          <table:table-cell office:value-type="float" office:value="16.4383561643836">
            <text:p>16,4383561644</text:p>
          </table:table-cell>
          <table:table-cell office:value-type="float" office:value="12.1771217712177">
            <text:p>12,1771217712</text:p>
          </table:table-cell>
          <table:table-cell office:value-type="float" office:value="1.92307692307692">
            <text:p>1,9230769231</text:p>
          </table:table-cell>
          <table:table-cell office:value-type="float" office:value="4.44444444444444">
            <text:p>4,4444444444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2.9126213592233">
            <text:p>2,9126213592</text:p>
          </table:table-cell>
          <table:table-cell office:value-type="float" office:value="6.32911392405063">
            <text:p>6,3291139241</text:p>
          </table:table-cell>
          <table:table-cell office:value-type="float" office:value="17.2932330827068">
            <text:p>17,2932330827</text:p>
          </table:table-cell>
          <table:table-cell office:value-type="float" office:value="6.28930817610063">
            <text:p>6,2893081761</text:p>
          </table:table-cell>
          <table:table-cell office:value-type="float" office:value="9.21052631578947">
            <text:p>9,2105263158</text:p>
          </table:table-cell>
          <table:table-cell office:value-type="float" office:value="25">
            <text:p>25</text:p>
          </table:table-cell>
          <table:table-cell office:value-type="float" office:value="13.7931034482759">
            <text:p>13,7931034483</text:p>
          </table:table-cell>
          <table:table-cell office:value-type="float" office:value="2.56410256410256">
            <text:p>2,5641025641</text:p>
          </table:table-cell>
          <table:table-cell office:value-type="float" office:value="7.27272727272727">
            <text:p>7,2727272727</text:p>
          </table:table-cell>
          <table:table-cell office:value-type="float" office:value="2.38095238095238">
            <text:p>2,380952381</text:p>
          </table:table-cell>
          <table:table-cell office:value-type="float" office:value="0">
            <text:p>0</text:p>
          </table:table-cell>
          <table:table-cell office:value-type="float" office:value="2.67857142857143">
            <text:p>2,6785714286</text:p>
          </table:table-cell>
          <table:table-cell office:value-type="float" office:value="5.58659217877095">
            <text:p>5,5865921788</text:p>
          </table:table-cell>
          <table:table-cell office:value-type="float" office:value="15.2777777777778">
            <text:p>15,2777777778</text:p>
          </table:table-cell>
          <table:table-cell office:value-type="float" office:value="8.33333333333333">
            <text:p>8,3333333333</text:p>
          </table:table-cell>
          <table:table-cell office:value-type="float" office:value="16.1290322580645">
            <text:p>16,1290322581</text:p>
          </table:table-cell>
          <table:table-cell office:value-type="float" office:value="9.09090909090909">
            <text:p>9,0909090909</text:p>
          </table:table-cell>
          <table:table-cell office:value-type="float" office:value="5.19480519480519">
            <text:p>5,1948051948</text:p>
          </table:table-cell>
          <table:table-cell office:value-type="float" office:value="3.6144578313253">
            <text:p>3,6144578313</text:p>
          </table:table-cell>
          <table:table-cell office:value-type="float" office:value="3.94736842105263">
            <text:p>3,9473684211</text:p>
          </table:table-cell>
          <table:table-cell office:value-type="float" office:value="1.51515151515152">
            <text:p>1,5151515152</text:p>
          </table:table-cell>
          <table:table-cell office:value-type="float" office:value="8.10810810810811">
            <text:p>8,1081081081</text:p>
          </table:table-cell>
          <table:table-cell office:value-type="float" office:value="2.12765957446809">
            <text:p>2,1276595745</text:p>
          </table:table-cell>
          <table:table-cell office:value-type="float" office:value="7.89473684210526">
            <text:p>7,8947368421</text:p>
          </table:table-cell>
          <table:table-cell office:value-type="float" office:value="4.54545454545455">
            <text:p>4,5454545455</text:p>
          </table:table-cell>
          <table:table-cell office:value-type="float" office:value="5.95238095238095">
            <text:p>5,9523809524</text:p>
          </table:table-cell>
          <table:table-cell office:value-type="float" office:value="4.54545454545455">
            <text:p>4,5454545455</text:p>
          </table:table-cell>
          <table:table-cell office:value-type="float" office:value="16.3636363636364">
            <text:p>16,3636363636</text:p>
          </table:table-cell>
          <table:table-cell office:value-type="float" office:value="7.79220779220779">
            <text:p>7,7922077922</text:p>
          </table:table-cell>
          <table:table-cell office:value-type="float" office:value="1.65289256198347">
            <text:p>1,652892562</text:p>
          </table:table-cell>
          <table:table-cell office:value-type="float" office:value="10.752688172043">
            <text:p>10,752688172</text:p>
          </table:table-cell>
          <table:table-cell office:value-type="float" office:value="0">
            <text:p>0</text:p>
          </table:table-cell>
          <table:table-cell office:value-type="float" office:value="0.704225352112676">
            <text:p>0,7042253521</text:p>
          </table:table-cell>
          <table:table-cell office:value-type="float" office:value="1.51933701657459">
            <text:p>1,5193370166</text:p>
          </table:table-cell>
          <table:table-cell office:value-type="float" office:value="17.6136363636364">
            <text:p>17,6136363636</text:p>
          </table:table-cell>
          <table:table-cell office:value-type="float" office:value="18.3823529411765">
            <text:p>18,3823529412</text:p>
          </table:table-cell>
          <table:table-cell office:value-type="float" office:value="1.42857142857143">
            <text:p>1,4285714286</text:p>
          </table:table-cell>
          <table:table-cell office:value-type="float" office:value="31.5789473684211">
            <text:p>31,5789473684</text:p>
          </table:table-cell>
          <table:table-cell office:value-type="float" office:value="3.57142857142857">
            <text:p>3,5714285714</text:p>
          </table:table-cell>
          <table:table-cell office:value-type="float" office:value="10.738255033557">
            <text:p>10,7382550336</text:p>
          </table:table-cell>
          <table:table-cell office:value-type="float" office:value="5.82010582010582">
            <text:p>5,8201058201</text:p>
          </table:table-cell>
          <table:table-cell office:value-type="float" office:value="10.3896103896104">
            <text:p>10,3896103896</text:p>
          </table:table-cell>
          <table:table-cell office:value-type="float" office:value="3.47222222222222">
            <text:p>3,4722222222</text:p>
          </table:table-cell>
          <table:table-cell office:value-type="float" office:value="2">
            <text:p>2</text:p>
          </table:table-cell>
          <table:table-cell office:value-type="float" office:value="4.23620025673941">
            <text:p>4,2362002567</text:p>
          </table:table-cell>
          <table:table-cell office:value-type="float" office:value="5.16304347826087">
            <text:p>5,1630434783</text:p>
          </table:table-cell>
          <table:table-cell office:value-type="float" office:value="7.38461538461539">
            <text:p>7,3846153846</text:p>
          </table:table-cell>
          <table:table-cell office:value-type="float" office:value="6.79611650485437">
            <text:p>6,7961165049</text:p>
          </table:table-cell>
          <table:table-cell office:value-type="float" office:value="8.10810810810811">
            <text:p>8,1081081081</text:p>
          </table:table-cell>
          <table:table-cell office:value-type="float" office:value="6.17283950617284">
            <text:p>6,1728395062</text:p>
          </table:table-cell>
          <table:table-cell office:value-type="float" office:value="7.18954248366013">
            <text:p>7,1895424837</text:p>
          </table:table-cell>
          <table:table-cell office:value-type="float" office:value="11.8181818181818">
            <text:p>11,8181818182</text:p>
          </table:table-cell>
          <table:table-cell office:value-type="float" office:value="10.4651162790698">
            <text:p>10,4651162791</text:p>
          </table:table-cell>
          <table:table-cell office:value-type="float" office:value="0.854700854700855">
            <text:p>0,8547008547</text:p>
          </table:table-cell>
          <table:table-cell office:value-type="float" office:value="0.99009900990099">
            <text:p>0,9900990099</text:p>
          </table:table-cell>
          <table:table-cell office:value-type="float" office:value="3.32640332640333">
            <text:p>3,3264033264</text:p>
          </table:table-cell>
          <table:table-cell office:value-type="float" office:value="8.89929742388759">
            <text:p>8,8992974239</text:p>
          </table:table-cell>
          <table:table-cell office:value-type="float" office:value="7.20720720720721">
            <text:p>7,2072072072</text:p>
          </table:table-cell>
          <table:table-cell office:value-type="float" office:value="6.27062706270627">
            <text:p>6,2706270627</text:p>
          </table:table-cell>
          <table:table-cell office:value-type="float" office:value="8.92857142857143">
            <text:p>8,9285714286</text:p>
          </table:table-cell>
          <table:table-cell office:value-type="float" office:value="3.38983050847458">
            <text:p>3,3898305085</text:p>
          </table:table-cell>
          <table:table-cell office:value-type="float" office:value="5.37634408602151">
            <text:p>5,376344086</text:p>
          </table:table-cell>
          <table:table-cell office:value-type="float" office:value="5.83941605839416">
            <text:p>5,8394160584</text:p>
          </table:table-cell>
          <table:table-cell office:value-type="float" office:value="4.02298850574713">
            <text:p>4,0229885057</text:p>
          </table:table-cell>
          <table:table-cell office:value-type="float" office:value="1.13636363636364">
            <text:p>1,1363636364</text:p>
          </table:table-cell>
          <table:table-cell office:value-type="float" office:value="3.04568527918782">
            <text:p>3,0456852792</text:p>
          </table:table-cell>
          <table:table-cell office:value-type="float" office:value="2.57731958762887">
            <text:p>2,5773195876</text:p>
          </table:table-cell>
          <table:table-cell office:value-type="float" office:value="5.57620817843866">
            <text:p>5,5762081784</text:p>
          </table:table-cell>
          <table:table-cell office:value-type="float" office:value="1.85185185185185">
            <text:p>1,8518518519</text:p>
          </table:table-cell>
        </table:table-row>
        <table:table-row table:style-name="ro1">
          <table:table-cell office:value-type="string">
            <text:p>(6,7]</text:p>
          </table:table-cell>
          <table:table-cell office:value-type="float" office:value="12.9973474801061">
            <text:p>12,9973474801</text:p>
          </table:table-cell>
          <table:table-cell office:value-type="float" office:value="4.38871473354232">
            <text:p>4,3887147335</text:p>
          </table:table-cell>
          <table:table-cell office:value-type="float" office:value="3.07167235494881">
            <text:p>3,0716723549</text:p>
          </table:table-cell>
          <table:table-cell office:value-type="float" office:value="2.05066344993969">
            <text:p>2,0506634499</text:p>
          </table:table-cell>
          <table:table-cell office:value-type="float" office:value="1.86046511627907">
            <text:p>1,8604651163</text:p>
          </table:table-cell>
          <table:table-cell office:value-type="float" office:value="0.890207715133531">
            <text:p>0,8902077151</text:p>
          </table:table-cell>
          <table:table-cell office:value-type="float" office:value="3.25779036827195">
            <text:p>3,2577903683</text:p>
          </table:table-cell>
          <table:table-cell office:value-type="float" office:value="2.92887029288703">
            <text:p>2,9288702929</text:p>
          </table:table-cell>
          <table:table-cell office:value-type="float" office:value="6.41711229946524">
            <text:p>6,4171122995</text:p>
          </table:table-cell>
          <table:table-cell office:value-type="float" office:value="8.50439882697947">
            <text:p>8,504398827</text:p>
          </table:table-cell>
          <table:table-cell office:value-type="float" office:value="6.59340659340659">
            <text:p>6,5934065934</text:p>
          </table:table-cell>
          <table:table-cell office:value-type="float" office:value="1.40845070422535">
            <text:p>1,4084507042</text:p>
          </table:table-cell>
          <table:table-cell office:value-type="float" office:value="2.39520958083832">
            <text:p>2,3952095808</text:p>
          </table:table-cell>
          <table:table-cell office:value-type="float" office:value="1.56862745098039">
            <text:p>1,568627451</text:p>
          </table:table-cell>
          <table:table-cell office:value-type="float" office:value="11.4391143911439">
            <text:p>11,4391143911</text:p>
          </table:table-cell>
          <table:table-cell office:value-type="float" office:value="14.4444444444444">
            <text:p>14,4444444444</text:p>
          </table:table-cell>
          <table:table-cell office:value-type="float" office:value="1.58730158730159">
            <text:p>1,5873015873</text:p>
          </table:table-cell>
          <table:table-cell office:value-type="float" office:value="2.92397660818713">
            <text:p>2,9239766082</text:p>
          </table:table-cell>
          <table:table-cell office:value-type="float" office:value="4.44444444444444">
            <text:p>4,4444444444</text:p>
          </table:table-cell>
          <table:table-cell office:value-type="float" office:value="14.2857142857143">
            <text:p>14,2857142857</text:p>
          </table:table-cell>
          <table:table-cell office:value-type="float" office:value="3.84615384615385">
            <text:p>3,8461538462</text:p>
          </table:table-cell>
          <table:table-cell office:value-type="float" office:value="0">
            <text:p>0</text:p>
          </table:table-cell>
          <table:table-cell office:value-type="float" office:value="3.3112582781457">
            <text:p>3,3112582781</text:p>
          </table:table-cell>
          <table:table-cell office:value-type="float" office:value="2.28604923798359">
            <text:p>2,286049238</text:p>
          </table:table-cell>
          <table:table-cell office:value-type="float" office:value="3.78006872852234">
            <text:p>3,7800687285</text:p>
          </table:table-cell>
          <table:table-cell office:value-type="float" office:value="7.3558648111332">
            <text:p>7,3558648111</text:p>
          </table:table-cell>
          <table:table-cell office:value-type="float" office:value="11.8959107806691">
            <text:p>11,8959107807</text:p>
          </table:table-cell>
          <table:table-cell office:value-type="float" office:value="13.9896373056995">
            <text:p>13,9896373057</text:p>
          </table:table-cell>
          <table:table-cell office:value-type="float" office:value="7.21868365180467">
            <text:p>7,2186836518</text:p>
          </table:table-cell>
          <table:table-cell office:value-type="float" office:value="10.958904109589">
            <text:p>10,9589041096</text:p>
          </table:table-cell>
          <table:table-cell office:value-type="float" office:value="3.14465408805031">
            <text:p>3,1446540881</text:p>
          </table:table-cell>
          <table:table-cell office:value-type="float" office:value="2.3696682464455">
            <text:p>2,3696682464</text:p>
          </table:table-cell>
          <table:table-cell office:value-type="float" office:value="1.90217391304348">
            <text:p>1,902173913</text:p>
          </table:table-cell>
          <table:table-cell office:value-type="float" office:value="2.29226361031519">
            <text:p>2,2922636103</text:p>
          </table:table-cell>
          <table:table-cell office:value-type="float" office:value="4.76190476190476">
            <text:p>4,7619047619</text:p>
          </table:table-cell>
          <table:table-cell office:value-type="float" office:value="6.87285223367698">
            <text:p>6,8728522337</text:p>
          </table:table-cell>
          <table:table-cell office:value-type="float" office:value="6.04395604395604">
            <text:p>6,043956044</text:p>
          </table:table-cell>
          <table:table-cell office:value-type="float" office:value="3.03030303030303">
            <text:p>3,0303030303</text:p>
          </table:table-cell>
          <table:table-cell office:value-type="float" office:value="0">
            <text:p>0</text:p>
          </table:table-cell>
          <table:table-cell office:value-type="float" office:value="11.1587982832618">
            <text:p>11,1587982833</text:p>
          </table:table-cell>
          <table:table-cell office:value-type="float" office:value="8.45070422535211">
            <text:p>8,4507042254</text:p>
          </table:table-cell>
          <table:table-cell office:value-type="float" office:value="6.93069306930693">
            <text:p>6,9306930693</text:p>
          </table:table-cell>
          <table:table-cell office:value-type="float" office:value="7.8125">
            <text:p>7,8125</text:p>
          </table:table-cell>
          <table:table-cell office:value-type="float" office:value="1.33333333333333">
            <text:p>1,3333333333</text:p>
          </table:table-cell>
          <table:table-cell office:value-type="float" office:value="1.28617363344051">
            <text:p>1,2861736334</text:p>
          </table:table-cell>
          <table:table-cell office:value-type="float" office:value="4.00696864111498">
            <text:p>4,0069686411</text:p>
          </table:table-cell>
          <table:table-cell office:value-type="float" office:value="20.460358056266">
            <text:p>20,4603580563</text:p>
          </table:table-cell>
          <table:table-cell office:value-type="float" office:value="20.695652173913">
            <text:p>20,6956521739</text:p>
          </table:table-cell>
          <table:table-cell office:value-type="float" office:value="14.1141141141141">
            <text:p>14,1141141141</text:p>
          </table:table-cell>
          <table:table-cell office:value-type="float" office:value="4.6046046046046">
            <text:p>4,6046046046</text:p>
          </table:table-cell>
          <table:table-cell office:value-type="float" office:value="4.51745379876797">
            <text:p>4,5174537988</text:p>
          </table:table-cell>
          <table:table-cell office:value-type="float" office:value="8.38926174496644">
            <text:p>8,389261745</text:p>
          </table:table-cell>
          <table:table-cell office:value-type="float" office:value="3.40314136125654">
            <text:p>3,4031413613</text:p>
          </table:table-cell>
          <table:table-cell office:value-type="float" office:value="3.16831683168317">
            <text:p>3,1683168317</text:p>
          </table:table-cell>
          <table:table-cell office:value-type="float" office:value="4.12186379928315">
            <text:p>4,1218637993</text:p>
          </table:table-cell>
          <table:table-cell office:value-type="float" office:value="5.67260940032415">
            <text:p>5,6726094003</text:p>
          </table:table-cell>
          <table:table-cell office:value-type="float" office:value="6.72097759674134">
            <text:p>6,7209775967</text:p>
          </table:table-cell>
          <table:table-cell office:value-type="float" office:value="7.69230769230769">
            <text:p>7,6923076923</text:p>
          </table:table-cell>
          <table:table-cell office:value-type="float" office:value="3.92156862745098">
            <text:p>3,9215686275</text:p>
          </table:table-cell>
          <table:table-cell office:value-type="float" office:value="0">
            <text:p>0</text:p>
          </table:table-cell>
          <table:table-cell office:value-type="float" office:value="6.55737704918033">
            <text:p>6,5573770492</text:p>
          </table:table-cell>
          <table:table-cell office:value-type="float" office:value="0">
            <text:p>0</text:p>
          </table:table-cell>
          <table:table-cell office:value-type="float" office:value="3.84615384615385">
            <text:p>3,8461538462</text:p>
          </table:table-cell>
          <table:table-cell office:value-type="float" office:value="12.5">
            <text:p>12,5</text:p>
          </table:table-cell>
          <table:table-cell office:value-type="float" office:value="3.2258064516129">
            <text:p>3,2258064516</text:p>
          </table:table-cell>
          <table:table-cell office:value-type="float" office:value="5.37974683544304">
            <text:p>5,3797468354</text:p>
          </table:table-cell>
          <table:table-cell office:value-type="float" office:value="5.40983606557377">
            <text:p>5,4098360656</text:p>
          </table:table-cell>
          <table:table-cell office:value-type="float" office:value="10.2310231023102">
            <text:p>10,2310231023</text:p>
          </table:table-cell>
          <table:table-cell office:value-type="float" office:value="9.2436974789916">
            <text:p>9,243697479</text:p>
          </table:table-cell>
          <table:table-cell office:value-type="float" office:value="11.8483412322275">
            <text:p>11,8483412322</text:p>
          </table:table-cell>
          <table:table-cell office:value-type="float" office:value="1.52671755725191">
            <text:p>1,5267175573</text:p>
          </table:table-cell>
          <table:table-cell office:value-type="float" office:value="8.49673202614379">
            <text:p>8,4967320261</text:p>
          </table:table-cell>
          <table:table-cell office:value-type="float" office:value="7.27272727272727">
            <text:p>7,2727272727</text:p>
          </table:table-cell>
          <table:table-cell office:value-type="float" office:value="2.57731958762887">
            <text:p>2,5773195876</text:p>
          </table:table-cell>
          <table:table-cell office:value-type="float" office:value="10.9090909090909">
            <text:p>10,9090909091</text:p>
          </table:table-cell>
          <table:table-cell office:value-type="float" office:value="4.3010752688172">
            <text:p>4,3010752688</text:p>
          </table:table-cell>
          <table:table-cell office:value-type="float" office:value="5.55555555555556">
            <text:p>5,5555555556</text:p>
          </table:table-cell>
          <table:table-cell office:value-type="float" office:value="2.5">
            <text:p>2,5</text:p>
          </table:table-cell>
          <table:table-cell office:value-type="float" office:value="11.1111111111111">
            <text:p>11,1111111111</text:p>
          </table:table-cell>
          <table:table-cell office:value-type="float" office:value="25.9259259259259">
            <text:p>25,9259259259</text:p>
          </table:table-cell>
          <table:table-cell office:value-type="float" office:value="0">
            <text:p>0</text:p>
          </table:table-cell>
          <table:table-cell office:value-type="float" office:value="16.9117647058824">
            <text:p>16,9117647059</text:p>
          </table:table-cell>
          <table:table-cell office:value-type="float" office:value="8.45070422535211">
            <text:p>8,4507042254</text:p>
          </table:table-cell>
          <table:table-cell office:value-type="float" office:value="6.94444444444444">
            <text:p>6,9444444444</text:p>
          </table:table-cell>
          <table:table-cell office:value-type="float" office:value="3.44827586206897">
            <text:p>3,4482758621</text:p>
          </table:table-cell>
          <table:table-cell office:value-type="float" office:value="0">
            <text:p>0</text:p>
          </table:table-cell>
          <table:table-cell office:value-type="float" office:value="2.4906600249066">
            <text:p>2,4906600249</text:p>
          </table:table-cell>
          <table:table-cell office:value-type="float" office:value="4.375">
            <text:p>4,375</text:p>
          </table:table-cell>
          <table:table-cell office:value-type="float" office:value="6.23229461756374">
            <text:p>6,2322946176</text:p>
          </table:table-cell>
          <table:table-cell office:value-type="float" office:value="12.2727272727273">
            <text:p>12,2727272727</text:p>
          </table:table-cell>
          <table:table-cell office:value-type="float" office:value="18.957345971564">
            <text:p>18,9573459716</text:p>
          </table:table-cell>
          <table:table-cell office:value-type="float" office:value="12.9411764705882">
            <text:p>12,9411764706</text:p>
          </table:table-cell>
          <table:table-cell office:value-type="float" office:value="8.29694323144105">
            <text:p>8,2969432314</text:p>
          </table:table-cell>
          <table:table-cell office:value-type="float" office:value="4.71204188481675">
            <text:p>4,7120418848</text:p>
          </table:table-cell>
          <table:table-cell office:value-type="float" office:value="2.01005025125628">
            <text:p>2,0100502513</text:p>
          </table:table-cell>
          <table:table-cell office:value-type="float" office:value="3.64963503649635">
            <text:p>3,6496350365</text:p>
          </table:table-cell>
          <table:table-cell office:value-type="float" office:value="10.15625">
            <text:p>10,15625</text:p>
          </table:table-cell>
          <table:table-cell office:value-type="float" office:value="8.69565217391304">
            <text:p>8,6956521739</text:p>
          </table:table-cell>
          <table:table-cell office:value-type="float" office:value="1.65289256198347">
            <text:p>1,652892562</text:p>
          </table:table-cell>
          <table:table-cell office:value-type="float" office:value="2.79329608938547">
            <text:p>2,7932960894</text:p>
          </table:table-cell>
          <table:table-cell office:value-type="float" office:value="10">
            <text:p>10</text:p>
          </table:table-cell>
          <table:table-cell office:value-type="float" office:value="1.36986301369863">
            <text:p>1,3698630137</text:p>
          </table:table-cell>
          <table:table-cell office:value-type="float" office:value="13.1868131868132">
            <text:p>13,1868131868</text:p>
          </table:table-cell>
          <table:table-cell office:value-type="float" office:value="2.85714285714286">
            <text:p>2,8571428571</text:p>
          </table:table-cell>
          <table:table-cell office:value-type="float" office:value="4.25531914893617">
            <text:p>4,2553191489</text:p>
          </table:table-cell>
          <table:table-cell office:value-type="float" office:value="0">
            <text:p>0</text:p>
          </table:table-cell>
          <table:table-cell office:value-type="float" office:value="0.431034482758621">
            <text:p>0,4310344828</text:p>
          </table:table-cell>
          <table:table-cell office:value-type="float" office:value="2.12264150943396">
            <text:p>2,1226415094</text:p>
          </table:table-cell>
          <table:table-cell office:value-type="float" office:value="5.18518518518519">
            <text:p>5,1851851852</text:p>
          </table:table-cell>
          <table:table-cell office:value-type="float" office:value="7.58928571428571">
            <text:p>7,5892857143</text:p>
          </table:table-cell>
          <table:table-cell office:value-type="float" office:value="19.1780821917808">
            <text:p>19,1780821918</text:p>
          </table:table-cell>
          <table:table-cell office:value-type="float" office:value="10.7011070110701">
            <text:p>10,7011070111</text:p>
          </table:table-cell>
          <table:table-cell office:value-type="float" office:value="3.84615384615385">
            <text:p>3,8461538462</text:p>
          </table:table-cell>
          <table:table-cell office:value-type="float" office:value="11.1111111111111">
            <text:p>11,1111111111</text:p>
          </table:table-cell>
          <table:table-cell office:value-type="float" office:value="10.7692307692308">
            <text:p>10,7692307692</text:p>
          </table:table-cell>
          <table:table-cell office:value-type="float" office:value="0">
            <text:p>0</text:p>
          </table:table-cell>
          <table:table-cell office:value-type="float" office:value="2.9126213592233">
            <text:p>2,9126213592</text:p>
          </table:table-cell>
          <table:table-cell office:value-type="float" office:value="2.53164556962025">
            <text:p>2,5316455696</text:p>
          </table:table-cell>
          <table:table-cell office:value-type="float" office:value="10.5263157894737">
            <text:p>10,5263157895</text:p>
          </table:table-cell>
          <table:table-cell office:value-type="float" office:value="7.54716981132075">
            <text:p>7,5471698113</text:p>
          </table:table-cell>
          <table:table-cell office:value-type="float" office:value="15.7894736842105">
            <text:p>15,789473684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.3846153846154">
            <text:p>15,384615384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63157894736842">
            <text:p>2,6315789474</text:p>
          </table:table-cell>
          <table:table-cell office:value-type="float" office:value="3.57142857142857">
            <text:p>3,5714285714</text:p>
          </table:table-cell>
          <table:table-cell office:value-type="float" office:value="1.39664804469274">
            <text:p>1,3966480447</text:p>
          </table:table-cell>
          <table:table-cell office:value-type="float" office:value="13.8888888888889">
            <text:p>13,8888888889</text:p>
          </table:table-cell>
          <table:table-cell office:value-type="float" office:value="10.7142857142857">
            <text:p>10,7142857143</text:p>
          </table:table-cell>
          <table:table-cell office:value-type="float" office:value="9.67741935483871">
            <text:p>9,6774193548</text:p>
          </table:table-cell>
          <table:table-cell office:value-type="float" office:value="12.987012987013">
            <text:p>12,987012987</text:p>
          </table:table-cell>
          <table:table-cell office:value-type="float" office:value="11.038961038961">
            <text:p>11,038961039</text:p>
          </table:table-cell>
          <table:table-cell office:value-type="float" office:value="8.43373493975904">
            <text:p>8,4337349398</text:p>
          </table:table-cell>
          <table:table-cell office:value-type="float" office:value="7.89473684210526">
            <text:p>7,8947368421</text:p>
          </table:table-cell>
          <table:table-cell office:value-type="float" office:value="3.03030303030303">
            <text:p>3,0303030303</text:p>
          </table:table-cell>
          <table:table-cell office:value-type="float" office:value="2.7027027027027">
            <text:p>2,7027027027</text:p>
          </table:table-cell>
          <table:table-cell office:value-type="float" office:value="8.51063829787234">
            <text:p>8,5106382979</text:p>
          </table:table-cell>
          <table:table-cell office:value-type="float" office:value="7.01754385964912">
            <text:p>7,0175438596</text:p>
          </table:table-cell>
          <table:table-cell office:value-type="float" office:value="6.36363636363636">
            <text:p>6,3636363636</text:p>
          </table:table-cell>
          <table:table-cell office:value-type="float" office:value="17.8571428571429">
            <text:p>17,8571428571</text:p>
          </table:table-cell>
          <table:table-cell office:value-type="float" office:value="18.1818181818182">
            <text:p>18,1818181818</text:p>
          </table:table-cell>
          <table:table-cell office:value-type="float" office:value="1.81818181818182">
            <text:p>1,8181818182</text:p>
          </table:table-cell>
          <table:table-cell office:value-type="float" office:value="9.09090909090909">
            <text:p>9,0909090909</text:p>
          </table:table-cell>
          <table:table-cell office:value-type="float" office:value="8.26446280991736">
            <text:p>8,2644628099</text:p>
          </table:table-cell>
          <table:table-cell office:value-type="float" office:value="8.60215053763441">
            <text:p>8,6021505376</text:p>
          </table:table-cell>
          <table:table-cell office:value-type="float" office:value="4.83870967741935">
            <text:p>4,8387096774</text:p>
          </table:table-cell>
          <table:table-cell office:value-type="float" office:value="0.704225352112676">
            <text:p>0,7042253521</text:p>
          </table:table-cell>
          <table:table-cell office:value-type="float" office:value="0.69060773480663">
            <text:p>0,6906077348</text:p>
          </table:table-cell>
          <table:table-cell office:value-type="float" office:value="7.38636363636364">
            <text:p>7,3863636364</text:p>
          </table:table-cell>
          <table:table-cell office:value-type="float" office:value="15.4411764705882">
            <text:p>15,4411764706</text:p>
          </table:table-cell>
          <table:table-cell office:value-type="float" office:value="4.28571428571429">
            <text:p>4,2857142857</text:p>
          </table:table-cell>
          <table:table-cell office:value-type="float" office:value="5.26315789473684">
            <text:p>5,2631578947</text:p>
          </table:table-cell>
          <table:table-cell office:value-type="float" office:value="3.57142857142857">
            <text:p>3,5714285714</text:p>
          </table:table-cell>
          <table:table-cell office:value-type="float" office:value="10.0671140939597">
            <text:p>10,067114094</text:p>
          </table:table-cell>
          <table:table-cell office:value-type="float" office:value="4.76190476190476">
            <text:p>4,7619047619</text:p>
          </table:table-cell>
          <table:table-cell office:value-type="float" office:value="7.14285714285714">
            <text:p>7,1428571429</text:p>
          </table:table-cell>
          <table:table-cell office:value-type="float" office:value="4.86111111111111">
            <text:p>4,8611111111</text:p>
          </table:table-cell>
          <table:table-cell office:value-type="float" office:value="1.63636363636364">
            <text:p>1,6363636364</text:p>
          </table:table-cell>
          <table:table-cell office:value-type="float" office:value="2.31065468549422">
            <text:p>2,3106546855</text:p>
          </table:table-cell>
          <table:table-cell office:value-type="float" office:value="5.16304347826087">
            <text:p>5,1630434783</text:p>
          </table:table-cell>
          <table:table-cell office:value-type="float" office:value="7.38461538461539">
            <text:p>7,3846153846</text:p>
          </table:table-cell>
          <table:table-cell office:value-type="float" office:value="11.1650485436893">
            <text:p>11,1650485437</text:p>
          </table:table-cell>
          <table:table-cell office:value-type="float" office:value="5.40540540540541">
            <text:p>5,4054054054</text:p>
          </table:table-cell>
          <table:table-cell office:value-type="float" office:value="1.23456790123457">
            <text:p>1,2345679012</text:p>
          </table:table-cell>
          <table:table-cell office:value-type="float" office:value="5.88235294117647">
            <text:p>5,8823529412</text:p>
          </table:table-cell>
          <table:table-cell office:value-type="float" office:value="7.27272727272727">
            <text:p>7,2727272727</text:p>
          </table:table-cell>
          <table:table-cell office:value-type="float" office:value="3.48837209302326">
            <text:p>3,488372093</text:p>
          </table:table-cell>
          <table:table-cell office:value-type="float" office:value="5.12820512820513">
            <text:p>5,1282051282</text:p>
          </table:table-cell>
          <table:table-cell office:value-type="float" office:value="0.742574257425743">
            <text:p>0,7425742574</text:p>
          </table:table-cell>
          <table:table-cell office:value-type="float" office:value="3.53430353430353">
            <text:p>3,5343035343</text:p>
          </table:table-cell>
          <table:table-cell office:value-type="float" office:value="3.98126463700234">
            <text:p>3,981264637</text:p>
          </table:table-cell>
          <table:table-cell office:value-type="float" office:value="7.20720720720721">
            <text:p>7,2072072072</text:p>
          </table:table-cell>
          <table:table-cell office:value-type="float" office:value="4.95049504950495">
            <text:p>4,9504950495</text:p>
          </table:table-cell>
          <table:table-cell office:value-type="float" office:value="0">
            <text:p>0</text:p>
          </table:table-cell>
          <table:table-cell office:value-type="float" office:value="10.1694915254237">
            <text:p>10,1694915254</text:p>
          </table:table-cell>
          <table:table-cell office:value-type="float" office:value="7.52688172043011">
            <text:p>7,5268817204</text:p>
          </table:table-cell>
          <table:table-cell office:value-type="float" office:value="5.83941605839416">
            <text:p>5,8394160584</text:p>
          </table:table-cell>
          <table:table-cell office:value-type="float" office:value="5.74712643678161">
            <text:p>5,7471264368</text:p>
          </table:table-cell>
          <table:table-cell office:value-type="float" office:value="1.13636363636364">
            <text:p>1,1363636364</text:p>
          </table:table-cell>
          <table:table-cell office:value-type="float" office:value="2.53807106598985">
            <text:p>2,538071066</text:p>
          </table:table-cell>
          <table:table-cell office:value-type="float" office:value="2.31958762886598">
            <text:p>2,3195876289</text:p>
          </table:table-cell>
          <table:table-cell office:value-type="float" office:value="4.46096654275093">
            <text:p>4,4609665428</text:p>
          </table:table-cell>
          <table:table-cell office:value-type="float" office:value="9.25925925925926">
            <text:p>9,2592592593</text:p>
          </table:table-cell>
        </table:table-row>
        <table:table-row table:style-name="ro1">
          <table:table-cell office:value-type="string">
            <text:p>(7,8]</text:p>
          </table:table-cell>
          <table:table-cell office:value-type="float" office:value="5.83554376657825">
            <text:p>5,8355437666</text:p>
          </table:table-cell>
          <table:table-cell office:value-type="float" office:value="4.70219435736677">
            <text:p>4,7021943574</text:p>
          </table:table-cell>
          <table:table-cell office:value-type="float" office:value="3.07167235494881">
            <text:p>3,0716723549</text:p>
          </table:table-cell>
          <table:table-cell office:value-type="float" office:value="0.241254523522316">
            <text:p>0,2412545235</text:p>
          </table:table-cell>
          <table:table-cell office:value-type="float" office:value="0.930232558139535">
            <text:p>0,9302325581</text:p>
          </table:table-cell>
          <table:table-cell office:value-type="float" office:value="0">
            <text:p>0</text:p>
          </table:table-cell>
          <table:table-cell office:value-type="float" office:value="1.13314447592068">
            <text:p>1,1331444759</text:p>
          </table:table-cell>
          <table:table-cell office:value-type="float" office:value="4.81171548117155">
            <text:p>4,8117154812</text:p>
          </table:table-cell>
          <table:table-cell office:value-type="float" office:value="8.19964349376114">
            <text:p>8,1996434938</text:p>
          </table:table-cell>
          <table:table-cell office:value-type="float" office:value="4.10557184750733">
            <text:p>4,1055718475</text:p>
          </table:table-cell>
          <table:table-cell office:value-type="float" office:value="4.3956043956044">
            <text:p>4,3956043956</text:p>
          </table:table-cell>
          <table:table-cell office:value-type="float" office:value="0">
            <text:p>0</text:p>
          </table:table-cell>
          <table:table-cell office:value-type="float" office:value="0.598802395209581">
            <text:p>0,5988023952</text:p>
          </table:table-cell>
          <table:table-cell office:value-type="float" office:value="2.35294117647059">
            <text:p>2,3529411765</text:p>
          </table:table-cell>
          <table:table-cell office:value-type="float" office:value="7.01107011070111">
            <text:p>7,0110701107</text:p>
          </table:table-cell>
          <table:table-cell office:value-type="float" office:value="11.1111111111111">
            <text:p>11,1111111111</text:p>
          </table:table-cell>
          <table:table-cell office:value-type="float" office:value="4.76190476190476">
            <text:p>4,7619047619</text:p>
          </table:table-cell>
          <table:table-cell office:value-type="float" office:value="0.584795321637427">
            <text:p>0,5847953216</text:p>
          </table:table-cell>
          <table:table-cell office:value-type="float" office:value="1.11111111111111">
            <text:p>1,1111111111</text:p>
          </table:table-cell>
          <table:table-cell office:value-type="float" office:value="9.18367346938776">
            <text:p>9,1836734694</text:p>
          </table:table-cell>
          <table:table-cell office:value-type="float" office:value="5.76923076923077">
            <text:p>5,7692307692</text:p>
          </table:table-cell>
          <table:table-cell office:value-type="float" office:value="9.09090909090909">
            <text:p>9,0909090909</text:p>
          </table:table-cell>
          <table:table-cell office:value-type="float" office:value="1.32450331125828">
            <text:p>1,3245033113</text:p>
          </table:table-cell>
          <table:table-cell office:value-type="float" office:value="0.82063305978898">
            <text:p>0,8206330598</text:p>
          </table:table-cell>
          <table:table-cell office:value-type="float" office:value="4.46735395189003">
            <text:p>4,4673539519</text:p>
          </table:table-cell>
          <table:table-cell office:value-type="float" office:value="11.7296222664016">
            <text:p>11,7296222664</text:p>
          </table:table-cell>
          <table:table-cell office:value-type="float" office:value="9.29368029739777">
            <text:p>9,2936802974</text:p>
          </table:table-cell>
          <table:table-cell office:value-type="float" office:value="12.6943005181347">
            <text:p>12,6943005181</text:p>
          </table:table-cell>
          <table:table-cell office:value-type="float" office:value="13.3757961783439">
            <text:p>13,3757961783</text:p>
          </table:table-cell>
          <table:table-cell office:value-type="float" office:value="18.6301369863014">
            <text:p>18,6301369863</text:p>
          </table:table-cell>
          <table:table-cell office:value-type="float" office:value="9.43396226415094">
            <text:p>9,4339622642</text:p>
          </table:table-cell>
          <table:table-cell office:value-type="float" office:value="6.63507109004739">
            <text:p>6,63507109</text:p>
          </table:table-cell>
          <table:table-cell office:value-type="float" office:value="3.53260869565217">
            <text:p>3,5326086957</text:p>
          </table:table-cell>
          <table:table-cell office:value-type="float" office:value="2.29226361031519">
            <text:p>2,2922636103</text:p>
          </table:table-cell>
          <table:table-cell office:value-type="float" office:value="4.76190476190476">
            <text:p>4,7619047619</text:p>
          </table:table-cell>
          <table:table-cell office:value-type="float" office:value="8.59106529209622">
            <text:p>8,5910652921</text:p>
          </table:table-cell>
          <table:table-cell office:value-type="float" office:value="7.69230769230769">
            <text:p>7,6923076923</text:p>
          </table:table-cell>
          <table:table-cell office:value-type="float" office:value="6.06060606060606">
            <text:p>6,0606060606</text:p>
          </table:table-cell>
          <table:table-cell office:value-type="float" office:value="1.65289256198347">
            <text:p>1,652892562</text:p>
          </table:table-cell>
          <table:table-cell office:value-type="float" office:value="17.1673819742489">
            <text:p>17,1673819742</text:p>
          </table:table-cell>
          <table:table-cell office:value-type="float" office:value="4.92957746478873">
            <text:p>4,9295774648</text:p>
          </table:table-cell>
          <table:table-cell office:value-type="float" office:value="4.95049504950495">
            <text:p>4,9504950495</text:p>
          </table:table-cell>
          <table:table-cell office:value-type="float" office:value="9.375">
            <text:p>9,375</text:p>
          </table:table-cell>
          <table:table-cell office:value-type="float" office:value="0.444444444444444">
            <text:p>0,4444444444</text:p>
          </table:table-cell>
          <table:table-cell office:value-type="float" office:value="0.321543408360129">
            <text:p>0,3215434084</text:p>
          </table:table-cell>
          <table:table-cell office:value-type="float" office:value="4.52961672473868">
            <text:p>4,5296167247</text:p>
          </table:table-cell>
          <table:table-cell office:value-type="float" office:value="14.0664961636829">
            <text:p>14,0664961637</text:p>
          </table:table-cell>
          <table:table-cell office:value-type="float" office:value="16.695652173913">
            <text:p>16,6956521739</text:p>
          </table:table-cell>
          <table:table-cell office:value-type="float" office:value="18.4684684684685">
            <text:p>18,4684684685</text:p>
          </table:table-cell>
          <table:table-cell office:value-type="float" office:value="13.7137137137137">
            <text:p>13,7137137137</text:p>
          </table:table-cell>
          <table:table-cell office:value-type="float" office:value="8.82956878850103">
            <text:p>8,8295687885</text:p>
          </table:table-cell>
          <table:table-cell office:value-type="float" office:value="9.73154362416107">
            <text:p>9,7315436242</text:p>
          </table:table-cell>
          <table:table-cell office:value-type="float" office:value="5.49738219895288">
            <text:p>5,497382199</text:p>
          </table:table-cell>
          <table:table-cell office:value-type="float" office:value="2.37623762376238">
            <text:p>2,3762376238</text:p>
          </table:table-cell>
          <table:table-cell office:value-type="float" office:value="4.83870967741935">
            <text:p>4,8387096774</text:p>
          </table:table-cell>
          <table:table-cell office:value-type="float" office:value="6.645056726094">
            <text:p>6,6450567261</text:p>
          </table:table-cell>
          <table:table-cell office:value-type="float" office:value="8.14663951120163">
            <text:p>8,1466395112</text:p>
          </table:table-cell>
          <table:table-cell office:value-type="float" office:value="11.965811965812">
            <text:p>11,9658119658</text:p>
          </table:table-cell>
          <table:table-cell office:value-type="float" office:value="11.7647058823529">
            <text:p>11,7647058824</text:p>
          </table:table-cell>
          <table:table-cell office:value-type="float" office:value="0">
            <text:p>0</text:p>
          </table:table-cell>
          <table:table-cell office:value-type="float" office:value="9.83606557377049">
            <text:p>9,8360655738</text:p>
          </table:table-cell>
          <table:table-cell office:value-type="float" office:value="4.76190476190476">
            <text:p>4,7619047619</text:p>
          </table:table-cell>
          <table:table-cell office:value-type="float" office:value="3.84615384615385">
            <text:p>3,8461538462</text:p>
          </table:table-cell>
          <table:table-cell office:value-type="float" office:value="12.5">
            <text:p>12,5</text:p>
          </table:table-cell>
          <table:table-cell office:value-type="float" office:value="1.0752688172043">
            <text:p>1,0752688172</text:p>
          </table:table-cell>
          <table:table-cell office:value-type="float" office:value="1.58227848101266">
            <text:p>1,582278481</text:p>
          </table:table-cell>
          <table:table-cell office:value-type="float" office:value="3.9344262295082">
            <text:p>3,9344262295</text:p>
          </table:table-cell>
          <table:table-cell office:value-type="float" office:value="6.6006600660066">
            <text:p>6,600660066</text:p>
          </table:table-cell>
          <table:table-cell office:value-type="float" office:value="7.14285714285714">
            <text:p>7,1428571429</text:p>
          </table:table-cell>
          <table:table-cell office:value-type="float" office:value="10.4265402843602">
            <text:p>10,4265402844</text:p>
          </table:table-cell>
          <table:table-cell office:value-type="float" office:value="3.05343511450382">
            <text:p>3,0534351145</text:p>
          </table:table-cell>
          <table:table-cell office:value-type="float" office:value="4.90196078431373">
            <text:p>4,9019607843</text:p>
          </table:table-cell>
          <table:table-cell office:value-type="float" office:value="8.63636363636364">
            <text:p>8,6363636364</text:p>
          </table:table-cell>
          <table:table-cell office:value-type="float" office:value="5.15463917525773">
            <text:p>5,1546391753</text:p>
          </table:table-cell>
          <table:table-cell office:value-type="float" office:value="6.36363636363636">
            <text:p>6,3636363636</text:p>
          </table:table-cell>
          <table:table-cell office:value-type="float" office:value="6.45161290322581">
            <text:p>6,4516129032</text:p>
          </table:table-cell>
          <table:table-cell office:value-type="float" office:value="8.88888888888889">
            <text:p>8,8888888889</text:p>
          </table:table-cell>
          <table:table-cell office:value-type="float" office:value="2">
            <text:p>2</text:p>
          </table:table-cell>
          <table:table-cell office:value-type="float" office:value="10.5555555555556">
            <text:p>10,5555555556</text:p>
          </table:table-cell>
          <table:table-cell office:value-type="float" office:value="24.0740740740741">
            <text:p>24,0740740741</text:p>
          </table:table-cell>
          <table:table-cell office:value-type="float" office:value="0">
            <text:p>0</text:p>
          </table:table-cell>
          <table:table-cell office:value-type="float" office:value="18.3823529411765">
            <text:p>18,3823529412</text:p>
          </table:table-cell>
          <table:table-cell office:value-type="float" office:value="7.04225352112676">
            <text:p>7,0422535211</text:p>
          </table:table-cell>
          <table:table-cell office:value-type="float" office:value="4.86111111111111">
            <text:p>4,8611111111</text:p>
          </table:table-cell>
          <table:table-cell office:value-type="float" office:value="15.5172413793103">
            <text:p>15,5172413793</text:p>
          </table:table-cell>
          <table:table-cell office:value-type="float" office:value="1.25">
            <text:p>1,25</text:p>
          </table:table-cell>
          <table:table-cell office:value-type="float" office:value="0.87173100871731">
            <text:p>0,8717310087</text:p>
          </table:table-cell>
          <table:table-cell office:value-type="float" office:value="2.70833333333333">
            <text:p>2,7083333333</text:p>
          </table:table-cell>
          <table:table-cell office:value-type="float" office:value="7.08215297450425">
            <text:p>7,0821529745</text:p>
          </table:table-cell>
          <table:table-cell office:value-type="float" office:value="8.18181818181818">
            <text:p>8,1818181818</text:p>
          </table:table-cell>
          <table:table-cell office:value-type="float" office:value="16.5876777251185">
            <text:p>16,5876777251</text:p>
          </table:table-cell>
          <table:table-cell office:value-type="float" office:value="13.5294117647059">
            <text:p>13,5294117647</text:p>
          </table:table-cell>
          <table:table-cell office:value-type="float" office:value="15.2838427947598">
            <text:p>15,2838427948</text:p>
          </table:table-cell>
          <table:table-cell office:value-type="float" office:value="8.37696335078534">
            <text:p>8,3769633508</text:p>
          </table:table-cell>
          <table:table-cell office:value-type="float" office:value="3.51758793969849">
            <text:p>3,5175879397</text:p>
          </table:table-cell>
          <table:table-cell office:value-type="float" office:value="1.09489051094891">
            <text:p>1,0948905109</text:p>
          </table:table-cell>
          <table:table-cell office:value-type="float" office:value="5.46875">
            <text:p>5,46875</text:p>
          </table:table-cell>
          <table:table-cell office:value-type="float" office:value="13.0434782608696">
            <text:p>13,0434782609</text:p>
          </table:table-cell>
          <table:table-cell office:value-type="float" office:value="3.30578512396694">
            <text:p>3,305785124</text:p>
          </table:table-cell>
          <table:table-cell office:value-type="float" office:value="5.02793296089385">
            <text:p>5,0279329609</text:p>
          </table:table-cell>
          <table:table-cell office:value-type="float" office:value="40">
            <text:p>40</text:p>
          </table:table-cell>
          <table:table-cell office:value-type="float" office:value="2.73972602739726">
            <text:p>2,7397260274</text:p>
          </table:table-cell>
          <table:table-cell office:value-type="float" office:value="23.0769230769231">
            <text:p>23,0769230769</text:p>
          </table:table-cell>
          <table:table-cell office:value-type="float" office:value="4.57142857142857">
            <text:p>4,5714285714</text:p>
          </table:table-cell>
          <table:table-cell office:value-type="float" office:value="4.25531914893617">
            <text:p>4,2553191489</text:p>
          </table:table-cell>
          <table:table-cell office:value-type="float" office:value="5.55555555555556">
            <text:p>5,5555555556</text:p>
          </table:table-cell>
          <table:table-cell office:value-type="float" office:value="0.431034482758621">
            <text:p>0,4310344828</text:p>
          </table:table-cell>
          <table:table-cell office:value-type="float" office:value="0.707547169811321">
            <text:p>0,7075471698</text:p>
          </table:table-cell>
          <table:table-cell office:value-type="float" office:value="11.8518518518519">
            <text:p>11,8518518519</text:p>
          </table:table-cell>
          <table:table-cell office:value-type="float" office:value="8.92857142857143">
            <text:p>8,9285714286</text:p>
          </table:table-cell>
          <table:table-cell office:value-type="float" office:value="6.84931506849315">
            <text:p>6,8493150685</text:p>
          </table:table-cell>
          <table:table-cell office:value-type="float" office:value="7.01107011070111">
            <text:p>7,0110701107</text:p>
          </table:table-cell>
          <table:table-cell office:value-type="float" office:value="17.3076923076923">
            <text:p>17,3076923077</text:p>
          </table:table-cell>
          <table:table-cell office:value-type="float" office:value="17.037037037037">
            <text:p>17,037037037</text:p>
          </table:table-cell>
          <table:table-cell office:value-type="float" office:value="13.8461538461538">
            <text:p>13,8461538462</text:p>
          </table:table-cell>
          <table:table-cell office:value-type="float" office:value="3.7037037037037">
            <text:p>3,7037037037</text:p>
          </table:table-cell>
          <table:table-cell office:value-type="float" office:value="5.8252427184466">
            <text:p>5,8252427184</text:p>
          </table:table-cell>
          <table:table-cell office:value-type="float" office:value="5.06329113924051">
            <text:p>5,0632911392</text:p>
          </table:table-cell>
          <table:table-cell office:value-type="float" office:value="8.27067669172932">
            <text:p>8,2706766917</text:p>
          </table:table-cell>
          <table:table-cell office:value-type="float" office:value="5.0314465408805">
            <text:p>5,0314465409</text:p>
          </table:table-cell>
          <table:table-cell office:value-type="float" office:value="13.1578947368421">
            <text:p>13,1578947368</text:p>
          </table:table-cell>
          <table:table-cell office:value-type="float" office:value="0">
            <text:p>0</text:p>
          </table:table-cell>
          <table:table-cell office:value-type="float" office:value="3.44827586206897">
            <text:p>3,4482758621</text:p>
          </table:table-cell>
          <table:table-cell office:value-type="float" office:value="23.0769230769231">
            <text:p>23,0769230769</text:p>
          </table:table-cell>
          <table:table-cell office:value-type="float" office:value="4.54545454545455">
            <text:p>4,545454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659217877095">
            <text:p>0,5586592179</text:p>
          </table:table-cell>
          <table:table-cell office:value-type="float" office:value="15.2777777777778">
            <text:p>15,2777777778</text:p>
          </table:table-cell>
          <table:table-cell office:value-type="float" office:value="14.2857142857143">
            <text:p>14,2857142857</text:p>
          </table:table-cell>
          <table:table-cell office:value-type="float" office:value="13.9784946236559">
            <text:p>13,9784946237</text:p>
          </table:table-cell>
          <table:table-cell office:value-type="float" office:value="15.5844155844156">
            <text:p>15,5844155844</text:p>
          </table:table-cell>
          <table:table-cell office:value-type="float" office:value="11.038961038961">
            <text:p>11,038961039</text:p>
          </table:table-cell>
          <table:table-cell office:value-type="float" office:value="9.63855421686747">
            <text:p>9,6385542169</text:p>
          </table:table-cell>
          <table:table-cell office:value-type="float" office:value="5.26315789473684">
            <text:p>5,2631578947</text:p>
          </table:table-cell>
          <table:table-cell office:value-type="float" office:value="6.06060606060606">
            <text:p>6,0606060606</text:p>
          </table:table-cell>
          <table:table-cell office:value-type="float" office:value="2.7027027027027">
            <text:p>2,7027027027</text:p>
          </table:table-cell>
          <table:table-cell office:value-type="float" office:value="2.12765957446809">
            <text:p>2,1276595745</text:p>
          </table:table-cell>
          <table:table-cell office:value-type="float" office:value="7.89473684210526">
            <text:p>7,8947368421</text:p>
          </table:table-cell>
          <table:table-cell office:value-type="float" office:value="8.18181818181818">
            <text:p>8,1818181818</text:p>
          </table:table-cell>
          <table:table-cell office:value-type="float" office:value="16.6666666666667">
            <text:p>16,6666666667</text:p>
          </table:table-cell>
          <table:table-cell office:value-type="float" office:value="13.6363636363636">
            <text:p>13,6363636364</text:p>
          </table:table-cell>
          <table:table-cell office:value-type="float" office:value="5.45454545454545">
            <text:p>5,4545454545</text:p>
          </table:table-cell>
          <table:table-cell office:value-type="float" office:value="7.79220779220779">
            <text:p>7,7922077922</text:p>
          </table:table-cell>
          <table:table-cell office:value-type="float" office:value="7.43801652892562">
            <text:p>7,4380165289</text:p>
          </table:table-cell>
          <table:table-cell office:value-type="float" office:value="5.37634408602151">
            <text:p>5,376344086</text:p>
          </table:table-cell>
          <table:table-cell office:value-type="float" office:value="11.2903225806452">
            <text:p>11,2903225806</text:p>
          </table:table-cell>
          <table:table-cell office:value-type="float" office:value="1.40845070422535">
            <text:p>1,4084507042</text:p>
          </table:table-cell>
          <table:table-cell office:value-type="float" office:value="0.414364640883978">
            <text:p>0,4143646409</text:p>
          </table:table-cell>
          <table:table-cell office:value-type="float" office:value="3.97727272727273">
            <text:p>3,9772727273</text:p>
          </table:table-cell>
          <table:table-cell office:value-type="float" office:value="14.7058823529412">
            <text:p>14,7058823529</text:p>
          </table:table-cell>
          <table:table-cell office:value-type="float" office:value="6.78571428571429">
            <text:p>6,7857142857</text:p>
          </table:table-cell>
          <table:table-cell office:value-type="float" office:value="10.5263157894737">
            <text:p>10,5263157895</text:p>
          </table:table-cell>
          <table:table-cell office:value-type="float" office:value="1.78571428571429">
            <text:p>1,7857142857</text:p>
          </table:table-cell>
          <table:table-cell office:value-type="float" office:value="8.05369127516778">
            <text:p>8,0536912752</text:p>
          </table:table-cell>
          <table:table-cell office:value-type="float" office:value="5.29100529100529">
            <text:p>5,291005291</text:p>
          </table:table-cell>
          <table:table-cell office:value-type="float" office:value="9.09090909090909">
            <text:p>9,0909090909</text:p>
          </table:table-cell>
          <table:table-cell office:value-type="float" office:value="8.33333333333333">
            <text:p>8,3333333333</text:p>
          </table:table-cell>
          <table:table-cell office:value-type="float" office:value="1.81818181818182">
            <text:p>1,8181818182</text:p>
          </table:table-cell>
          <table:table-cell office:value-type="float" office:value="2.05391527599487">
            <text:p>2,053915276</text:p>
          </table:table-cell>
          <table:table-cell office:value-type="float" office:value="1.35869565217391">
            <text:p>1,3586956522</text:p>
          </table:table-cell>
          <table:table-cell office:value-type="float" office:value="13.5384615384615">
            <text:p>13,5384615385</text:p>
          </table:table-cell>
          <table:table-cell office:value-type="float" office:value="13.5922330097087">
            <text:p>13,5922330097</text:p>
          </table:table-cell>
          <table:table-cell office:value-type="float" office:value="16.2162162162162">
            <text:p>16,2162162162</text:p>
          </table:table-cell>
          <table:table-cell office:value-type="float" office:value="4.93827160493827">
            <text:p>4,9382716049</text:p>
          </table:table-cell>
          <table:table-cell office:value-type="float" office:value="1.96078431372549">
            <text:p>1,9607843137</text:p>
          </table:table-cell>
          <table:table-cell office:value-type="float" office:value="4.54545454545455">
            <text:p>4,5454545455</text:p>
          </table:table-cell>
          <table:table-cell office:value-type="float" office:value="5.81395348837209">
            <text:p>5,8139534884</text:p>
          </table:table-cell>
          <table:table-cell office:value-type="float" office:value="6.83760683760684">
            <text:p>6,8376068376</text:p>
          </table:table-cell>
          <table:table-cell office:value-type="float" office:value="1.48514851485149">
            <text:p>1,4851485149</text:p>
          </table:table-cell>
          <table:table-cell office:value-type="float" office:value="1.03950103950104">
            <text:p>1,0395010395</text:p>
          </table:table-cell>
          <table:table-cell office:value-type="float" office:value="4.68384074941452">
            <text:p>4,6838407494</text:p>
          </table:table-cell>
          <table:table-cell office:value-type="float" office:value="3.6036036036036">
            <text:p>3,6036036036</text:p>
          </table:table-cell>
          <table:table-cell office:value-type="float" office:value="10.5610561056106">
            <text:p>10,5610561056</text:p>
          </table:table-cell>
          <table:table-cell office:value-type="float" office:value="3.57142857142857">
            <text:p>3,5714285714</text:p>
          </table:table-cell>
          <table:table-cell office:value-type="float" office:value="3.38983050847458">
            <text:p>3,3898305085</text:p>
          </table:table-cell>
          <table:table-cell office:value-type="float" office:value="10.752688172043">
            <text:p>10,752688172</text:p>
          </table:table-cell>
          <table:table-cell office:value-type="float" office:value="4.37956204379562">
            <text:p>4,3795620438</text:p>
          </table:table-cell>
          <table:table-cell office:value-type="float" office:value="8.04597701149425">
            <text:p>8,0459770115</text:p>
          </table:table-cell>
          <table:table-cell office:value-type="float" office:value="5.11363636363636">
            <text:p>5,1136363636</text:p>
          </table:table-cell>
          <table:table-cell office:value-type="float" office:value="1.01522842639594">
            <text:p>1,0152284264</text:p>
          </table:table-cell>
          <table:table-cell office:value-type="float" office:value="2.31958762886598">
            <text:p>2,3195876289</text:p>
          </table:table-cell>
          <table:table-cell office:value-type="float" office:value="3.71747211895911">
            <text:p>3,717472119</text:p>
          </table:table-cell>
          <table:table-cell office:value-type="float" office:value="5.55555555555556">
            <text:p>5,5555555556</text:p>
          </table:table-cell>
        </table:table-row>
        <table:table-row table:style-name="ro1">
          <table:table-cell office:value-type="string">
            <text:p>(8,9]</text:p>
          </table:table-cell>
          <table:table-cell office:value-type="float" office:value="5.30503978779841">
            <text:p>5,3050397878</text:p>
          </table:table-cell>
          <table:table-cell office:value-type="float" office:value="4.23197492163009">
            <text:p>4,2319749216</text:p>
          </table:table-cell>
          <table:table-cell office:value-type="float" office:value="1.2514220705347">
            <text:p>1,2514220705</text:p>
          </table:table-cell>
          <table:table-cell office:value-type="float" office:value="0">
            <text:p>0</text:p>
          </table:table-cell>
          <table:table-cell office:value-type="float" office:value="0.232558139534884">
            <text:p>0,2325581395</text:p>
          </table:table-cell>
          <table:table-cell office:value-type="float" office:value="0.29673590504451">
            <text:p>0,296735905</text:p>
          </table:table-cell>
          <table:table-cell office:value-type="float" office:value="0.56657223796034">
            <text:p>0,566572238</text:p>
          </table:table-cell>
          <table:table-cell office:value-type="float" office:value="2.30125523012552">
            <text:p>2,3012552301</text:p>
          </table:table-cell>
          <table:table-cell office:value-type="float" office:value="3.74331550802139">
            <text:p>3,743315508</text:p>
          </table:table-cell>
          <table:table-cell office:value-type="float" office:value="5.86510263929619">
            <text:p>5,8651026393</text:p>
          </table:table-cell>
          <table:table-cell office:value-type="float" office:value="4.3956043956044">
            <text:p>4,3956043956</text:p>
          </table:table-cell>
          <table:table-cell office:value-type="float" office:value="0">
            <text:p>0</text:p>
          </table:table-cell>
          <table:table-cell office:value-type="float" office:value="1.79640718562874">
            <text:p>1,7964071856</text:p>
          </table:table-cell>
          <table:table-cell office:value-type="float" office:value="1.17647058823529">
            <text:p>1,1764705882</text:p>
          </table:table-cell>
          <table:table-cell office:value-type="float" office:value="4.7970479704797">
            <text:p>4,7970479705</text:p>
          </table:table-cell>
          <table:table-cell office:value-type="float" office:value="7.22222222222222">
            <text:p>7,2222222222</text:p>
          </table:table-cell>
          <table:table-cell office:value-type="float" office:value="2.38095238095238">
            <text:p>2,380952381</text:p>
          </table:table-cell>
          <table:table-cell office:value-type="float" office:value="1.16959064327485">
            <text:p>1,1695906433</text:p>
          </table:table-cell>
          <table:table-cell office:value-type="float" office:value="6.66666666666667">
            <text:p>6,6666666667</text:p>
          </table:table-cell>
          <table:table-cell office:value-type="float" office:value="14.2857142857143">
            <text:p>14,2857142857</text:p>
          </table:table-cell>
          <table:table-cell office:value-type="float" office:value="11.5384615384615">
            <text:p>11,5384615385</text:p>
          </table:table-cell>
          <table:table-cell office:value-type="float" office:value="22.7272727272727">
            <text:p>22,7272727273</text:p>
          </table:table-cell>
          <table:table-cell office:value-type="float" office:value="0.662251655629139">
            <text:p>0,6622516556</text:p>
          </table:table-cell>
          <table:table-cell office:value-type="float" office:value="1.05509964830012">
            <text:p>1,0550996483</text:p>
          </table:table-cell>
          <table:table-cell office:value-type="float" office:value="2.23367697594502">
            <text:p>2,2336769759</text:p>
          </table:table-cell>
          <table:table-cell office:value-type="float" office:value="10.934393638171">
            <text:p>10,9343936382</text:p>
          </table:table-cell>
          <table:table-cell office:value-type="float" office:value="12.639405204461">
            <text:p>12,6394052045</text:p>
          </table:table-cell>
          <table:table-cell office:value-type="float" office:value="14.5077720207254">
            <text:p>14,5077720207</text:p>
          </table:table-cell>
          <table:table-cell office:value-type="float" office:value="13.3757961783439">
            <text:p>13,3757961783</text:p>
          </table:table-cell>
          <table:table-cell office:value-type="float" office:value="19.1780821917808">
            <text:p>19,1780821918</text:p>
          </table:table-cell>
          <table:table-cell office:value-type="float" office:value="20.125786163522">
            <text:p>20,1257861635</text:p>
          </table:table-cell>
          <table:table-cell office:value-type="float" office:value="16.5876777251185">
            <text:p>16,5876777251</text:p>
          </table:table-cell>
          <table:table-cell office:value-type="float" office:value="6.52173913043478">
            <text:p>6,5217391304</text:p>
          </table:table-cell>
          <table:table-cell office:value-type="float" office:value="5.44412607449857">
            <text:p>5,4441260745</text:p>
          </table:table-cell>
          <table:table-cell office:value-type="float" office:value="5.35714285714286">
            <text:p>5,3571428571</text:p>
          </table:table-cell>
          <table:table-cell office:value-type="float" office:value="10.9965635738832">
            <text:p>10,9965635739</text:p>
          </table:table-cell>
          <table:table-cell office:value-type="float" office:value="18.1318681318681">
            <text:p>18,1318681319</text:p>
          </table:table-cell>
          <table:table-cell office:value-type="float" office:value="15.1515151515152">
            <text:p>15,1515151515</text:p>
          </table:table-cell>
          <table:table-cell office:value-type="float" office:value="0">
            <text:p>0</text:p>
          </table:table-cell>
          <table:table-cell office:value-type="float" office:value="12.8755364806867">
            <text:p>12,8755364807</text:p>
          </table:table-cell>
          <table:table-cell office:value-type="float" office:value="7.04225352112676">
            <text:p>7,0422535211</text:p>
          </table:table-cell>
          <table:table-cell office:value-type="float" office:value="10.8910891089109">
            <text:p>10,8910891089</text:p>
          </table:table-cell>
          <table:table-cell office:value-type="float" office:value="10.9375">
            <text:p>10,9375</text:p>
          </table:table-cell>
          <table:table-cell office:value-type="float" office:value="0.888888888888889">
            <text:p>0,8888888889</text:p>
          </table:table-cell>
          <table:table-cell office:value-type="float" office:value="0.160771704180064">
            <text:p>0,1607717042</text:p>
          </table:table-cell>
          <table:table-cell office:value-type="float" office:value="1.91637630662021">
            <text:p>1,9163763066</text:p>
          </table:table-cell>
          <table:table-cell office:value-type="float" office:value="5.88235294117647">
            <text:p>5,8823529412</text:p>
          </table:table-cell>
          <table:table-cell office:value-type="float" office:value="8.52173913043478">
            <text:p>8,5217391304</text:p>
          </table:table-cell>
          <table:table-cell office:value-type="float" office:value="18.4684684684685">
            <text:p>18,4684684685</text:p>
          </table:table-cell>
          <table:table-cell office:value-type="float" office:value="15.1151151151151">
            <text:p>15,1151151151</text:p>
          </table:table-cell>
          <table:table-cell office:value-type="float" office:value="16.2217659137577">
            <text:p>16,2217659138</text:p>
          </table:table-cell>
          <table:table-cell office:value-type="float" office:value="7.71812080536913">
            <text:p>7,7181208054</text:p>
          </table:table-cell>
          <table:table-cell office:value-type="float" office:value="4.05759162303665">
            <text:p>4,057591623</text:p>
          </table:table-cell>
          <table:table-cell office:value-type="float" office:value="2.57425742574257">
            <text:p>2,5742574257</text:p>
          </table:table-cell>
          <table:table-cell office:value-type="float" office:value="2.68817204301075">
            <text:p>2,688172043</text:p>
          </table:table-cell>
          <table:table-cell office:value-type="float" office:value="4.86223662884927">
            <text:p>4,8622366288</text:p>
          </table:table-cell>
          <table:table-cell office:value-type="float" office:value="11.6089613034623">
            <text:p>11,6089613035</text:p>
          </table:table-cell>
          <table:table-cell office:value-type="float" office:value="15.0997150997151">
            <text:p>15,0997150997</text:p>
          </table:table-cell>
          <table:table-cell office:value-type="float" office:value="15.6862745098039">
            <text:p>15,6862745098</text:p>
          </table:table-cell>
          <table:table-cell office:value-type="float" office:value="0">
            <text:p>0</text:p>
          </table:table-cell>
          <table:table-cell office:value-type="float" office:value="5.73770491803279">
            <text:p>5,737704918</text:p>
          </table:table-cell>
          <table:table-cell office:value-type="float" office:value="14.2857142857143">
            <text:p>14,2857142857</text:p>
          </table:table-cell>
          <table:table-cell office:value-type="float" office:value="7.69230769230769">
            <text:p>7,6923076923</text:p>
          </table:table-cell>
          <table:table-cell office:value-type="float" office:value="6.25">
            <text:p>6,25</text:p>
          </table:table-cell>
          <table:table-cell office:value-type="float" office:value="3.2258064516129">
            <text:p>3,2258064516</text:p>
          </table:table-cell>
          <table:table-cell office:value-type="float" office:value="0.949367088607595">
            <text:p>0,9493670886</text:p>
          </table:table-cell>
          <table:table-cell office:value-type="float" office:value="2.62295081967213">
            <text:p>2,6229508197</text:p>
          </table:table-cell>
          <table:table-cell office:value-type="float" office:value="5.61056105610561">
            <text:p>5,6105610561</text:p>
          </table:table-cell>
          <table:table-cell office:value-type="float" office:value="5.88235294117647">
            <text:p>5,8823529412</text:p>
          </table:table-cell>
          <table:table-cell office:value-type="float" office:value="7.10900473933649">
            <text:p>7,1090047393</text:p>
          </table:table-cell>
          <table:table-cell office:value-type="float" office:value="2.67175572519084">
            <text:p>2,6717557252</text:p>
          </table:table-cell>
          <table:table-cell office:value-type="float" office:value="7.18954248366013">
            <text:p>7,1895424837</text:p>
          </table:table-cell>
          <table:table-cell office:value-type="float" office:value="8.18181818181818">
            <text:p>8,1818181818</text:p>
          </table:table-cell>
          <table:table-cell office:value-type="float" office:value="9.27835051546392">
            <text:p>9,2783505155</text:p>
          </table:table-cell>
          <table:table-cell office:value-type="float" office:value="13.6363636363636">
            <text:p>13,6363636364</text:p>
          </table:table-cell>
          <table:table-cell office:value-type="float" office:value="7.52688172043011">
            <text:p>7,5268817204</text:p>
          </table:table-cell>
          <table:table-cell office:value-type="float" office:value="3.33333333333333">
            <text:p>3,3333333333</text:p>
          </table:table-cell>
          <table:table-cell office:value-type="float" office:value="1.5">
            <text:p>1,5</text:p>
          </table:table-cell>
          <table:table-cell office:value-type="float" office:value="11.1111111111111">
            <text:p>11,1111111111</text:p>
          </table:table-cell>
          <table:table-cell office:value-type="float" office:value="9.25925925925926">
            <text:p>9,2592592593</text:p>
          </table:table-cell>
          <table:table-cell office:value-type="float" office:value="2.77777777777778">
            <text:p>2,7777777778</text:p>
          </table:table-cell>
          <table:table-cell office:value-type="float" office:value="8.82352941176471">
            <text:p>8,8235294118</text:p>
          </table:table-cell>
          <table:table-cell office:value-type="float" office:value="22.5352112676056">
            <text:p>22,5352112676</text:p>
          </table:table-cell>
          <table:table-cell office:value-type="float" office:value="9.72222222222222">
            <text:p>9,7222222222</text:p>
          </table:table-cell>
          <table:table-cell office:value-type="float" office:value="8.62068965517241">
            <text:p>8,6206896552</text:p>
          </table:table-cell>
          <table:table-cell office:value-type="float" office:value="0.416666666666667">
            <text:p>0,4166666667</text:p>
          </table:table-cell>
          <table:table-cell office:value-type="float" office:value="0.37359900373599">
            <text:p>0,3735990037</text:p>
          </table:table-cell>
          <table:table-cell office:value-type="float" office:value="2.91666666666667">
            <text:p>2,9166666667</text:p>
          </table:table-cell>
          <table:table-cell office:value-type="float" office:value="5.38243626062323">
            <text:p>5,3824362606</text:p>
          </table:table-cell>
          <table:table-cell office:value-type="float" office:value="6.81818181818182">
            <text:p>6,8181818182</text:p>
          </table:table-cell>
          <table:table-cell office:value-type="float" office:value="9.00473933649289">
            <text:p>9,0047393365</text:p>
          </table:table-cell>
          <table:table-cell office:value-type="float" office:value="15.2941176470588">
            <text:p>15,2941176471</text:p>
          </table:table-cell>
          <table:table-cell office:value-type="float" office:value="20.0873362445415">
            <text:p>20,0873362445</text:p>
          </table:table-cell>
          <table:table-cell office:value-type="float" office:value="12.0418848167539">
            <text:p>12,0418848168</text:p>
          </table:table-cell>
          <table:table-cell office:value-type="float" office:value="9.54773869346734">
            <text:p>9,5477386935</text:p>
          </table:table-cell>
          <table:table-cell office:value-type="float" office:value="3.28467153284672">
            <text:p>3,2846715328</text:p>
          </table:table-cell>
          <table:table-cell office:value-type="float" office:value="6.25">
            <text:p>6,25</text:p>
          </table:table-cell>
          <table:table-cell office:value-type="float" office:value="5.79710144927536">
            <text:p>5,7971014493</text:p>
          </table:table-cell>
          <table:table-cell office:value-type="float" office:value="6.61157024793388">
            <text:p>6,6115702479</text:p>
          </table:table-cell>
          <table:table-cell office:value-type="float" office:value="7.26256983240224">
            <text:p>7,2625698324</text:p>
          </table:table-cell>
          <table:table-cell office:value-type="float" office:value="10">
            <text:p>10</text:p>
          </table:table-cell>
          <table:table-cell office:value-type="float" office:value="6.84931506849315">
            <text:p>6,8493150685</text:p>
          </table:table-cell>
          <table:table-cell office:value-type="float" office:value="9.89010989010989">
            <text:p>9,8901098901</text:p>
          </table:table-cell>
          <table:table-cell office:value-type="float" office:value="9.71428571428571">
            <text:p>9,714285714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2068965517241">
            <text:p>0,8620689655</text:p>
          </table:table-cell>
          <table:table-cell office:value-type="float" office:value="0.235849056603774">
            <text:p>0,2358490566</text:p>
          </table:table-cell>
          <table:table-cell office:value-type="float" office:value="2.96296296296296">
            <text:p>2,962962963</text:p>
          </table:table-cell>
          <table:table-cell office:value-type="float" office:value="7.14285714285714">
            <text:p>7,1428571429</text:p>
          </table:table-cell>
          <table:table-cell office:value-type="float" office:value="2.73972602739726">
            <text:p>2,7397260274</text:p>
          </table:table-cell>
          <table:table-cell office:value-type="float" office:value="5.90405904059041">
            <text:p>5,9040590406</text:p>
          </table:table-cell>
          <table:table-cell office:value-type="float" office:value="21.1538461538462">
            <text:p>21,1538461538</text:p>
          </table:table-cell>
          <table:table-cell office:value-type="float" office:value="18.5185185185185">
            <text:p>18,5185185185</text:p>
          </table:table-cell>
          <table:table-cell office:value-type="float" office:value="10.7692307692308">
            <text:p>10,7692307692</text:p>
          </table:table-cell>
          <table:table-cell office:value-type="float" office:value="14.8148148148148">
            <text:p>14,8148148148</text:p>
          </table:table-cell>
          <table:table-cell office:value-type="float" office:value="4.85436893203883">
            <text:p>4,854368932</text:p>
          </table:table-cell>
          <table:table-cell office:value-type="float" office:value="10.126582278481">
            <text:p>10,1265822785</text:p>
          </table:table-cell>
          <table:table-cell office:value-type="float" office:value="6.01503759398496">
            <text:p>6,015037594</text:p>
          </table:table-cell>
          <table:table-cell office:value-type="float" office:value="14.4654088050314">
            <text:p>14,465408805</text:p>
          </table:table-cell>
          <table:table-cell office:value-type="float" office:value="6.57894736842105">
            <text:p>6,5789473684</text:p>
          </table:table-cell>
          <table:table-cell office:value-type="float" office:value="25">
            <text:p>25</text:p>
          </table:table-cell>
          <table:table-cell office:value-type="float" office:value="3.44827586206897">
            <text:p>3,4482758621</text:p>
          </table:table-cell>
          <table:table-cell office:value-type="float" office:value="17.9487179487179">
            <text:p>17,9487179487</text:p>
          </table:table-cell>
          <table:table-cell office:value-type="float" office:value="1.81818181818182">
            <text:p>1,8181818182</text:p>
          </table:table-cell>
          <table:table-cell table:number-columns-repeated="2" office:value-type="float" office:value="0">
            <text:p>0</text:p>
          </table:table-cell>
          <table:table-cell office:value-type="float" office:value="2.67857142857143">
            <text:p>2,6785714286</text:p>
          </table:table-cell>
          <table:table-cell office:value-type="float" office:value="1.11731843575419">
            <text:p>1,1173184358</text:p>
          </table:table-cell>
          <table:table-cell office:value-type="float" office:value="6.94444444444444">
            <text:p>6,9444444444</text:p>
          </table:table-cell>
          <table:table-cell office:value-type="float" office:value="8.33333333333333">
            <text:p>8,3333333333</text:p>
          </table:table-cell>
          <table:table-cell office:value-type="float" office:value="6.45161290322581">
            <text:p>6,4516129032</text:p>
          </table:table-cell>
          <table:table-cell office:value-type="float" office:value="17.5324675324675">
            <text:p>17,5324675325</text:p>
          </table:table-cell>
          <table:table-cell office:value-type="float" office:value="16.2337662337662">
            <text:p>16,2337662338</text:p>
          </table:table-cell>
          <table:table-cell office:value-type="float" office:value="22.8915662650602">
            <text:p>22,8915662651</text:p>
          </table:table-cell>
          <table:table-cell office:value-type="float" office:value="9.21052631578947">
            <text:p>9,2105263158</text:p>
          </table:table-cell>
          <table:table-cell office:value-type="float" office:value="7.57575757575758">
            <text:p>7,5757575758</text:p>
          </table:table-cell>
          <table:table-cell office:value-type="float" office:value="4.05405405405405">
            <text:p>4,0540540541</text:p>
          </table:table-cell>
          <table:table-cell office:value-type="float" office:value="0">
            <text:p>0</text:p>
          </table:table-cell>
          <table:table-cell office:value-type="float" office:value="3.50877192982456">
            <text:p>3,5087719298</text:p>
          </table:table-cell>
          <table:table-cell office:value-type="float" office:value="10">
            <text:p>10</text:p>
          </table:table-cell>
          <table:table-cell office:value-type="float" office:value="14.2857142857143">
            <text:p>14,2857142857</text:p>
          </table:table-cell>
          <table:table-cell office:value-type="float" office:value="18.1818181818182">
            <text:p>18,1818181818</text:p>
          </table:table-cell>
          <table:table-cell office:value-type="float" office:value="3.63636363636364">
            <text:p>3,6363636364</text:p>
          </table:table-cell>
          <table:table-cell office:value-type="float" office:value="7.79220779220779">
            <text:p>7,7922077922</text:p>
          </table:table-cell>
          <table:table-cell office:value-type="float" office:value="7.43801652892562">
            <text:p>7,4380165289</text:p>
          </table:table-cell>
          <table:table-cell table:number-columns-repeated="2" office:value-type="float" office:value="3.2258064516129">
            <text:p>3,2258064516</text:p>
          </table:table-cell>
          <table:table-cell office:value-type="float" office:value="1.76056338028169">
            <text:p>1,7605633803</text:p>
          </table:table-cell>
          <table:table-cell office:value-type="float" office:value="0">
            <text:p>0</text:p>
          </table:table-cell>
          <table:table-cell office:value-type="float" office:value="3.40909090909091">
            <text:p>3,4090909091</text:p>
          </table:table-cell>
          <table:table-cell office:value-type="float" office:value="10.2941176470588">
            <text:p>10,2941176471</text:p>
          </table:table-cell>
          <table:table-cell office:value-type="float" office:value="8.21428571428571">
            <text:p>8,2142857143</text:p>
          </table:table-cell>
          <table:table-cell office:value-type="float" office:value="5.26315789473684">
            <text:p>5,2631578947</text:p>
          </table:table-cell>
          <table:table-cell office:value-type="float" office:value="5.35714285714286">
            <text:p>5,3571428571</text:p>
          </table:table-cell>
          <table:table-cell office:value-type="float" office:value="7.38255033557047">
            <text:p>7,3825503356</text:p>
          </table:table-cell>
          <table:table-cell office:value-type="float" office:value="10.5820105820106">
            <text:p>10,582010582</text:p>
          </table:table-cell>
          <table:table-cell office:value-type="float" office:value="9.09090909090909">
            <text:p>9,0909090909</text:p>
          </table:table-cell>
          <table:table-cell office:value-type="float" office:value="4.86111111111111">
            <text:p>4,8611111111</text:p>
          </table:table-cell>
          <table:table-cell office:value-type="float" office:value="1.45454545454545">
            <text:p>1,4545454545</text:p>
          </table:table-cell>
          <table:table-cell office:value-type="float" office:value="1.41206675224647">
            <text:p>1,4120667522</text:p>
          </table:table-cell>
          <table:table-cell office:value-type="float" office:value="2.98913043478261">
            <text:p>2,9891304348</text:p>
          </table:table-cell>
          <table:table-cell office:value-type="float" office:value="7.38461538461539">
            <text:p>7,3846153846</text:p>
          </table:table-cell>
          <table:table-cell office:value-type="float" office:value="10.6796116504854">
            <text:p>10,6796116505</text:p>
          </table:table-cell>
          <table:table-cell office:value-type="float" office:value="5.40540540540541">
            <text:p>5,4054054054</text:p>
          </table:table-cell>
          <table:table-cell office:value-type="float" office:value="7.40740740740741">
            <text:p>7,4074074074</text:p>
          </table:table-cell>
          <table:table-cell office:value-type="float" office:value="5.22875816993464">
            <text:p>5,2287581699</text:p>
          </table:table-cell>
          <table:table-cell office:value-type="float" office:value="6.36363636363636">
            <text:p>6,3636363636</text:p>
          </table:table-cell>
          <table:table-cell office:value-type="float" office:value="6.97674418604651">
            <text:p>6,976744186</text:p>
          </table:table-cell>
          <table:table-cell office:value-type="float" office:value="11.965811965812">
            <text:p>11,9658119658</text:p>
          </table:table-cell>
          <table:table-cell office:value-type="float" office:value="1.98019801980198">
            <text:p>1,9801980198</text:p>
          </table:table-cell>
          <table:table-cell office:value-type="float" office:value="1.66320166320166">
            <text:p>1,6632016632</text:p>
          </table:table-cell>
          <table:table-cell office:value-type="float" office:value="4.44964871194379">
            <text:p>4,4496487119</text:p>
          </table:table-cell>
          <table:table-cell office:value-type="float" office:value="3.9039039039039">
            <text:p>3,9039039039</text:p>
          </table:table-cell>
          <table:table-cell office:value-type="float" office:value="7.26072607260726">
            <text:p>7,2607260726</text:p>
          </table:table-cell>
          <table:table-cell office:value-type="float" office:value="3.57142857142857">
            <text:p>3,5714285714</text:p>
          </table:table-cell>
          <table:table-cell office:value-type="float" office:value="5.08474576271187">
            <text:p>5,0847457627</text:p>
          </table:table-cell>
          <table:table-cell office:value-type="float" office:value="13.9784946236559">
            <text:p>13,9784946237</text:p>
          </table:table-cell>
          <table:table-cell office:value-type="float" office:value="4.37956204379562">
            <text:p>4,3795620438</text:p>
          </table:table-cell>
          <table:table-cell office:value-type="float" office:value="10.3448275862069">
            <text:p>10,3448275862</text:p>
          </table:table-cell>
          <table:table-cell office:value-type="float" office:value="8.52272727272727">
            <text:p>8,5227272727</text:p>
          </table:table-cell>
          <table:table-cell office:value-type="float" office:value="1.52284263959391">
            <text:p>1,5228426396</text:p>
          </table:table-cell>
          <table:table-cell office:value-type="float" office:value="1.54639175257732">
            <text:p>1,5463917526</text:p>
          </table:table-cell>
          <table:table-cell office:value-type="float" office:value="2.97397769516729">
            <text:p>2,9739776952</text:p>
          </table:table-cell>
          <table:table-cell office:value-type="float" office:value="1.85185185185185">
            <text:p>1,8518518519</text:p>
          </table:table-cell>
        </table:table-row>
        <table:table-row table:style-name="ro1">
          <table:table-cell office:value-type="string">
            <text:p>(9,10]</text:p>
          </table:table-cell>
          <table:table-cell office:value-type="float" office:value="0.795755968169761">
            <text:p>0,7957559682</text:p>
          </table:table-cell>
          <table:table-cell office:value-type="float" office:value="3.29153605015674">
            <text:p>3,2915360502</text:p>
          </table:table-cell>
          <table:table-cell office:value-type="float" office:value="1.02389078498294">
            <text:p>1,023890785</text:p>
          </table:table-cell>
          <table:table-cell office:value-type="float" office:value="0.120627261761158">
            <text:p>0,1206272618</text:p>
          </table:table-cell>
          <table:table-cell office:value-type="float" office:value="0.465116279069767">
            <text:p>0,4651162791</text:p>
          </table:table-cell>
          <table:table-cell office:value-type="float" office:value="0.29673590504451">
            <text:p>0,296735905</text:p>
          </table:table-cell>
          <table:table-cell office:value-type="float" office:value="0.708215297450425">
            <text:p>0,7082152975</text:p>
          </table:table-cell>
          <table:table-cell office:value-type="float" office:value="1.25523012552301">
            <text:p>1,2552301255</text:p>
          </table:table-cell>
          <table:table-cell office:value-type="float" office:value="3.20855614973262">
            <text:p>3,2085561497</text:p>
          </table:table-cell>
          <table:table-cell office:value-type="float" office:value="4.98533724340176">
            <text:p>4,9853372434</text:p>
          </table:table-cell>
          <table:table-cell office:value-type="float" office:value="3.2967032967033">
            <text:p>3,2967032967</text:p>
          </table:table-cell>
          <table:table-cell table:number-columns-repeated="2" office:value-type="float" office:value="0">
            <text:p>0</text:p>
          </table:table-cell>
          <table:table-cell office:value-type="float" office:value="2.74509803921569">
            <text:p>2,7450980392</text:p>
          </table:table-cell>
          <table:table-cell office:value-type="float" office:value="2.2140221402214">
            <text:p>2,2140221402</text:p>
          </table:table-cell>
          <table:table-cell office:value-type="float" office:value="8.33333333333333">
            <text:p>8,3333333333</text:p>
          </table:table-cell>
          <table:table-cell office:value-type="float" office:value="0.793650793650794">
            <text:p>0,7936507937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,1111111111</text:p>
          </table:table-cell>
          <table:table-cell office:value-type="float" office:value="5.10204081632653">
            <text:p>5,1020408163</text:p>
          </table:table-cell>
          <table:table-cell office:value-type="float" office:value="17.3076923076923">
            <text:p>17,3076923077</text:p>
          </table:table-cell>
          <table:table-cell office:value-type="float" office:value="9.09090909090909">
            <text:p>9,0909090909</text:p>
          </table:table-cell>
          <table:table-cell office:value-type="float" office:value="2.64900662251656">
            <text:p>2,6490066225</text:p>
          </table:table-cell>
          <table:table-cell office:value-type="float" office:value="0.293083235638921">
            <text:p>0,2930832356</text:p>
          </table:table-cell>
          <table:table-cell office:value-type="float" office:value="1.03092783505155">
            <text:p>1,0309278351</text:p>
          </table:table-cell>
          <table:table-cell office:value-type="float" office:value="5.96421471172962">
            <text:p>5,9642147117</text:p>
          </table:table-cell>
          <table:table-cell office:value-type="float" office:value="12.2676579925651">
            <text:p>12,2676579926</text:p>
          </table:table-cell>
          <table:table-cell office:value-type="float" office:value="13.4715025906736">
            <text:p>13,4715025907</text:p>
          </table:table-cell>
          <table:table-cell office:value-type="float" office:value="12.1019108280255">
            <text:p>12,101910828</text:p>
          </table:table-cell>
          <table:table-cell office:value-type="float" office:value="16.986301369863">
            <text:p>16,9863013699</text:p>
          </table:table-cell>
          <table:table-cell office:value-type="float" office:value="26.4150943396226">
            <text:p>26,4150943396</text:p>
          </table:table-cell>
          <table:table-cell office:value-type="float" office:value="28.9099526066351">
            <text:p>28,9099526066</text:p>
          </table:table-cell>
          <table:table-cell office:value-type="float" office:value="10.8695652173913">
            <text:p>10,8695652174</text:p>
          </table:table-cell>
          <table:table-cell office:value-type="float" office:value="10.0286532951289">
            <text:p>10,0286532951</text:p>
          </table:table-cell>
          <table:table-cell office:value-type="float" office:value="10.4166666666667">
            <text:p>10,4166666667</text:p>
          </table:table-cell>
          <table:table-cell office:value-type="float" office:value="12.0274914089347">
            <text:p>12,0274914089</text:p>
          </table:table-cell>
          <table:table-cell office:value-type="float" office:value="12.0879120879121">
            <text:p>12,0879120879</text:p>
          </table:table-cell>
          <table:table-cell office:value-type="float" office:value="12.1212121212121">
            <text:p>12,1212121212</text:p>
          </table:table-cell>
          <table:table-cell office:value-type="float" office:value="0">
            <text:p>0</text:p>
          </table:table-cell>
          <table:table-cell office:value-type="float" office:value="9.87124463519313">
            <text:p>9,8712446352</text:p>
          </table:table-cell>
          <table:table-cell office:value-type="float" office:value="12.6760563380282">
            <text:p>12,676056338</text:p>
          </table:table-cell>
          <table:table-cell office:value-type="float" office:value="9.9009900990099">
            <text:p>9,900990099</text:p>
          </table:table-cell>
          <table:table-cell office:value-type="float" office:value="6.25">
            <text:p>6,25</text:p>
          </table:table-cell>
          <table:table-cell office:value-type="float" office:value="1.33333333333333">
            <text:p>1,3333333333</text:p>
          </table:table-cell>
          <table:table-cell office:value-type="float" office:value="0.321543408360129">
            <text:p>0,3215434084</text:p>
          </table:table-cell>
          <table:table-cell office:value-type="float" office:value="1.56794425087108">
            <text:p>1,5679442509</text:p>
          </table:table-cell>
          <table:table-cell office:value-type="float" office:value="2.55754475703325">
            <text:p>2,557544757</text:p>
          </table:table-cell>
          <table:table-cell office:value-type="float" office:value="2.43478260869565">
            <text:p>2,4347826087</text:p>
          </table:table-cell>
          <table:table-cell office:value-type="float" office:value="6.45645645645646">
            <text:p>6,4564564565</text:p>
          </table:table-cell>
          <table:table-cell office:value-type="float" office:value="7.80780780780781">
            <text:p>7,8078078078</text:p>
          </table:table-cell>
          <table:table-cell office:value-type="float" office:value="15.8110882956879">
            <text:p>15,8110882957</text:p>
          </table:table-cell>
          <table:table-cell office:value-type="float" office:value="13.758389261745">
            <text:p>13,7583892617</text:p>
          </table:table-cell>
          <table:table-cell office:value-type="float" office:value="4.45026178010471">
            <text:p>4,4502617801</text:p>
          </table:table-cell>
          <table:table-cell office:value-type="float" office:value="5.14851485148515">
            <text:p>5,1485148515</text:p>
          </table:table-cell>
          <table:table-cell office:value-type="float" office:value="1.7921146953405">
            <text:p>1,7921146953</text:p>
          </table:table-cell>
          <table:table-cell office:value-type="float" office:value="4.70016207455429">
            <text:p>4,7001620746</text:p>
          </table:table-cell>
          <table:table-cell office:value-type="float" office:value="10.183299389002">
            <text:p>10,183299389</text:p>
          </table:table-cell>
          <table:table-cell office:value-type="float" office:value="11.3960113960114">
            <text:p>11,396011396</text:p>
          </table:table-cell>
          <table:table-cell office:value-type="float" office:value="21.5686274509804">
            <text:p>21,568627451</text:p>
          </table:table-cell>
          <table:table-cell office:value-type="float" office:value="0">
            <text:p>0</text:p>
          </table:table-cell>
          <table:table-cell office:value-type="float" office:value="13.1147540983607">
            <text:p>13,1147540984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office:value-type="float" office:value="6.25">
            <text:p>6,25</text:p>
          </table:table-cell>
          <table:table-cell office:value-type="float" office:value="1.0752688172043">
            <text:p>1,0752688172</text:p>
          </table:table-cell>
          <table:table-cell office:value-type="float" office:value="0.949367088607595">
            <text:p>0,9493670886</text:p>
          </table:table-cell>
          <table:table-cell office:value-type="float" office:value="1.14754098360656">
            <text:p>1,1475409836</text:p>
          </table:table-cell>
          <table:table-cell office:value-type="float" office:value="1.65016501650165">
            <text:p>1,6501650165</text:p>
          </table:table-cell>
          <table:table-cell office:value-type="float" office:value="4.6218487394958">
            <text:p>4,6218487395</text:p>
          </table:table-cell>
          <table:table-cell office:value-type="float" office:value="4.739336492891">
            <text:p>4,7393364929</text:p>
          </table:table-cell>
          <table:table-cell office:value-type="float" office:value="2.29007633587786">
            <text:p>2,2900763359</text:p>
          </table:table-cell>
          <table:table-cell office:value-type="float" office:value="2.94117647058824">
            <text:p>2,9411764706</text:p>
          </table:table-cell>
          <table:table-cell office:value-type="float" office:value="6.81818181818182">
            <text:p>6,8181818182</text:p>
          </table:table-cell>
          <table:table-cell office:value-type="float" office:value="5.67010309278351">
            <text:p>5,6701030928</text:p>
          </table:table-cell>
          <table:table-cell office:value-type="float" office:value="5.45454545454545">
            <text:p>5,4545454545</text:p>
          </table:table-cell>
          <table:table-cell office:value-type="float" office:value="3.76344086021505">
            <text:p>3,7634408602</text:p>
          </table:table-cell>
          <table:table-cell office:value-type="float" office:value="5.55555555555556">
            <text:p>5,5555555556</text:p>
          </table:table-cell>
          <table:table-cell office:value-type="float" office:value="0">
            <text:p>0</text:p>
          </table:table-cell>
          <table:table-cell office:value-type="float" office:value="5.55555555555556">
            <text:p>5,5555555556</text:p>
          </table:table-cell>
          <table:table-cell office:value-type="float" office:value="12.962962962963">
            <text:p>12,962962963</text:p>
          </table:table-cell>
          <table:table-cell office:value-type="float" office:value="1.38888888888889">
            <text:p>1,3888888889</text:p>
          </table:table-cell>
          <table:table-cell office:value-type="float" office:value="1.47058823529412">
            <text:p>1,4705882353</text:p>
          </table:table-cell>
          <table:table-cell office:value-type="float" office:value="23.943661971831">
            <text:p>23,9436619718</text:p>
          </table:table-cell>
          <table:table-cell office:value-type="float" office:value="14.5833333333333">
            <text:p>14,5833333333</text:p>
          </table:table-cell>
          <table:table-cell office:value-type="float" office:value="17.2413793103448">
            <text:p>17,2413793103</text:p>
          </table:table-cell>
          <table:table-cell office:value-type="float" office:value="1.25">
            <text:p>1,25</text:p>
          </table:table-cell>
          <table:table-cell office:value-type="float" office:value="0.24906600249066">
            <text:p>0,2490660025</text:p>
          </table:table-cell>
          <table:table-cell office:value-type="float" office:value="1.875">
            <text:p>1,875</text:p>
          </table:table-cell>
          <table:table-cell office:value-type="float" office:value="1.98300283286119">
            <text:p>1,9830028329</text:p>
          </table:table-cell>
          <table:table-cell office:value-type="float" office:value="1.36363636363636">
            <text:p>1,3636363636</text:p>
          </table:table-cell>
          <table:table-cell office:value-type="float" office:value="3.7914691943128">
            <text:p>3,7914691943</text:p>
          </table:table-cell>
          <table:table-cell office:value-type="float" office:value="8.23529411764706">
            <text:p>8,2352941176</text:p>
          </table:table-cell>
          <table:table-cell office:value-type="float" office:value="4.80349344978166">
            <text:p>4,8034934498</text:p>
          </table:table-cell>
          <table:table-cell office:value-type="float" office:value="9.94764397905759">
            <text:p>9,9476439791</text:p>
          </table:table-cell>
          <table:table-cell office:value-type="float" office:value="6.53266331658291">
            <text:p>6,5326633166</text:p>
          </table:table-cell>
          <table:table-cell office:value-type="float" office:value="1.45985401459854">
            <text:p>1,4598540146</text:p>
          </table:table-cell>
          <table:table-cell office:value-type="float" office:value="8.59375">
            <text:p>8,59375</text:p>
          </table:table-cell>
          <table:table-cell office:value-type="float" office:value="7.2463768115942">
            <text:p>7,2463768116</text:p>
          </table:table-cell>
          <table:table-cell office:value-type="float" office:value="9.09090909090909">
            <text:p>9,0909090909</text:p>
          </table:table-cell>
          <table:table-cell office:value-type="float" office:value="12.8491620111732">
            <text:p>12,8491620112</text:p>
          </table:table-cell>
          <table:table-cell office:value-type="float" office:value="0">
            <text:p>0</text:p>
          </table:table-cell>
          <table:table-cell office:value-type="float" office:value="4.10958904109589">
            <text:p>4,1095890411</text:p>
          </table:table-cell>
          <table:table-cell office:value-type="float" office:value="4.3956043956044">
            <text:p>4,3956043956</text:p>
          </table:table-cell>
          <table:table-cell office:value-type="float" office:value="10.8571428571429">
            <text:p>10,8571428571</text:p>
          </table:table-cell>
          <table:table-cell office:value-type="float" office:value="19.1489361702128">
            <text:p>19,1489361702</text:p>
          </table:table-cell>
          <table:table-cell office:value-type="float" office:value="16.6666666666667">
            <text:p>16,6666666667</text:p>
          </table:table-cell>
          <table:table-cell office:value-type="float" office:value="0">
            <text:p>0</text:p>
          </table:table-cell>
          <table:table-cell office:value-type="float" office:value="0.707547169811321">
            <text:p>0,7075471698</text:p>
          </table:table-cell>
          <table:table-cell office:value-type="float" office:value="1.48148148148148">
            <text:p>1,4814814815</text:p>
          </table:table-cell>
          <table:table-cell office:value-type="float" office:value="1.78571428571429">
            <text:p>1,7857142857</text:p>
          </table:table-cell>
          <table:table-cell office:value-type="float" office:value="1.36986301369863">
            <text:p>1,3698630137</text:p>
          </table:table-cell>
          <table:table-cell office:value-type="float" office:value="4.7970479704797">
            <text:p>4,7970479705</text:p>
          </table:table-cell>
          <table:table-cell office:value-type="float" office:value="9.61538461538462">
            <text:p>9,6153846154</text:p>
          </table:table-cell>
          <table:table-cell office:value-type="float" office:value="19.2592592592593">
            <text:p>19,2592592593</text:p>
          </table:table-cell>
          <table:table-cell office:value-type="float" office:value="24.6153846153846">
            <text:p>24,6153846154</text:p>
          </table:table-cell>
          <table:table-cell office:value-type="float" office:value="16.6666666666667">
            <text:p>16,6666666667</text:p>
          </table:table-cell>
          <table:table-cell office:value-type="float" office:value="6.79611650485437">
            <text:p>6,7961165049</text:p>
          </table:table-cell>
          <table:table-cell office:value-type="float" office:value="12.6582278481013">
            <text:p>12,6582278481</text:p>
          </table:table-cell>
          <table:table-cell office:value-type="float" office:value="9.02255639097744">
            <text:p>9,022556391</text:p>
          </table:table-cell>
          <table:table-cell office:value-type="float" office:value="6.28930817610063">
            <text:p>6,2893081761</text:p>
          </table:table-cell>
          <table:table-cell office:value-type="float" office:value="5.26315789473684">
            <text:p>5,2631578947</text:p>
          </table:table-cell>
          <table:table-cell office:value-type="float" office:value="0">
            <text:p>0</text:p>
          </table:table-cell>
          <table:table-cell office:value-type="float" office:value="13.7931034482759">
            <text:p>13,7931034483</text:p>
          </table:table-cell>
          <table:table-cell office:value-type="float" office:value="7.69230769230769">
            <text:p>7,6923076923</text:p>
          </table:table-cell>
          <table:table-cell office:value-type="float" office:value="2.72727272727273">
            <text:p>2,7272727273</text:p>
          </table:table-cell>
          <table:table-cell office:value-type="float" office:value="0">
            <text:p>0</text:p>
          </table:table-cell>
          <table:table-cell office:value-type="float" office:value="5.26315789473684">
            <text:p>5,2631578947</text:p>
          </table:table-cell>
          <table:table-cell office:value-type="float" office:value="0">
            <text:p>0</text:p>
          </table:table-cell>
          <table:table-cell office:value-type="float" office:value="0.558659217877095">
            <text:p>0,5586592179</text:p>
          </table:table-cell>
          <table:table-cell office:value-type="float" office:value="2.77777777777778">
            <text:p>2,7777777778</text:p>
          </table:table-cell>
          <table:table-cell office:value-type="float" office:value="4.76190476190476">
            <text:p>4,7619047619</text:p>
          </table:table-cell>
          <table:table-cell office:value-type="float" office:value="3.2258064516129">
            <text:p>3,2258064516</text:p>
          </table:table-cell>
          <table:table-cell office:value-type="float" office:value="8.44155844155844">
            <text:p>8,4415584416</text:p>
          </table:table-cell>
          <table:table-cell office:value-type="float" office:value="16.8831168831169">
            <text:p>16,8831168831</text:p>
          </table:table-cell>
          <table:table-cell office:value-type="float" office:value="16.8674698795181">
            <text:p>16,8674698795</text:p>
          </table:table-cell>
          <table:table-cell office:value-type="float" office:value="26.3157894736842">
            <text:p>26,3157894737</text:p>
          </table:table-cell>
          <table:table-cell office:value-type="float" office:value="24.2424242424242">
            <text:p>24,2424242424</text:p>
          </table:table-cell>
          <table:table-cell office:value-type="float" office:value="2.7027027027027">
            <text:p>2,7027027027</text:p>
          </table:table-cell>
          <table:table-cell office:value-type="float" office:value="4.25531914893617">
            <text:p>4,2553191489</text:p>
          </table:table-cell>
          <table:table-cell office:value-type="float" office:value="2.63157894736842">
            <text:p>2,6315789474</text:p>
          </table:table-cell>
          <table:table-cell office:value-type="float" office:value="3.63636363636364">
            <text:p>3,6363636364</text:p>
          </table:table-cell>
          <table:table-cell office:value-type="float" office:value="5.95238095238095">
            <text:p>5,9523809524</text:p>
          </table:table-cell>
          <table:table-cell office:value-type="float" office:value="18.1818181818182">
            <text:p>18,1818181818</text:p>
          </table:table-cell>
          <table:table-cell office:value-type="float" office:value="0">
            <text:p>0</text:p>
          </table:table-cell>
          <table:table-cell office:value-type="float" office:value="6.49350649350649">
            <text:p>6,4935064935</text:p>
          </table:table-cell>
          <table:table-cell office:value-type="float" office:value="11.5702479338843">
            <text:p>11,5702479339</text:p>
          </table:table-cell>
          <table:table-cell office:value-type="float" office:value="12.9032258064516">
            <text:p>12,9032258065</text:p>
          </table:table-cell>
          <table:table-cell office:value-type="float" office:value="17.741935483871">
            <text:p>17,7419354839</text:p>
          </table:table-cell>
          <table:table-cell office:value-type="float" office:value="1.40845070422535">
            <text:p>1,4084507042</text:p>
          </table:table-cell>
          <table:table-cell office:value-type="float" office:value="0.138121546961326">
            <text:p>0,138121547</text:p>
          </table:table-cell>
          <table:table-cell office:value-type="float" office:value="1.13636363636364">
            <text:p>1,1363636364</text:p>
          </table:table-cell>
          <table:table-cell office:value-type="float" office:value="6.61764705882353">
            <text:p>6,6176470588</text:p>
          </table:table-cell>
          <table:table-cell office:value-type="float" office:value="2.85714285714286">
            <text:p>2,8571428571</text:p>
          </table:table-cell>
          <table:table-cell office:value-type="float" office:value="10.5263157894737">
            <text:p>10,5263157895</text:p>
          </table:table-cell>
          <table:table-cell office:value-type="float" office:value="1.78571428571429">
            <text:p>1,7857142857</text:p>
          </table:table-cell>
          <table:table-cell office:value-type="float" office:value="2.01342281879195">
            <text:p>2,0134228188</text:p>
          </table:table-cell>
          <table:table-cell office:value-type="float" office:value="7.93650793650794">
            <text:p>7,9365079365</text:p>
          </table:table-cell>
          <table:table-cell office:value-type="float" office:value="13.6363636363636">
            <text:p>13,6363636364</text:p>
          </table:table-cell>
          <table:table-cell office:value-type="float" office:value="7.63888888888889">
            <text:p>7,6388888889</text:p>
          </table:table-cell>
          <table:table-cell office:value-type="float" office:value="1.81818181818182">
            <text:p>1,8181818182</text:p>
          </table:table-cell>
          <table:table-cell office:value-type="float" office:value="1.15532734274711">
            <text:p>1,1553273427</text:p>
          </table:table-cell>
          <table:table-cell office:value-type="float" office:value="0.543478260869565">
            <text:p>0,5434782609</text:p>
          </table:table-cell>
          <table:table-cell office:value-type="float" office:value="6.15384615384615">
            <text:p>6,1538461538</text:p>
          </table:table-cell>
          <table:table-cell office:value-type="float" office:value="7.28155339805825">
            <text:p>7,2815533981</text:p>
          </table:table-cell>
          <table:table-cell office:value-type="float" office:value="5.40540540540541">
            <text:p>5,4054054054</text:p>
          </table:table-cell>
          <table:table-cell office:value-type="float" office:value="8.64197530864197">
            <text:p>8,6419753086</text:p>
          </table:table-cell>
          <table:table-cell office:value-type="float" office:value="3.92156862745098">
            <text:p>3,9215686275</text:p>
          </table:table-cell>
          <table:table-cell office:value-type="float" office:value="3.63636363636364">
            <text:p>3,6363636364</text:p>
          </table:table-cell>
          <table:table-cell office:value-type="float" office:value="9.30232558139535">
            <text:p>9,3023255814</text:p>
          </table:table-cell>
          <table:table-cell office:value-type="float" office:value="9.4017094017094">
            <text:p>9,4017094017</text:p>
          </table:table-cell>
          <table:table-cell office:value-type="float" office:value="3.46534653465347">
            <text:p>3,4653465347</text:p>
          </table:table-cell>
          <table:table-cell office:value-type="float" office:value="1.45530145530146">
            <text:p>1,4553014553</text:p>
          </table:table-cell>
          <table:table-cell office:value-type="float" office:value="1.40515222482436">
            <text:p>1,4051522248</text:p>
          </table:table-cell>
          <table:table-cell office:value-type="float" office:value="5.70570570570571">
            <text:p>5,7057057057</text:p>
          </table:table-cell>
          <table:table-cell office:value-type="float" office:value="4.62046204620462">
            <text:p>4,6204620462</text:p>
          </table:table-cell>
          <table:table-cell office:value-type="float" office:value="10.7142857142857">
            <text:p>10,7142857143</text:p>
          </table:table-cell>
          <table:table-cell office:value-type="float" office:value="1.69491525423729">
            <text:p>1,6949152542</text:p>
          </table:table-cell>
          <table:table-cell office:value-type="float" office:value="5.37634408602151">
            <text:p>5,376344086</text:p>
          </table:table-cell>
          <table:table-cell office:value-type="float" office:value="5.10948905109489">
            <text:p>5,1094890511</text:p>
          </table:table-cell>
          <table:table-cell office:value-type="float" office:value="5.74712643678161">
            <text:p>5,7471264368</text:p>
          </table:table-cell>
          <table:table-cell office:value-type="float" office:value="12.5">
            <text:p>12,5</text:p>
          </table:table-cell>
          <table:table-cell office:value-type="float" office:value="4.06091370558376">
            <text:p>4,0609137056</text:p>
          </table:table-cell>
          <table:table-cell office:value-type="float" office:value="1.54639175257732">
            <text:p>1,5463917526</text:p>
          </table:table-cell>
          <table:table-cell office:value-type="float" office:value="4.08921933085502">
            <text:p>4,0892193309</text:p>
          </table:table-cell>
          <table:table-cell office:value-type="float" office:value="7.40740740740741">
            <text:p>7,4074074074</text:p>
          </table:table-cell>
        </table:table-row>
        <table:table-row table:style-name="ro1">
          <table:table-cell office:value-type="string">
            <text:p>(10,11]</text:p>
          </table:table-cell>
          <table:table-cell office:value-type="float" office:value="0.530503978779841">
            <text:p>0,5305039788</text:p>
          </table:table-cell>
          <table:table-cell office:value-type="float" office:value="2.03761755485893">
            <text:p>2,0376175549</text:p>
          </table:table-cell>
          <table:table-cell office:value-type="float" office:value="0.68259385665529">
            <text:p>0,6825938567</text:p>
          </table:table-cell>
          <table:table-cell office:value-type="float" office:value="0">
            <text:p>0</text:p>
          </table:table-cell>
          <table:table-cell office:value-type="float" office:value="0.232558139534884">
            <text:p>0,2325581395</text:p>
          </table:table-cell>
          <table:table-cell office:value-type="float" office:value="0">
            <text:p>0</text:p>
          </table:table-cell>
          <table:table-cell office:value-type="float" office:value="0.28328611898017">
            <text:p>0,283286119</text:p>
          </table:table-cell>
          <table:table-cell office:value-type="float" office:value="0.627615062761506">
            <text:p>0,6276150628</text:p>
          </table:table-cell>
          <table:table-cell office:value-type="float" office:value="2.49554367201426">
            <text:p>2,495543672</text:p>
          </table:table-cell>
          <table:table-cell office:value-type="float" office:value="3.51906158357771">
            <text:p>3,5190615836</text:p>
          </table:table-cell>
          <table:table-cell office:value-type="float" office:value="1.64835164835165">
            <text:p>1,6483516484</text:p>
          </table:table-cell>
          <table:table-cell office:value-type="float" office:value="0">
            <text:p>0</text:p>
          </table:table-cell>
          <table:table-cell office:value-type="float" office:value="1.19760479041916">
            <text:p>1,1976047904</text:p>
          </table:table-cell>
          <table:table-cell office:value-type="float" office:value="2.35294117647059">
            <text:p>2,3529411765</text:p>
          </table:table-cell>
          <table:table-cell office:value-type="float" office:value="3.3210332103321">
            <text:p>3,321033210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2.2222222222222">
            <text:p>12,2222222222</text:p>
          </table:table-cell>
          <table:table-cell office:value-type="float" office:value="2.04081632653061">
            <text:p>2,0408163265</text:p>
          </table:table-cell>
          <table:table-cell office:value-type="float" office:value="13.4615384615385">
            <text:p>13,4615384615</text:p>
          </table:table-cell>
          <table:table-cell office:value-type="float" office:value="18.1818181818182">
            <text:p>18,1818181818</text:p>
          </table:table-cell>
          <table:table-cell office:value-type="float" office:value="3.3112582781457">
            <text:p>3,3112582781</text:p>
          </table:table-cell>
          <table:table-cell office:value-type="float" office:value="0.293083235638921">
            <text:p>0,2930832356</text:p>
          </table:table-cell>
          <table:table-cell office:value-type="float" office:value="0">
            <text:p>0</text:p>
          </table:table-cell>
          <table:table-cell office:value-type="float" office:value="1.59045725646123">
            <text:p>1,5904572565</text:p>
          </table:table-cell>
          <table:table-cell office:value-type="float" office:value="2.97397769516729">
            <text:p>2,9739776952</text:p>
          </table:table-cell>
          <table:table-cell office:value-type="float" office:value="4.14507772020725">
            <text:p>4,1450777202</text:p>
          </table:table-cell>
          <table:table-cell office:value-type="float" office:value="5.52016985138004">
            <text:p>5,5201698514</text:p>
          </table:table-cell>
          <table:table-cell office:value-type="float" office:value="5.20547945205479">
            <text:p>5,2054794521</text:p>
          </table:table-cell>
          <table:table-cell office:value-type="float" office:value="13.8364779874214">
            <text:p>13,8364779874</text:p>
          </table:table-cell>
          <table:table-cell office:value-type="float" office:value="20.3791469194313">
            <text:p>20,3791469194</text:p>
          </table:table-cell>
          <table:table-cell office:value-type="float" office:value="12.7717391304348">
            <text:p>12,7717391304</text:p>
          </table:table-cell>
          <table:table-cell office:value-type="float" office:value="13.1805157593123">
            <text:p>13,1805157593</text:p>
          </table:table-cell>
          <table:table-cell office:value-type="float" office:value="14.5833333333333">
            <text:p>14,5833333333</text:p>
          </table:table-cell>
          <table:table-cell office:value-type="float" office:value="17.5257731958763">
            <text:p>17,5257731959</text:p>
          </table:table-cell>
          <table:table-cell office:value-type="float" office:value="8.79120879120879">
            <text:p>8,7912087912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office:value-type="float" office:value="3.86266094420601">
            <text:p>3,8626609442</text:p>
          </table:table-cell>
          <table:table-cell office:value-type="float" office:value="16.1971830985916">
            <text:p>16,1971830986</text:p>
          </table:table-cell>
          <table:table-cell office:value-type="float" office:value="12.8712871287129">
            <text:p>12,8712871287</text:p>
          </table:table-cell>
          <table:table-cell office:value-type="float" office:value="3.125">
            <text:p>3,125</text:p>
          </table:table-cell>
          <table:table-cell office:value-type="float" office:value="4.88888888888889">
            <text:p>4,888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1.27877237851662">
            <text:p>1,2787723785</text:p>
          </table:table-cell>
          <table:table-cell office:value-type="float" office:value="1.73913043478261">
            <text:p>1,7391304348</text:p>
          </table:table-cell>
          <table:table-cell office:value-type="float" office:value="2.55255255255255">
            <text:p>2,5525525526</text:p>
          </table:table-cell>
          <table:table-cell office:value-type="float" office:value="3.1031031031031">
            <text:p>3,1031031031</text:p>
          </table:table-cell>
          <table:table-cell office:value-type="float" office:value="4.31211498973306">
            <text:p>4,3121149897</text:p>
          </table:table-cell>
          <table:table-cell office:value-type="float" office:value="18.1208053691275">
            <text:p>18,1208053691</text:p>
          </table:table-cell>
          <table:table-cell office:value-type="float" office:value="6.15183246073298">
            <text:p>6,1518324607</text:p>
          </table:table-cell>
          <table:table-cell office:value-type="float" office:value="7.12871287128713">
            <text:p>7,1287128713</text:p>
          </table:table-cell>
          <table:table-cell office:value-type="float" office:value="3.40501792114695">
            <text:p>3,4050179211</text:p>
          </table:table-cell>
          <table:table-cell office:value-type="float" office:value="5.51053484602917">
            <text:p>5,510534846</text:p>
          </table:table-cell>
          <table:table-cell office:value-type="float" office:value="7.12830957230142">
            <text:p>7,1283095723</text:p>
          </table:table-cell>
          <table:table-cell office:value-type="float" office:value="8.26210826210826">
            <text:p>8,2621082621</text:p>
          </table:table-cell>
          <table:table-cell office:value-type="float" office:value="15.6862745098039">
            <text:p>15,6862745098</text:p>
          </table:table-cell>
          <table:table-cell office:value-type="float" office:value="0">
            <text:p>0</text:p>
          </table:table-cell>
          <table:table-cell office:value-type="float" office:value="0.819672131147541">
            <text:p>0,8196721311</text:p>
          </table:table-cell>
          <table:table-cell office:value-type="float" office:value="9.52380952380952">
            <text:p>9,5238095238</text:p>
          </table:table-cell>
          <table:table-cell office:value-type="float" office:value="19.2307692307692">
            <text:p>19,2307692308</text:p>
          </table:table-cell>
          <table:table-cell office:value-type="float" office:value="12.5">
            <text:p>12,5</text:p>
          </table:table-cell>
          <table:table-cell office:value-type="float" office:value="1.0752688172043">
            <text:p>1,0752688172</text:p>
          </table:table-cell>
          <table:table-cell office:value-type="float" office:value="1.26582278481013">
            <text:p>1,2658227848</text:p>
          </table:table-cell>
          <table:table-cell office:value-type="float" office:value="1.9672131147541">
            <text:p>1,9672131148</text:p>
          </table:table-cell>
          <table:table-cell office:value-type="float" office:value="2.97029702970297">
            <text:p>2,9702970297</text:p>
          </table:table-cell>
          <table:table-cell office:value-type="float" office:value="1.26050420168067">
            <text:p>1,2605042017</text:p>
          </table:table-cell>
          <table:table-cell office:value-type="float" office:value="0.4739336492891">
            <text:p>0,4739336493</text:p>
          </table:table-cell>
          <table:table-cell office:value-type="float" office:value="2.29007633587786">
            <text:p>2,2900763359</text:p>
          </table:table-cell>
          <table:table-cell office:value-type="float" office:value="3.92156862745098">
            <text:p>3,9215686275</text:p>
          </table:table-cell>
          <table:table-cell office:value-type="float" office:value="4.54545454545455">
            <text:p>4,5454545455</text:p>
          </table:table-cell>
          <table:table-cell office:value-type="float" office:value="5.15463917525773">
            <text:p>5,1546391753</text:p>
          </table:table-cell>
          <table:table-cell office:value-type="float" office:value="6.36363636363636">
            <text:p>6,3636363636</text:p>
          </table:table-cell>
          <table:table-cell office:value-type="float" office:value="5.37634408602151">
            <text:p>5,376344086</text:p>
          </table:table-cell>
          <table:table-cell office:value-type="float" office:value="11.1111111111111">
            <text:p>11,1111111111</text:p>
          </table:table-cell>
          <table:table-cell office:value-type="float" office:value="0">
            <text:p>0</text:p>
          </table:table-cell>
          <table:table-cell office:value-type="float" office:value="2.22222222222222">
            <text:p>2,2222222222</text:p>
          </table:table-cell>
          <table:table-cell office:value-type="float" office:value="5.55555555555556">
            <text:p>5,5555555556</text:p>
          </table:table-cell>
          <table:table-cell office:value-type="float" office:value="4.16666666666667">
            <text:p>4,1666666667</text:p>
          </table:table-cell>
          <table:table-cell office:value-type="float" office:value="0">
            <text:p>0</text:p>
          </table:table-cell>
          <table:table-cell office:value-type="float" office:value="5.63380281690141">
            <text:p>5,6338028169</text:p>
          </table:table-cell>
          <table:table-cell office:value-type="float" office:value="15.9722222222222">
            <text:p>15,9722222222</text:p>
          </table:table-cell>
          <table:table-cell office:value-type="float" office:value="15.5172413793103">
            <text:p>15,5172413793</text:p>
          </table:table-cell>
          <table:table-cell office:value-type="float" office:value="0">
            <text:p>0</text:p>
          </table:table-cell>
          <table:table-cell office:value-type="float" office:value="0.12453300124533">
            <text:p>0,1245330012</text:p>
          </table:table-cell>
          <table:table-cell office:value-type="float" office:value="0.833333333333333">
            <text:p>0,8333333333</text:p>
          </table:table-cell>
          <table:table-cell office:value-type="float" office:value="1.13314447592068">
            <text:p>1,1331444759</text:p>
          </table:table-cell>
          <table:table-cell office:value-type="float" office:value="1.36363636363636">
            <text:p>1,3636363636</text:p>
          </table:table-cell>
          <table:table-cell office:value-type="float" office:value="4.739336492891">
            <text:p>4,7393364929</text:p>
          </table:table-cell>
          <table:table-cell office:value-type="float" office:value="2.94117647058824">
            <text:p>2,9411764706</text:p>
          </table:table-cell>
          <table:table-cell office:value-type="float" office:value="2.62008733624454">
            <text:p>2,6200873362</text:p>
          </table:table-cell>
          <table:table-cell office:value-type="float" office:value="2.61780104712042">
            <text:p>2,6178010471</text:p>
          </table:table-cell>
          <table:table-cell office:value-type="float" office:value="2.51256281407035">
            <text:p>2,5125628141</text:p>
          </table:table-cell>
          <table:table-cell office:value-type="float" office:value="2.18978102189781">
            <text:p>2,1897810219</text:p>
          </table:table-cell>
          <table:table-cell office:value-type="float" office:value="1.5625">
            <text:p>1,5625</text:p>
          </table:table-cell>
          <table:table-cell office:value-type="float" office:value="11.5942028985507">
            <text:p>11,5942028986</text:p>
          </table:table-cell>
          <table:table-cell office:value-type="float" office:value="6.61157024793388">
            <text:p>6,6115702479</text:p>
          </table:table-cell>
          <table:table-cell office:value-type="float" office:value="10.0558659217877">
            <text:p>10,0558659218</text:p>
          </table:table-cell>
          <table:table-cell office:value-type="float" office:value="10">
            <text:p>10</text:p>
          </table:table-cell>
          <table:table-cell office:value-type="float" office:value="8.21917808219178">
            <text:p>8,2191780822</text:p>
          </table:table-cell>
          <table:table-cell office:value-type="float" office:value="2.74725274725275">
            <text:p>2,7472527473</text:p>
          </table:table-cell>
          <table:table-cell office:value-type="float" office:value="4.57142857142857">
            <text:p>4,5714285714</text:p>
          </table:table-cell>
          <table:table-cell office:value-type="float" office:value="36.1702127659575">
            <text:p>36,170212766</text:p>
          </table:table-cell>
          <table:table-cell office:value-type="float" office:value="22.2222222222222">
            <text:p>22,2222222222</text:p>
          </table:table-cell>
          <table:table-cell office:value-type="float" office:value="1.29310344827586">
            <text:p>1,2931034483</text:p>
          </table:table-cell>
          <table:table-cell office:value-type="float" office:value="0.707547169811321">
            <text:p>0,7075471698</text:p>
          </table:table-cell>
          <table:table-cell office:value-type="float" office:value="2.96296296296296">
            <text:p>2,962962963</text:p>
          </table:table-cell>
          <table:table-cell office:value-type="float" office:value="1.33928571428571">
            <text:p>1,3392857143</text:p>
          </table:table-cell>
          <table:table-cell office:value-type="float" office:value="0">
            <text:p>0</text:p>
          </table:table-cell>
          <table:table-cell office:value-type="float" office:value="0.738007380073801">
            <text:p>0,7380073801</text:p>
          </table:table-cell>
          <table:table-cell office:value-type="float" office:value="8.65384615384615">
            <text:p>8,6538461538</text:p>
          </table:table-cell>
          <table:table-cell office:value-type="float" office:value="11.1111111111111">
            <text:p>11,1111111111</text:p>
          </table:table-cell>
          <table:table-cell office:value-type="float" office:value="13.8461538461538">
            <text:p>13,8461538462</text:p>
          </table:table-cell>
          <table:table-cell office:value-type="float" office:value="16.6666666666667">
            <text:p>16,6666666667</text:p>
          </table:table-cell>
          <table:table-cell office:value-type="float" office:value="5.8252427184466">
            <text:p>5,8252427184</text:p>
          </table:table-cell>
          <table:table-cell office:value-type="float" office:value="6.32911392405063">
            <text:p>6,3291139241</text:p>
          </table:table-cell>
          <table:table-cell office:value-type="float" office:value="7.5187969924812">
            <text:p>7,5187969925</text:p>
          </table:table-cell>
          <table:table-cell office:value-type="float" office:value="5.66037735849057">
            <text:p>5,6603773585</text:p>
          </table:table-cell>
          <table:table-cell office:value-type="float" office:value="10.5263157894737">
            <text:p>10,5263157895</text:p>
          </table:table-cell>
          <table:table-cell office:value-type="float" office:value="0">
            <text:p>0</text:p>
          </table:table-cell>
          <table:table-cell office:value-type="float" office:value="3.44827586206897">
            <text:p>3,4482758621</text:p>
          </table:table-cell>
          <table:table-cell office:value-type="float" office:value="5.12820512820513">
            <text:p>5,1282051282</text:p>
          </table:table-cell>
          <table:table-cell office:value-type="float" office:value="8.18181818181818">
            <text:p>8,1818181818</text:p>
          </table:table-cell>
          <table:table-cell office:value-type="float" office:value="7.14285714285714">
            <text:p>7,1428571429</text:p>
          </table:table-cell>
          <table:table-cell office:value-type="float" office:value="10.5263157894737">
            <text:p>10,5263157895</text:p>
          </table:table-cell>
          <table:table-cell table:number-columns-repeated="3" office:value-type="float" office:value="0">
            <text:p>0</text:p>
          </table:table-cell>
          <table:table-cell office:value-type="float" office:value="3.57142857142857">
            <text:p>3,5714285714</text:p>
          </table:table-cell>
          <table:table-cell office:value-type="float" office:value="2.1505376344086">
            <text:p>2,1505376344</text:p>
          </table:table-cell>
          <table:table-cell office:value-type="float" office:value="4.54545454545455">
            <text:p>4,5454545455</text:p>
          </table:table-cell>
          <table:table-cell office:value-type="float" office:value="18.8311688311688">
            <text:p>18,8311688312</text:p>
          </table:table-cell>
          <table:table-cell office:value-type="float" office:value="16.8674698795181">
            <text:p>16,8674698795</text:p>
          </table:table-cell>
          <table:table-cell office:value-type="float" office:value="19.7368421052632">
            <text:p>19,7368421053</text:p>
          </table:table-cell>
          <table:table-cell office:value-type="float" office:value="25.7575757575758">
            <text:p>25,7575757576</text:p>
          </table:table-cell>
          <table:table-cell office:value-type="float" office:value="12.1621621621622">
            <text:p>12,1621621622</text:p>
          </table:table-cell>
          <table:table-cell office:value-type="float" office:value="14.8936170212766">
            <text:p>14,8936170213</text:p>
          </table:table-cell>
          <table:table-cell office:value-type="float" office:value="1.75438596491228">
            <text:p>1,7543859649</text:p>
          </table:table-cell>
          <table:table-cell office:value-type="float" office:value="2.72727272727273">
            <text:p>2,7272727273</text:p>
          </table:table-cell>
          <table:table-cell office:value-type="float" office:value="5.95238095238095">
            <text:p>5,9523809524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office:value-type="float" office:value="2.5974025974026">
            <text:p>2,5974025974</text:p>
          </table:table-cell>
          <table:table-cell office:value-type="float" office:value="9.09090909090909">
            <text:p>9,0909090909</text:p>
          </table:table-cell>
          <table:table-cell office:value-type="float" office:value="5.37634408602151">
            <text:p>5,376344086</text:p>
          </table:table-cell>
          <table:table-cell office:value-type="float" office:value="6.45161290322581">
            <text:p>6,4516129032</text:p>
          </table:table-cell>
          <table:table-cell office:value-type="float" office:value="1.76056338028169">
            <text:p>1,7605633803</text:p>
          </table:table-cell>
          <table:table-cell office:value-type="float" office:value="0">
            <text:p>0</text:p>
          </table:table-cell>
          <table:table-cell office:value-type="float" office:value="1.70454545454545">
            <text:p>1,7045454545</text:p>
          </table:table-cell>
          <table:table-cell office:value-type="float" office:value="0.735294117647059">
            <text:p>0,7352941176</text:p>
          </table:table-cell>
          <table:table-cell office:value-type="float" office:value="2.14285714285714">
            <text:p>2,1428571429</text:p>
          </table:table-cell>
          <table:table-cell office:value-type="float" office:value="5.26315789473684">
            <text:p>5,2631578947</text:p>
          </table:table-cell>
          <table:table-cell office:value-type="float" office:value="14.2857142857143">
            <text:p>14,2857142857</text:p>
          </table:table-cell>
          <table:table-cell office:value-type="float" office:value="2.01342281879195">
            <text:p>2,0134228188</text:p>
          </table:table-cell>
          <table:table-cell office:value-type="float" office:value="5.29100529100529">
            <text:p>5,291005291</text:p>
          </table:table-cell>
          <table:table-cell office:value-type="float" office:value="5.19480519480519">
            <text:p>5,1948051948</text:p>
          </table:table-cell>
          <table:table-cell office:value-type="float" office:value="9.72222222222222">
            <text:p>9,7222222222</text:p>
          </table:table-cell>
          <table:table-cell office:value-type="float" office:value="2.54545454545455">
            <text:p>2,5454545455</text:p>
          </table:table-cell>
          <table:table-cell office:value-type="float" office:value="2.4390243902439">
            <text:p>2,4390243902</text:p>
          </table:table-cell>
          <table:table-cell office:value-type="float" office:value="3.26086956521739">
            <text:p>3,2608695652</text:p>
          </table:table-cell>
          <table:table-cell office:value-type="float" office:value="2.15384615384615">
            <text:p>2,1538461538</text:p>
          </table:table-cell>
          <table:table-cell office:value-type="float" office:value="3.88349514563107">
            <text:p>3,8834951456</text:p>
          </table:table-cell>
          <table:table-cell office:value-type="float" office:value="2.7027027027027">
            <text:p>2,7027027027</text:p>
          </table:table-cell>
          <table:table-cell office:value-type="float" office:value="11.1111111111111">
            <text:p>11,1111111111</text:p>
          </table:table-cell>
          <table:table-cell office:value-type="float" office:value="5.88235294117647">
            <text:p>5,8823529412</text:p>
          </table:table-cell>
          <table:table-cell office:value-type="float" office:value="2.72727272727273">
            <text:p>2,7272727273</text:p>
          </table:table-cell>
          <table:table-cell office:value-type="float" office:value="3.48837209302326">
            <text:p>3,488372093</text:p>
          </table:table-cell>
          <table:table-cell office:value-type="float" office:value="10.2564102564103">
            <text:p>10,2564102564</text:p>
          </table:table-cell>
          <table:table-cell office:value-type="float" office:value="3.96039603960396">
            <text:p>3,9603960396</text:p>
          </table:table-cell>
          <table:table-cell office:value-type="float" office:value="1.24740124740125">
            <text:p>1,2474012474</text:p>
          </table:table-cell>
          <table:table-cell office:value-type="float" office:value="1.40515222482436">
            <text:p>1,4051522248</text:p>
          </table:table-cell>
          <table:table-cell office:value-type="float" office:value="4.5045045045045">
            <text:p>4,5045045045</text:p>
          </table:table-cell>
          <table:table-cell office:value-type="float" office:value="6.27062706270627">
            <text:p>6,2706270627</text:p>
          </table:table-cell>
          <table:table-cell office:value-type="float" office:value="7.14285714285714">
            <text:p>7,1428571429</text:p>
          </table:table-cell>
          <table:table-cell office:value-type="float" office:value="6.77966101694915">
            <text:p>6,7796610169</text:p>
          </table:table-cell>
          <table:table-cell office:value-type="float" office:value="4.3010752688172">
            <text:p>4,3010752688</text:p>
          </table:table-cell>
          <table:table-cell office:value-type="float" office:value="7.2992700729927">
            <text:p>7,299270073</text:p>
          </table:table-cell>
          <table:table-cell office:value-type="float" office:value="6.32183908045977">
            <text:p>6,3218390805</text:p>
          </table:table-cell>
          <table:table-cell office:value-type="float" office:value="8.52272727272727">
            <text:p>8,5227272727</text:p>
          </table:table-cell>
          <table:table-cell office:value-type="float" office:value="9.13705583756345">
            <text:p>9,1370558376</text:p>
          </table:table-cell>
          <table:table-cell office:value-type="float" office:value="1.03092783505155">
            <text:p>1,0309278351</text:p>
          </table:table-cell>
          <table:table-cell office:value-type="float" office:value="2.23048327137546">
            <text:p>2,2304832714</text:p>
          </table:table-cell>
          <table:table-cell office:value-type="float" office:value="1.85185185185185">
            <text:p>1,8518518519</text:p>
          </table:table-cell>
        </table:table-row>
        <table:table-row table:style-name="ro1">
          <table:table-cell office:value-type="string">
            <text:p>(11,12]</text:p>
          </table:table-cell>
          <table:table-cell office:value-type="float" office:value="0.26525198938992">
            <text:p>0,2652519894</text:p>
          </table:table-cell>
          <table:table-cell office:value-type="float" office:value="0.783699059561128">
            <text:p>0,7836990596</text:p>
          </table:table-cell>
          <table:table-cell office:value-type="float" office:value="0.455062571103527">
            <text:p>0,4550625711</text:p>
          </table:table-cell>
          <table:table-cell table:number-columns-repeated="4" office:value-type="float" office:value="0">
            <text:p>0</text:p>
          </table:table-cell>
          <table:table-cell office:value-type="float" office:value="0.209205020920502">
            <text:p>0,2092050209</text:p>
          </table:table-cell>
          <table:table-cell office:value-type="float" office:value="1.24777183600713">
            <text:p>1,247771836</text:p>
          </table:table-cell>
          <table:table-cell office:value-type="float" office:value="1.75953079178886">
            <text:p>1,7595307918</text:p>
          </table:table-cell>
          <table:table-cell office:value-type="float" office:value="1.64835164835165">
            <text:p>1,6483516484</text:p>
          </table:table-cell>
          <table:table-cell office:value-type="float" office:value="1.40845070422535">
            <text:p>1,4084507042</text:p>
          </table:table-cell>
          <table:table-cell office:value-type="float" office:value="0">
            <text:p>0</text:p>
          </table:table-cell>
          <table:table-cell office:value-type="float" office:value="1.96078431372549">
            <text:p>1,9607843137</text:p>
          </table:table-cell>
          <table:table-cell office:value-type="float" office:value="2.9520295202952">
            <text:p>2,9520295203</text:p>
          </table:table-cell>
          <table:table-cell office:value-type="float" office:value="3.88888888888889">
            <text:p>3,8888888889</text:p>
          </table:table-cell>
          <table:table-cell office:value-type="float" office:value="3.17460317460317">
            <text:p>3,1746031746</text:p>
          </table:table-cell>
          <table:table-cell office:value-type="float" office:value="0.584795321637427">
            <text:p>0,5847953216</text:p>
          </table:table-cell>
          <table:table-cell office:value-type="float" office:value="5.55555555555556">
            <text:p>5,5555555556</text:p>
          </table:table-cell>
          <table:table-cell office:value-type="float" office:value="5.10204081632653">
            <text:p>5,1020408163</text:p>
          </table:table-cell>
          <table:table-cell office:value-type="float" office:value="0">
            <text:p>0</text:p>
          </table:table-cell>
          <table:table-cell office:value-type="float" office:value="22.7272727272727">
            <text:p>22,7272727273</text:p>
          </table:table-cell>
          <table:table-cell office:value-type="float" office:value="4.63576158940397">
            <text:p>4,6357615894</text:p>
          </table:table-cell>
          <table:table-cell office:value-type="float" office:value="0.468933177022274">
            <text:p>0,468933177</text:p>
          </table:table-cell>
          <table:table-cell office:value-type="float" office:value="0">
            <text:p>0</text:p>
          </table:table-cell>
          <table:table-cell office:value-type="float" office:value="1.59045725646123">
            <text:p>1,5904572565</text:p>
          </table:table-cell>
          <table:table-cell office:value-type="float" office:value="0.743494423791822">
            <text:p>0,7434944238</text:p>
          </table:table-cell>
          <table:table-cell office:value-type="float" office:value="1.81347150259067">
            <text:p>1,8134715026</text:p>
          </table:table-cell>
          <table:table-cell office:value-type="float" office:value="2.12314225053079">
            <text:p>2,1231422505</text:p>
          </table:table-cell>
          <table:table-cell office:value-type="float" office:value="2.46575342465753">
            <text:p>2,4657534247</text:p>
          </table:table-cell>
          <table:table-cell office:value-type="float" office:value="3.77358490566038">
            <text:p>3,7735849057</text:p>
          </table:table-cell>
          <table:table-cell office:value-type="float" office:value="8.53080568720379">
            <text:p>8,5308056872</text:p>
          </table:table-cell>
          <table:table-cell office:value-type="float" office:value="7.60869565217391">
            <text:p>7,6086956522</text:p>
          </table:table-cell>
          <table:table-cell office:value-type="float" office:value="6.87679083094556">
            <text:p>6,8767908309</text:p>
          </table:table-cell>
          <table:table-cell office:value-type="float" office:value="13.6904761904762">
            <text:p>13,6904761905</text:p>
          </table:table-cell>
          <table:table-cell office:value-type="float" office:value="8.93470790378007">
            <text:p>8,9347079038</text:p>
          </table:table-cell>
          <table:table-cell office:value-type="float" office:value="13.7362637362637">
            <text:p>13,7362637363</text:p>
          </table:table-cell>
          <table:table-cell office:value-type="float" office:value="12.1212121212121">
            <text:p>12,1212121212</text:p>
          </table:table-cell>
          <table:table-cell office:value-type="float" office:value="1.65289256198347">
            <text:p>1,652892562</text:p>
          </table:table-cell>
          <table:table-cell office:value-type="float" office:value="0.429184549356223">
            <text:p>0,4291845494</text:p>
          </table:table-cell>
          <table:table-cell office:value-type="float" office:value="4.22535211267606">
            <text:p>4,2253521127</text:p>
          </table:table-cell>
          <table:table-cell office:value-type="float" office:value="11.8811881188119">
            <text:p>11,8811881188</text:p>
          </table:table-cell>
          <table:table-cell office:value-type="float" office:value="23.4375">
            <text:p>23,4375</text:p>
          </table:table-cell>
          <table:table-cell office:value-type="float" office:value="4.88888888888889">
            <text:p>4,8888888889</text:p>
          </table:table-cell>
          <table:table-cell office:value-type="float" office:value="0.321543408360129">
            <text:p>0,3215434084</text:p>
          </table:table-cell>
          <table:table-cell office:value-type="float" office:value="0">
            <text:p>0</text:p>
          </table:table-cell>
          <table:table-cell office:value-type="float" office:value="0.255754475703325">
            <text:p>0,2557544757</text:p>
          </table:table-cell>
          <table:table-cell office:value-type="float" office:value="0.173913043478261">
            <text:p>0,1739130435</text:p>
          </table:table-cell>
          <table:table-cell office:value-type="float" office:value="0.15015015015015">
            <text:p>0,1501501502</text:p>
          </table:table-cell>
          <table:table-cell office:value-type="float" office:value="0.600600600600601">
            <text:p>0,6006006006</text:p>
          </table:table-cell>
          <table:table-cell office:value-type="float" office:value="0.616016427104723">
            <text:p>0,6160164271</text:p>
          </table:table-cell>
          <table:table-cell office:value-type="float" office:value="6.04026845637584">
            <text:p>6,0402684564</text:p>
          </table:table-cell>
          <table:table-cell office:value-type="float" office:value="4.05759162303665">
            <text:p>4,057591623</text:p>
          </table:table-cell>
          <table:table-cell office:value-type="float" office:value="7.12871287128713">
            <text:p>7,1287128713</text:p>
          </table:table-cell>
          <table:table-cell office:value-type="float" office:value="4.83870967741935">
            <text:p>4,8387096774</text:p>
          </table:table-cell>
          <table:table-cell office:value-type="float" office:value="6.32090761750405">
            <text:p>6,3209076175</text:p>
          </table:table-cell>
          <table:table-cell office:value-type="float" office:value="10.3869653767821">
            <text:p>10,3869653768</text:p>
          </table:table-cell>
          <table:table-cell office:value-type="float" office:value="7.97720797720798">
            <text:p>7,9772079772</text:p>
          </table:table-cell>
          <table:table-cell office:value-type="float" office:value="13.7254901960784">
            <text:p>13,7254901961</text:p>
          </table:table-cell>
          <table:table-cell office:value-type="float" office:value="9.30232558139535">
            <text:p>9,3023255814</text:p>
          </table:table-cell>
          <table:table-cell office:value-type="float" office:value="1.63934426229508">
            <text:p>1,6393442623</text:p>
          </table:table-cell>
          <table:table-cell office:value-type="float" office:value="23.8095238095238">
            <text:p>23,8095238095</text:p>
          </table:table-cell>
          <table:table-cell office:value-type="float" office:value="23.0769230769231">
            <text:p>23,0769230769</text:p>
          </table:table-cell>
          <table:table-cell office:value-type="float" office:value="31.25">
            <text:p>31,25</text:p>
          </table:table-cell>
          <table:table-cell office:value-type="float" office:value="0">
            <text:p>0</text:p>
          </table:table-cell>
          <table:table-cell office:value-type="float" office:value="0.949367088607595">
            <text:p>0,9493670886</text:p>
          </table:table-cell>
          <table:table-cell office:value-type="float" office:value="1.63934426229508">
            <text:p>1,6393442623</text:p>
          </table:table-cell>
          <table:table-cell office:value-type="float" office:value="3.63036303630363">
            <text:p>3,6303630363</text:p>
          </table:table-cell>
          <table:table-cell office:value-type="float" office:value="2.94117647058824">
            <text:p>2,9411764706</text:p>
          </table:table-cell>
          <table:table-cell office:value-type="float" office:value="2.3696682464455">
            <text:p>2,3696682464</text:p>
          </table:table-cell>
          <table:table-cell office:value-type="float" office:value="4.58015267175572">
            <text:p>4,5801526718</text:p>
          </table:table-cell>
          <table:table-cell office:value-type="float" office:value="2.94117647058824">
            <text:p>2,9411764706</text:p>
          </table:table-cell>
          <table:table-cell office:value-type="float" office:value="1.81818181818182">
            <text:p>1,8181818182</text:p>
          </table:table-cell>
          <table:table-cell office:value-type="float" office:value="0">
            <text:p>0</text:p>
          </table:table-cell>
          <table:table-cell office:value-type="float" office:value="0.909090909090909">
            <text:p>0,9090909091</text:p>
          </table:table-cell>
          <table:table-cell office:value-type="float" office:value="1.0752688172043">
            <text:p>1,0752688172</text:p>
          </table:table-cell>
          <table:table-cell office:value-type="float" office:value="3.33333333333333">
            <text:p>3,3333333333</text:p>
          </table:table-cell>
          <table:table-cell office:value-type="float" office:value="0">
            <text:p>0</text:p>
          </table:table-cell>
          <table:table-cell office:value-type="float" office:value="0.555555555555556">
            <text:p>0,5555555556</text:p>
          </table:table-cell>
          <table:table-cell office:value-type="float" office:value="5.55555555555556">
            <text:p>5,5555555556</text:p>
          </table:table-cell>
          <table:table-cell office:value-type="float" office:value="4.16666666666667">
            <text:p>4,1666666667</text:p>
          </table:table-cell>
          <table:table-cell office:value-type="float" office:value="2.94117647058824">
            <text:p>2,9411764706</text:p>
          </table:table-cell>
          <table:table-cell office:value-type="float" office:value="2.8169014084507">
            <text:p>2,8169014085</text:p>
          </table:table-cell>
          <table:table-cell office:value-type="float" office:value="8.33333333333333">
            <text:p>8,3333333333</text:p>
          </table:table-cell>
          <table:table-cell office:value-type="float" office:value="5.17241379310345">
            <text:p>5,1724137931</text:p>
          </table:table-cell>
          <table:table-cell office:value-type="float" office:value="0">
            <text:p>0</text:p>
          </table:table-cell>
          <table:table-cell office:value-type="float" office:value="0.37359900373599">
            <text:p>0,3735990037</text:p>
          </table:table-cell>
          <table:table-cell office:value-type="float" office:value="0.416666666666667">
            <text:p>0,4166666667</text:p>
          </table:table-cell>
          <table:table-cell office:value-type="float" office:value="0.56657223796034">
            <text:p>0,566572238</text:p>
          </table:table-cell>
          <table:table-cell office:value-type="float" office:value="0">
            <text:p>0</text:p>
          </table:table-cell>
          <table:table-cell office:value-type="float" office:value="0.947867298578199">
            <text:p>0,9478672986</text:p>
          </table:table-cell>
          <table:table-cell office:value-type="float" office:value="2.35294117647059">
            <text:p>2,3529411765</text:p>
          </table:table-cell>
          <table:table-cell office:value-type="float" office:value="0.873362445414847">
            <text:p>0,8733624454</text:p>
          </table:table-cell>
          <table:table-cell office:value-type="float" office:value="0.523560209424084">
            <text:p>0,5235602094</text:p>
          </table:table-cell>
          <table:table-cell office:value-type="float" office:value="0">
            <text:p>0</text:p>
          </table:table-cell>
          <table:table-cell office:value-type="float" office:value="1.09489051094891">
            <text:p>1,0948905109</text:p>
          </table:table-cell>
          <table:table-cell office:value-type="float" office:value="3.125">
            <text:p>3,125</text:p>
          </table:table-cell>
          <table:table-cell office:value-type="float" office:value="2.89855072463768">
            <text:p>2,8985507246</text:p>
          </table:table-cell>
          <table:table-cell office:value-type="float" office:value="2.47933884297521">
            <text:p>2,479338843</text:p>
          </table:table-cell>
          <table:table-cell office:value-type="float" office:value="5.58659217877095">
            <text:p>5,5865921788</text:p>
          </table:table-cell>
          <table:table-cell office:value-type="float" office:value="0">
            <text:p>0</text:p>
          </table:table-cell>
          <table:table-cell office:value-type="float" office:value="6.84931506849315">
            <text:p>6,8493150685</text:p>
          </table:table-cell>
          <table:table-cell office:value-type="float" office:value="4.94505494505495">
            <text:p>4,9450549451</text:p>
          </table:table-cell>
          <table:table-cell office:value-type="float" office:value="2.85714285714286">
            <text:p>2,8571428571</text:p>
          </table:table-cell>
          <table:table-cell office:value-type="float" office:value="10.6382978723404">
            <text:p>10,6382978723</text:p>
          </table:table-cell>
          <table:table-cell office:value-type="float" office:value="22.2222222222222">
            <text:p>22,2222222222</text:p>
          </table:table-cell>
          <table:table-cell office:value-type="float" office:value="3.01724137931034">
            <text:p>3,0172413793</text:p>
          </table:table-cell>
          <table:table-cell office:value-type="float" office:value="1.17924528301887">
            <text:p>1,179245283</text:p>
          </table:table-cell>
          <table:table-cell office:value-type="float" office:value="2.22222222222222">
            <text:p>2,2222222222</text:p>
          </table:table-cell>
          <table:table-cell office:value-type="float" office:value="0.892857142857143">
            <text:p>0,8928571429</text:p>
          </table:table-cell>
          <table:table-cell office:value-type="float" office:value="0">
            <text:p>0</text:p>
          </table:table-cell>
          <table:table-cell office:value-type="float" office:value="1.8450184501845">
            <text:p>1,8450184502</text:p>
          </table:table-cell>
          <table:table-cell office:value-type="float" office:value="6.73076923076923">
            <text:p>6,7307692308</text:p>
          </table:table-cell>
          <table:table-cell office:value-type="float" office:value="4.44444444444444">
            <text:p>4,4444444444</text:p>
          </table:table-cell>
          <table:table-cell office:value-type="float" office:value="3.07692307692308">
            <text:p>3,0769230769</text:p>
          </table:table-cell>
          <table:table-cell office:value-type="float" office:value="7.40740740740741">
            <text:p>7,4074074074</text:p>
          </table:table-cell>
          <table:table-cell office:value-type="float" office:value="3.88349514563107">
            <text:p>3,8834951456</text:p>
          </table:table-cell>
          <table:table-cell office:value-type="float" office:value="2.53164556962025">
            <text:p>2,5316455696</text:p>
          </table:table-cell>
          <table:table-cell office:value-type="float" office:value="3.00751879699248">
            <text:p>3,007518797</text:p>
          </table:table-cell>
          <table:table-cell office:value-type="float" office:value="1.88679245283019">
            <text:p>1,886792452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.44827586206897">
            <text:p>3,4482758621</text:p>
          </table:table-cell>
          <table:table-cell office:value-type="float" office:value="5.12820512820513">
            <text:p>5,1282051282</text:p>
          </table:table-cell>
          <table:table-cell office:value-type="float" office:value="7.27272727272727">
            <text:p>7,2727272727</text:p>
          </table:table-cell>
          <table:table-cell office:value-type="float" office:value="21.4285714285714">
            <text:p>21,4285714286</text:p>
          </table:table-cell>
          <table:table-cell office:value-type="float" office:value="10.5263157894737">
            <text:p>10,5263157895</text:p>
          </table:table-cell>
          <table:table-cell office:value-type="float" office:value="0.892857142857143">
            <text:p>0,8928571429</text:p>
          </table:table-cell>
          <table:table-cell office:value-type="float" office:value="1.95530726256983">
            <text:p>1,9553072626</text:p>
          </table:table-cell>
          <table:table-cell office:value-type="float" office:value="6.94444444444444">
            <text:p>6,9444444444</text:p>
          </table:table-cell>
          <table:table-cell office:value-type="float" office:value="1.19047619047619">
            <text:p>1,1904761905</text:p>
          </table:table-cell>
          <table:table-cell office:value-type="float" office:value="3.2258064516129">
            <text:p>3,2258064516</text:p>
          </table:table-cell>
          <table:table-cell office:value-type="float" office:value="3.24675324675325">
            <text:p>3,2467532468</text:p>
          </table:table-cell>
          <table:table-cell office:value-type="float" office:value="2.5974025974026">
            <text:p>2,5974025974</text:p>
          </table:table-cell>
          <table:table-cell office:value-type="float" office:value="8.43373493975904">
            <text:p>8,4337349398</text:p>
          </table:table-cell>
          <table:table-cell office:value-type="float" office:value="9.21052631578947">
            <text:p>9,2105263158</text:p>
          </table:table-cell>
          <table:table-cell office:value-type="float" office:value="9.09090909090909">
            <text:p>9,0909090909</text:p>
          </table:table-cell>
          <table:table-cell office:value-type="float" office:value="9.45945945945946">
            <text:p>9,4594594595</text:p>
          </table:table-cell>
          <table:table-cell office:value-type="float" office:value="21.2765957446809">
            <text:p>21,2765957447</text:p>
          </table:table-cell>
          <table:table-cell office:value-type="float" office:value="2.63157894736842">
            <text:p>2,6315789474</text:p>
          </table:table-cell>
          <table:table-cell office:value-type="float" office:value="3.63636363636364">
            <text:p>3,6363636364</text:p>
          </table:table-cell>
          <table:table-cell office:value-type="float" office:value="4.76190476190476">
            <text:p>4,7619047619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office:value-type="float" office:value="1.2987012987013">
            <text:p>1,2987012987</text:p>
          </table:table-cell>
          <table:table-cell office:value-type="float" office:value="3.30578512396694">
            <text:p>3,305785124</text:p>
          </table:table-cell>
          <table:table-cell office:value-type="float" office:value="7.52688172043011">
            <text:p>7,5268817204</text:p>
          </table:table-cell>
          <table:table-cell office:value-type="float" office:value="8.06451612903226">
            <text:p>8,064516129</text:p>
          </table:table-cell>
          <table:table-cell table:number-columns-repeated="2" office:value-type="float" office:value="0">
            <text:p>0</text:p>
          </table:table-cell>
          <table:table-cell office:value-type="float" office:value="0.568181818181818">
            <text:p>0,5681818182</text:p>
          </table:table-cell>
          <table:table-cell office:value-type="float" office:value="1.47058823529412">
            <text:p>1,4705882353</text:p>
          </table:table-cell>
          <table:table-cell table:number-columns-repeated="2" office:value-type="float" office:value="0">
            <text:p>0</text:p>
          </table:table-cell>
          <table:table-cell office:value-type="float" office:value="8.92857142857143">
            <text:p>8,9285714286</text:p>
          </table:table-cell>
          <table:table-cell office:value-type="float" office:value="6.04026845637584">
            <text:p>6,0402684564</text:p>
          </table:table-cell>
          <table:table-cell office:value-type="float" office:value="5.29100529100529">
            <text:p>5,291005291</text:p>
          </table:table-cell>
          <table:table-cell office:value-type="float" office:value="6.49350649350649">
            <text:p>6,4935064935</text:p>
          </table:table-cell>
          <table:table-cell office:value-type="float" office:value="13.8888888888889">
            <text:p>13,8888888889</text:p>
          </table:table-cell>
          <table:table-cell office:value-type="float" office:value="3.63636363636364">
            <text:p>3,6363636364</text:p>
          </table:table-cell>
          <table:table-cell office:value-type="float" office:value="0.770218228498075">
            <text:p>0,7702182285</text:p>
          </table:table-cell>
          <table:table-cell office:value-type="float" office:value="2.71739130434783">
            <text:p>2,7173913043</text:p>
          </table:table-cell>
          <table:table-cell office:value-type="float" office:value="2.46153846153846">
            <text:p>2,4615384615</text:p>
          </table:table-cell>
          <table:table-cell office:value-type="float" office:value="1.94174757281553">
            <text:p>1,9417475728</text:p>
          </table:table-cell>
          <table:table-cell office:value-type="float" office:value="2.7027027027027">
            <text:p>2,7027027027</text:p>
          </table:table-cell>
          <table:table-cell office:value-type="float" office:value="9.87654320987654">
            <text:p>9,8765432099</text:p>
          </table:table-cell>
          <table:table-cell office:value-type="float" office:value="5.88235294117647">
            <text:p>5,8823529412</text:p>
          </table:table-cell>
          <table:table-cell office:value-type="float" office:value="3.63636363636364">
            <text:p>3,6363636364</text:p>
          </table:table-cell>
          <table:table-cell office:value-type="float" office:value="4.65116279069767">
            <text:p>4,6511627907</text:p>
          </table:table-cell>
          <table:table-cell office:value-type="float" office:value="9.4017094017094">
            <text:p>9,4017094017</text:p>
          </table:table-cell>
          <table:table-cell office:value-type="float" office:value="2.72277227722772">
            <text:p>2,7227722772</text:p>
          </table:table-cell>
          <table:table-cell office:value-type="float" office:value="1.24740124740125">
            <text:p>1,2474012474</text:p>
          </table:table-cell>
          <table:table-cell office:value-type="float" office:value="0.702576112412178">
            <text:p>0,7025761124</text:p>
          </table:table-cell>
          <table:table-cell office:value-type="float" office:value="3.003003003003">
            <text:p>3,003003003</text:p>
          </table:table-cell>
          <table:table-cell office:value-type="float" office:value="3.96039603960396">
            <text:p>3,9603960396</text:p>
          </table:table-cell>
          <table:table-cell office:value-type="float" office:value="5.35714285714286">
            <text:p>5,3571428571</text:p>
          </table:table-cell>
          <table:table-cell office:value-type="float" office:value="5.08474576271187">
            <text:p>5,0847457627</text:p>
          </table:table-cell>
          <table:table-cell office:value-type="float" office:value="4.3010752688172">
            <text:p>4,3010752688</text:p>
          </table:table-cell>
          <table:table-cell office:value-type="float" office:value="6.56934306569343">
            <text:p>6,5693430657</text:p>
          </table:table-cell>
          <table:table-cell office:value-type="float" office:value="11.4942528735632">
            <text:p>11,4942528736</text:p>
          </table:table-cell>
          <table:table-cell office:value-type="float" office:value="7.38636363636364">
            <text:p>7,3863636364</text:p>
          </table:table-cell>
          <table:table-cell office:value-type="float" office:value="2.03045685279188">
            <text:p>2,0304568528</text:p>
          </table:table-cell>
          <table:table-cell office:value-type="float" office:value="0.515463917525773">
            <text:p>0,5154639175</text:p>
          </table:table-cell>
          <table:table-cell office:value-type="float" office:value="0.743494423791822">
            <text:p>0,7434944238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(12,13]</text:p>
          </table:table-cell>
          <table:table-cell office:value-type="float" office:value="0.26525198938992">
            <text:p>0,2652519894</text:p>
          </table:table-cell>
          <table:table-cell office:value-type="float" office:value="0.470219435736677">
            <text:p>0,4702194357</text:p>
          </table:table-cell>
          <table:table-cell office:value-type="float" office:value="0.341296928327645">
            <text:p>0,3412969283</text:p>
          </table:table-cell>
          <table:table-cell table:number-columns-repeated="5" office:value-type="float" office:value="0">
            <text:p>0</text:p>
          </table:table-cell>
          <table:table-cell office:value-type="float" office:value="0.89126559714795">
            <text:p>0,8912655971</text:p>
          </table:table-cell>
          <table:table-cell office:value-type="float" office:value="0.879765395894428">
            <text:p>0,8797653959</text:p>
          </table:table-cell>
          <table:table-cell office:value-type="float" office:value="2.74725274725275">
            <text:p>2,7472527473</text:p>
          </table:table-cell>
          <table:table-cell office:value-type="float" office:value="1.40845070422535">
            <text:p>1,4084507042</text:p>
          </table:table-cell>
          <table:table-cell office:value-type="float" office:value="0.598802395209581">
            <text:p>0,5988023952</text:p>
          </table:table-cell>
          <table:table-cell office:value-type="float" office:value="0.392156862745098">
            <text:p>0,3921568627</text:p>
          </table:table-cell>
          <table:table-cell office:value-type="float" office:value="1.8450184501845">
            <text:p>1,8450184502</text:p>
          </table:table-cell>
          <table:table-cell office:value-type="float" office:value="2.77777777777778">
            <text:p>2,7777777778</text:p>
          </table:table-cell>
          <table:table-cell office:value-type="float" office:value="0">
            <text:p>0</text:p>
          </table:table-cell>
          <table:table-cell office:value-type="float" office:value="1.75438596491228">
            <text:p>1,7543859649</text:p>
          </table:table-cell>
          <table:table-cell office:value-type="float" office:value="1.11111111111111">
            <text:p>1,1111111111</text:p>
          </table:table-cell>
          <table:table-cell office:value-type="float" office:value="11.2244897959184">
            <text:p>11,2244897959</text:p>
          </table:table-cell>
          <table:table-cell office:value-type="float" office:value="7.69230769230769">
            <text:p>7,6923076923</text:p>
          </table:table-cell>
          <table:table-cell office:value-type="float" office:value="2.27272727272727">
            <text:p>2,2727272727</text:p>
          </table:table-cell>
          <table:table-cell office:value-type="float" office:value="12.5827814569536">
            <text:p>12,582781457</text:p>
          </table:table-cell>
          <table:table-cell office:value-type="float" office:value="0.468933177022274">
            <text:p>0,468933177</text:p>
          </table:table-cell>
          <table:table-cell office:value-type="float" office:value="0.515463917525773">
            <text:p>0,5154639175</text:p>
          </table:table-cell>
          <table:table-cell office:value-type="float" office:value="0.99403578528827">
            <text:p>0,9940357853</text:p>
          </table:table-cell>
          <table:table-cell office:value-type="float" office:value="0.929368029739777">
            <text:p>0,9293680297</text:p>
          </table:table-cell>
          <table:table-cell office:value-type="float" office:value="1.55440414507772">
            <text:p>1,5544041451</text:p>
          </table:table-cell>
          <table:table-cell office:value-type="float" office:value="0.212314225053079">
            <text:p>0,2123142251</text:p>
          </table:table-cell>
          <table:table-cell office:value-type="float" office:value="0.821917808219178">
            <text:p>0,8219178082</text:p>
          </table:table-cell>
          <table:table-cell office:value-type="float" office:value="0">
            <text:p>0</text:p>
          </table:table-cell>
          <table:table-cell office:value-type="float" office:value="0.947867298578199">
            <text:p>0,9478672986</text:p>
          </table:table-cell>
          <table:table-cell office:value-type="float" office:value="0.815217391304348">
            <text:p>0,8152173913</text:p>
          </table:table-cell>
          <table:table-cell office:value-type="float" office:value="1.14613180515759">
            <text:p>1,1461318052</text:p>
          </table:table-cell>
          <table:table-cell office:value-type="float" office:value="2.38095238095238">
            <text:p>2,380952381</text:p>
          </table:table-cell>
          <table:table-cell office:value-type="float" office:value="2.06185567010309">
            <text:p>2,0618556701</text:p>
          </table:table-cell>
          <table:table-cell office:value-type="float" office:value="3.84615384615385">
            <text:p>3,8461538462</text:p>
          </table:table-cell>
          <table:table-cell office:value-type="float" office:value="15.1515151515152">
            <text:p>15,1515151515</text:p>
          </table:table-cell>
          <table:table-cell office:value-type="float" office:value="2.47933884297521">
            <text:p>2,479338843</text:p>
          </table:table-cell>
          <table:table-cell office:value-type="float" office:value="2.57510729613734">
            <text:p>2,5751072961</text:p>
          </table:table-cell>
          <table:table-cell office:value-type="float" office:value="4.22535211267606">
            <text:p>4,2253521127</text:p>
          </table:table-cell>
          <table:table-cell office:value-type="float" office:value="5.94059405940594">
            <text:p>5,9405940594</text:p>
          </table:table-cell>
          <table:table-cell office:value-type="float" office:value="18.75">
            <text:p>18,75</text:p>
          </table:table-cell>
          <table:table-cell office:value-type="float" office:value="4">
            <text:p>4</text:p>
          </table:table-cell>
          <table:table-cell office:value-type="float" office:value="0.160771704180064">
            <text:p>0,1607717042</text:p>
          </table:table-cell>
          <table:table-cell office:value-type="float" office:value="1.04529616724739">
            <text:p>1,0452961672</text:p>
          </table:table-cell>
          <table:table-cell office:value-type="float" office:value="0.255754475703325">
            <text:p>0,2557544757</text:p>
          </table:table-cell>
          <table:table-cell office:value-type="float" office:value="0.347826086956522">
            <text:p>0,347826087</text:p>
          </table:table-cell>
          <table:table-cell office:value-type="float" office:value="0.45045045045045">
            <text:p>0,4504504505</text:p>
          </table:table-cell>
          <table:table-cell office:value-type="float" office:value="0">
            <text:p>0</text:p>
          </table:table-cell>
          <table:table-cell office:value-type="float" office:value="0.410677618069815">
            <text:p>0,4106776181</text:p>
          </table:table-cell>
          <table:table-cell office:value-type="float" office:value="0.671140939597315">
            <text:p>0,6711409396</text:p>
          </table:table-cell>
          <table:table-cell office:value-type="float" office:value="1.57068062827225">
            <text:p>1,5706806283</text:p>
          </table:table-cell>
          <table:table-cell office:value-type="float" office:value="5.54455445544555">
            <text:p>5,5445544554</text:p>
          </table:table-cell>
          <table:table-cell office:value-type="float" office:value="4.3010752688172">
            <text:p>4,3010752688</text:p>
          </table:table-cell>
          <table:table-cell office:value-type="float" office:value="3.24149108589951">
            <text:p>3,2414910859</text:p>
          </table:table-cell>
          <table:table-cell office:value-type="float" office:value="5.4989816700611">
            <text:p>5,4989816701</text:p>
          </table:table-cell>
          <table:table-cell office:value-type="float" office:value="4.55840455840456">
            <text:p>4,5584045584</text:p>
          </table:table-cell>
          <table:table-cell office:value-type="float" office:value="3.92156862745098">
            <text:p>3,9215686275</text:p>
          </table:table-cell>
          <table:table-cell office:value-type="float" office:value="9.30232558139535">
            <text:p>9,3023255814</text:p>
          </table:table-cell>
          <table:table-cell office:value-type="float" office:value="4.91803278688525">
            <text:p>4,9180327869</text:p>
          </table:table-cell>
          <table:table-cell office:value-type="float" office:value="14.2857142857143">
            <text:p>14,2857142857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2.1505376344086">
            <text:p>2,1505376344</text:p>
          </table:table-cell>
          <table:table-cell office:value-type="float" office:value="1.26582278481013">
            <text:p>1,2658227848</text:p>
          </table:table-cell>
          <table:table-cell office:value-type="float" office:value="0.163934426229508">
            <text:p>0,1639344262</text:p>
          </table:table-cell>
          <table:table-cell office:value-type="float" office:value="1.65016501650165">
            <text:p>1,6501650165</text:p>
          </table:table-cell>
          <table:table-cell office:value-type="float" office:value="1.68067226890756">
            <text:p>1,6806722689</text:p>
          </table:table-cell>
          <table:table-cell office:value-type="float" office:value="0">
            <text:p>0</text:p>
          </table:table-cell>
          <table:table-cell office:value-type="float" office:value="0.381679389312977">
            <text:p>0,3816793893</text:p>
          </table:table-cell>
          <table:table-cell office:value-type="float" office:value="0.980392156862745">
            <text:p>0,9803921569</text:p>
          </table:table-cell>
          <table:table-cell table:number-columns-repeated="2" office:value-type="float" office:value="0">
            <text:p>0</text:p>
          </table:table-cell>
          <table:table-cell office:value-type="float" office:value="0.909090909090909">
            <text:p>0,9090909091</text:p>
          </table:table-cell>
          <table:table-cell office:value-type="float" office:value="0">
            <text:p>0</text:p>
          </table:table-cell>
          <table:table-cell office:value-type="float" office:value="1.11111111111111">
            <text:p>1,1111111111</text:p>
          </table:table-cell>
          <table:table-cell office:value-type="float" office:value="0">
            <text:p>0</text:p>
          </table:table-cell>
          <table:table-cell office:value-type="float" office:value="1.66666666666667">
            <text:p>1,6666666667</text:p>
          </table:table-cell>
          <table:table-cell office:value-type="float" office:value="1.85185185185185">
            <text:p>1,8518518519</text:p>
          </table:table-cell>
          <table:table-cell office:value-type="float" office:value="8.33333333333333">
            <text:p>8,3333333333</text:p>
          </table:table-cell>
          <table:table-cell office:value-type="float" office:value="1.47058823529412">
            <text:p>1,4705882353</text:p>
          </table:table-cell>
          <table:table-cell office:value-type="float" office:value="5.63380281690141">
            <text:p>5,6338028169</text:p>
          </table:table-cell>
          <table:table-cell office:value-type="float" office:value="2.08333333333333">
            <text:p>2,0833333333</text:p>
          </table:table-cell>
          <table:table-cell office:value-type="float" office:value="17.2413793103448">
            <text:p>17,2413793103</text:p>
          </table:table-cell>
          <table:table-cell office:value-type="float" office:value="0.416666666666667">
            <text:p>0,41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328611898017">
            <text:p>0,283286119</text:p>
          </table:table-cell>
          <table:table-cell office:value-type="float" office:value="0">
            <text:p>0</text:p>
          </table:table-cell>
          <table:table-cell office:value-type="float" office:value="0.4739336492891">
            <text:p>0,4739336493</text:p>
          </table:table-cell>
          <table:table-cell table:number-columns-repeated="2" office:value-type="float" office:value="0">
            <text:p>0</text:p>
          </table:table-cell>
          <table:table-cell office:value-type="float" office:value="0.523560209424084">
            <text:p>0,5235602094</text:p>
          </table:table-cell>
          <table:table-cell office:value-type="float" office:value="0">
            <text:p>0</text:p>
          </table:table-cell>
          <table:table-cell office:value-type="float" office:value="0.72992700729927">
            <text:p>0,7299270073</text:p>
          </table:table-cell>
          <table:table-cell office:value-type="float" office:value="1.5625">
            <text:p>1,5625</text:p>
          </table:table-cell>
          <table:table-cell office:value-type="float" office:value="0">
            <text:p>0</text:p>
          </table:table-cell>
          <table:table-cell office:value-type="float" office:value="1.65289256198347">
            <text:p>1,652892562</text:p>
          </table:table-cell>
          <table:table-cell office:value-type="float" office:value="0.558659217877095">
            <text:p>0,5586592179</text:p>
          </table:table-cell>
          <table:table-cell office:value-type="float" office:value="0">
            <text:p>0</text:p>
          </table:table-cell>
          <table:table-cell office:value-type="float" office:value="1.36986301369863">
            <text:p>1,3698630137</text:p>
          </table:table-cell>
          <table:table-cell office:value-type="float" office:value="2.1978021978022">
            <text:p>2,1978021978</text:p>
          </table:table-cell>
          <table:table-cell office:value-type="float" office:value="1.71428571428571">
            <text:p>1,7142857143</text:p>
          </table:table-cell>
          <table:table-cell office:value-type="float" office:value="2.12765957446809">
            <text:p>2,1276595745</text:p>
          </table:table-cell>
          <table:table-cell office:value-type="float" office:value="16.6666666666667">
            <text:p>16,6666666667</text:p>
          </table:table-cell>
          <table:table-cell office:value-type="float" office:value="0.862068965517241">
            <text:p>0,8620689655</text:p>
          </table:table-cell>
          <table:table-cell office:value-type="float" office:value="2.35849056603774">
            <text:p>2,358490566</text:p>
          </table:table-cell>
          <table:table-cell office:value-type="float" office:value="3.7037037037037">
            <text:p>3,7037037037</text:p>
          </table:table-cell>
          <table:table-cell office:value-type="float" office:value="2.23214285714286">
            <text:p>2,232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1.92307692307692">
            <text:p>1,9230769231</text:p>
          </table:table-cell>
          <table:table-cell office:value-type="float" office:value="1.48148148148148">
            <text:p>1,4814814815</text:p>
          </table:table-cell>
          <table:table-cell office:value-type="float" office:value="4.61538461538462">
            <text:p>4,6153846154</text:p>
          </table:table-cell>
          <table:table-cell office:value-type="float" office:value="0">
            <text:p>0</text:p>
          </table:table-cell>
          <table:table-cell office:value-type="float" office:value="1.94174757281553">
            <text:p>1,9417475728</text:p>
          </table:table-cell>
          <table:table-cell office:value-type="float" office:value="0">
            <text:p>0</text:p>
          </table:table-cell>
          <table:table-cell office:value-type="float" office:value="1.50375939849624">
            <text:p>1,5037593985</text:p>
          </table:table-cell>
          <table:table-cell office:value-type="float" office:value="1.25786163522013">
            <text:p>1,2578616352</text:p>
          </table:table-cell>
          <table:table-cell office:value-type="float" office:value="1.31578947368421">
            <text:p>1,3157894737</text:p>
          </table:table-cell>
          <table:table-cell office:value-type="float" office:value="0">
            <text:p>0</text:p>
          </table:table-cell>
          <table:table-cell office:value-type="float" office:value="6.89655172413793">
            <text:p>6,8965517241</text:p>
          </table:table-cell>
          <table:table-cell office:value-type="float" office:value="2.56410256410256">
            <text:p>2,5641025641</text:p>
          </table:table-cell>
          <table:table-cell office:value-type="float" office:value="1.81818181818182">
            <text:p>1,8181818182</text:p>
          </table:table-cell>
          <table:table-cell office:value-type="float" office:value="21.4285714285714">
            <text:p>21,4285714286</text:p>
          </table:table-cell>
          <table:table-cell office:value-type="float" office:value="5.26315789473684">
            <text:p>5,2631578947</text:p>
          </table:table-cell>
          <table:table-cell office:value-type="float" office:value="0.892857142857143">
            <text:p>0,8928571429</text:p>
          </table:table-cell>
          <table:table-cell office:value-type="float" office:value="2.51396648044693">
            <text:p>2,5139664804</text:p>
          </table:table-cell>
          <table:table-cell office:value-type="float" office:value="6.94444444444444">
            <text:p>6,9444444444</text:p>
          </table:table-cell>
          <table:table-cell office:value-type="float" office:value="1.19047619047619">
            <text:p>1,1904761905</text:p>
          </table:table-cell>
          <table:table-cell office:value-type="float" office:value="0">
            <text:p>0</text:p>
          </table:table-cell>
          <table:table-cell office:value-type="float" office:value="3.24675324675325">
            <text:p>3,2467532468</text:p>
          </table:table-cell>
          <table:table-cell office:value-type="float" office:value="1.2987012987013">
            <text:p>1,2987012987</text:p>
          </table:table-cell>
          <table:table-cell office:value-type="float" office:value="2.40963855421687">
            <text:p>2,4096385542</text:p>
          </table:table-cell>
          <table:table-cell office:value-type="float" office:value="2.63157894736842">
            <text:p>2,6315789474</text:p>
          </table:table-cell>
          <table:table-cell office:value-type="float" office:value="6.06060606060606">
            <text:p>6,0606060606</text:p>
          </table:table-cell>
          <table:table-cell office:value-type="float" office:value="5.40540540540541">
            <text:p>5,4054054054</text:p>
          </table:table-cell>
          <table:table-cell office:value-type="float" office:value="10.6382978723404">
            <text:p>10,6382978723</text:p>
          </table:table-cell>
          <table:table-cell office:value-type="float" office:value="3.50877192982456">
            <text:p>3,5087719298</text:p>
          </table:table-cell>
          <table:table-cell office:value-type="float" office:value="5.45454545454545">
            <text:p>5,4545454545</text:p>
          </table:table-cell>
          <table:table-cell office:value-type="float" office:value="5.95238095238095">
            <text:p>5,9523809524</text:p>
          </table:table-cell>
          <table:table-cell office:value-type="float" office:value="4.54545454545455">
            <text:p>4,5454545455</text:p>
          </table:table-cell>
          <table:table-cell office:value-type="float" office:value="1.81818181818182">
            <text:p>1,8181818182</text:p>
          </table:table-cell>
          <table:table-cell office:value-type="float" office:value="0">
            <text:p>0</text:p>
          </table:table-cell>
          <table:table-cell office:value-type="float" office:value="1.65289256198347">
            <text:p>1,652892562</text:p>
          </table:table-cell>
          <table:table-cell office:value-type="float" office:value="4.3010752688172">
            <text:p>4,3010752688</text:p>
          </table:table-cell>
          <table:table-cell office:value-type="float" office:value="12.9032258064516">
            <text:p>12,9032258065</text:p>
          </table:table-cell>
          <table:table-cell office:value-type="float" office:value="0.704225352112676">
            <text:p>0,70422535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5294117647059">
            <text:p>0,7352941176</text:p>
          </table:table-cell>
          <table:table-cell table:number-columns-repeated="2" office:value-type="float" office:value="0">
            <text:p>0</text:p>
          </table:table-cell>
          <table:table-cell office:value-type="float" office:value="1.78571428571429">
            <text:p>1,7857142857</text:p>
          </table:table-cell>
          <table:table-cell office:value-type="float" office:value="2.68456375838926">
            <text:p>2,6845637584</text:p>
          </table:table-cell>
          <table:table-cell office:value-type="float" office:value="2.11640211640212">
            <text:p>2,1164021164</text:p>
          </table:table-cell>
          <table:table-cell office:value-type="float" office:value="3.8961038961039">
            <text:p>3,8961038961</text:p>
          </table:table-cell>
          <table:table-cell office:value-type="float" office:value="5.55555555555556">
            <text:p>5,5555555556</text:p>
          </table:table-cell>
          <table:table-cell office:value-type="float" office:value="1.63636363636364">
            <text:p>1,6363636364</text:p>
          </table:table-cell>
          <table:table-cell office:value-type="float" office:value="1.54043645699615">
            <text:p>1,540436457</text:p>
          </table:table-cell>
          <table:table-cell office:value-type="float" office:value="1.6304347826087">
            <text:p>1,6304347826</text:p>
          </table:table-cell>
          <table:table-cell office:value-type="float" office:value="0.615384615384615">
            <text:p>0,6153846154</text:p>
          </table:table-cell>
          <table:table-cell office:value-type="float" office:value="0.485436893203883">
            <text:p>0,4854368932</text:p>
          </table:table-cell>
          <table:table-cell office:value-type="float" office:value="5.40540540540541">
            <text:p>5,4054054054</text:p>
          </table:table-cell>
          <table:table-cell office:value-type="float" office:value="17.2839506172839">
            <text:p>17,2839506173</text:p>
          </table:table-cell>
          <table:table-cell office:value-type="float" office:value="6.5359477124183">
            <text:p>6,5359477124</text:p>
          </table:table-cell>
          <table:table-cell office:value-type="float" office:value="6.36363636363636">
            <text:p>6,3636363636</text:p>
          </table:table-cell>
          <table:table-cell office:value-type="float" office:value="4.65116279069767">
            <text:p>4,6511627907</text:p>
          </table:table-cell>
          <table:table-cell office:value-type="float" office:value="4.27350427350427">
            <text:p>4,2735042735</text:p>
          </table:table-cell>
          <table:table-cell office:value-type="float" office:value="1.73267326732673">
            <text:p>1,7326732673</text:p>
          </table:table-cell>
          <table:table-cell office:value-type="float" office:value="1.24740124740125">
            <text:p>1,2474012474</text:p>
          </table:table-cell>
          <table:table-cell office:value-type="float" office:value="1.63934426229508">
            <text:p>1,6393442623</text:p>
          </table:table-cell>
          <table:table-cell office:value-type="float" office:value="2.1021021021021">
            <text:p>2,1021021021</text:p>
          </table:table-cell>
          <table:table-cell office:value-type="float" office:value="2.31023102310231">
            <text:p>2,3102310231</text:p>
          </table:table-cell>
          <table:table-cell office:value-type="float" office:value="1.78571428571429">
            <text:p>1,7857142857</text:p>
          </table:table-cell>
          <table:table-cell office:value-type="float" office:value="3.38983050847458">
            <text:p>3,3898305085</text:p>
          </table:table-cell>
          <table:table-cell office:value-type="float" office:value="2.1505376344086">
            <text:p>2,1505376344</text:p>
          </table:table-cell>
          <table:table-cell office:value-type="float" office:value="5.83941605839416">
            <text:p>5,8394160584</text:p>
          </table:table-cell>
          <table:table-cell office:value-type="float" office:value="4.02298850574713">
            <text:p>4,0229885057</text:p>
          </table:table-cell>
          <table:table-cell office:value-type="float" office:value="5.68181818181818">
            <text:p>5,6818181818</text:p>
          </table:table-cell>
          <table:table-cell office:value-type="float" office:value="8.12182741116751">
            <text:p>8,1218274112</text:p>
          </table:table-cell>
          <table:table-cell office:value-type="float" office:value="1.54639175257732">
            <text:p>1,5463917526</text:p>
          </table:table-cell>
          <table:table-cell office:value-type="float" office:value="2.97397769516729">
            <text:p>2,9739776952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(13,14]</text:p>
          </table:table-cell>
          <table:table-cell office:value-type="float" office:value="0.26525198938992">
            <text:p>0,2652519894</text:p>
          </table:table-cell>
          <table:table-cell office:value-type="float" office:value="0.156739811912226">
            <text:p>0,1567398119</text:p>
          </table:table-cell>
          <table:table-cell office:value-type="float" office:value="0.113765642775882">
            <text:p>0,1137656428</text:p>
          </table:table-cell>
          <table:table-cell table:number-columns-repeated="5" office:value-type="float" office:value="0">
            <text:p>0</text:p>
          </table:table-cell>
          <table:table-cell office:value-type="float" office:value="1.7825311942959">
            <text:p>1,7825311943</text:p>
          </table:table-cell>
          <table:table-cell office:value-type="float" office:value="1.75953079178886">
            <text:p>1,7595307918</text:p>
          </table:table-cell>
          <table:table-cell office:value-type="float" office:value="2.1978021978022">
            <text:p>2,19780219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2156862745098">
            <text:p>0,3921568627</text:p>
          </table:table-cell>
          <table:table-cell office:value-type="float" office:value="1.1070110701107">
            <text:p>1,1070110701</text:p>
          </table:table-cell>
          <table:table-cell office:value-type="float" office:value="2.22222222222222">
            <text:p>2,2222222222</text:p>
          </table:table-cell>
          <table:table-cell office:value-type="float" office:value="0.793650793650794">
            <text:p>0,7936507937</text:p>
          </table:table-cell>
          <table:table-cell table:number-columns-repeated="2" office:value-type="float" office:value="0">
            <text:p>0</text:p>
          </table:table-cell>
          <table:table-cell office:value-type="float" office:value="3.06122448979592">
            <text:p>3,0612244898</text:p>
          </table:table-cell>
          <table:table-cell office:value-type="float" office:value="3.84615384615385">
            <text:p>3,8461538462</text:p>
          </table:table-cell>
          <table:table-cell office:value-type="float" office:value="6.81818181818182">
            <text:p>6,8181818182</text:p>
          </table:table-cell>
          <table:table-cell office:value-type="float" office:value="13.2450331125828">
            <text:p>13,2450331126</text:p>
          </table:table-cell>
          <table:table-cell office:value-type="float" office:value="0.586166471277843">
            <text:p>0,5861664713</text:p>
          </table:table-cell>
          <table:table-cell office:value-type="float" office:value="0.859106529209622">
            <text:p>0,8591065292</text:p>
          </table:table-cell>
          <table:table-cell office:value-type="float" office:value="1.19284294234592">
            <text:p>1,1928429423</text:p>
          </table:table-cell>
          <table:table-cell office:value-type="float" office:value="1.30111524163569">
            <text:p>1,3011152416</text:p>
          </table:table-cell>
          <table:table-cell office:value-type="float" office:value="0.77720207253886">
            <text:p>0,7772020725</text:p>
          </table:table-cell>
          <table:table-cell office:value-type="float" office:value="0.212314225053079">
            <text:p>0,2123142251</text:p>
          </table:table-cell>
          <table:table-cell office:value-type="float" office:value="0">
            <text:p>0</text:p>
          </table:table-cell>
          <table:table-cell office:value-type="float" office:value="0.628930817610063">
            <text:p>0,6289308176</text:p>
          </table:table-cell>
          <table:table-cell office:value-type="float" office:value="0.4739336492891">
            <text:p>0,4739336493</text:p>
          </table:table-cell>
          <table:table-cell office:value-type="float" office:value="0.271739130434783">
            <text:p>0,2717391304</text:p>
          </table:table-cell>
          <table:table-cell office:value-type="float" office:value="0">
            <text:p>0</text:p>
          </table:table-cell>
          <table:table-cell office:value-type="float" office:value="0.297619047619048">
            <text:p>0,2976190476</text:p>
          </table:table-cell>
          <table:table-cell office:value-type="float" office:value="0.343642611683849">
            <text:p>0,3436426117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5.78512396694215">
            <text:p>5,7851239669</text:p>
          </table:table-cell>
          <table:table-cell office:value-type="float" office:value="2.14592274678112">
            <text:p>2,1459227468</text:p>
          </table:table-cell>
          <table:table-cell office:value-type="float" office:value="2.11267605633803">
            <text:p>2,1126760563</text:p>
          </table:table-cell>
          <table:table-cell office:value-type="float" office:value="4.95049504950495">
            <text:p>4,9504950495</text:p>
          </table:table-cell>
          <table:table-cell office:value-type="float" office:value="6.25">
            <text:p>6,25</text:p>
          </table:table-cell>
          <table:table-cell office:value-type="float" office:value="3.55555555555556">
            <text:p>3,5555555556</text:p>
          </table:table-cell>
          <table:table-cell office:value-type="float" office:value="0.321543408360129">
            <text:p>0,3215434084</text:p>
          </table:table-cell>
          <table:table-cell office:value-type="float" office:value="0.696864111498258">
            <text:p>0,6968641115</text:p>
          </table:table-cell>
          <table:table-cell office:value-type="float" office:value="0.255754475703325">
            <text:p>0,2557544757</text:p>
          </table:table-cell>
          <table:table-cell office:value-type="float" office:value="0.695652173913043">
            <text:p>0,6956521739</text:p>
          </table:table-cell>
          <table:table-cell office:value-type="float" office:value="0.45045045045045">
            <text:p>0,4504504505</text:p>
          </table:table-cell>
          <table:table-cell office:value-type="float" office:value="0">
            <text:p>0</text:p>
          </table:table-cell>
          <table:table-cell office:value-type="float" office:value="0.205338809034908">
            <text:p>0,205338809</text:p>
          </table:table-cell>
          <table:table-cell office:value-type="float" office:value="0.671140939597315">
            <text:p>0,6711409396</text:p>
          </table:table-cell>
          <table:table-cell office:value-type="float" office:value="0.392670157068063">
            <text:p>0,3926701571</text:p>
          </table:table-cell>
          <table:table-cell office:value-type="float" office:value="2.17821782178218">
            <text:p>2,1782178218</text:p>
          </table:table-cell>
          <table:table-cell office:value-type="float" office:value="1.7921146953405">
            <text:p>1,7921146953</text:p>
          </table:table-cell>
          <table:table-cell office:value-type="float" office:value="1.62074554294976">
            <text:p>1,6207455429</text:p>
          </table:table-cell>
          <table:table-cell office:value-type="float" office:value="2.44399185336049">
            <text:p>2,4439918534</text:p>
          </table:table-cell>
          <table:table-cell office:value-type="float" office:value="1.99430199430199">
            <text:p>1,9943019943</text:p>
          </table:table-cell>
          <table:table-cell office:value-type="float" office:value="1.96078431372549">
            <text:p>1,9607843137</text:p>
          </table:table-cell>
          <table:table-cell office:value-type="float" office:value="0">
            <text:p>0</text:p>
          </table:table-cell>
          <table:table-cell office:value-type="float" office:value="2.45901639344262">
            <text:p>2,4590163934</text:p>
          </table:table-cell>
          <table:table-cell office:value-type="float" office:value="14.2857142857143">
            <text:p>14,28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2.1505376344086">
            <text:p>2,1505376344</text:p>
          </table:table-cell>
          <table:table-cell office:value-type="float" office:value="0.316455696202532">
            <text:p>0,3164556962</text:p>
          </table:table-cell>
          <table:table-cell office:value-type="float" office:value="0.327868852459016">
            <text:p>0,3278688525</text:p>
          </table:table-cell>
          <table:table-cell office:value-type="float" office:value="0.66006600660066">
            <text:p>0,6600660066</text:p>
          </table:table-cell>
          <table:table-cell office:value-type="float" office:value="0.420168067226891">
            <text:p>0,4201680672</text:p>
          </table:table-cell>
          <table:table-cell office:value-type="float" office:value="0.947867298578199">
            <text:p>0,9478672986</text:p>
          </table:table-cell>
          <table:table-cell office:value-type="float" office:value="0">
            <text:p>0</text:p>
          </table:table-cell>
          <table:table-cell office:value-type="float" office:value="0.326797385620915">
            <text:p>0,3267973856</text:p>
          </table:table-cell>
          <table:table-cell table:number-columns-repeated="3" office:value-type="float" office:value="0">
            <text:p>0</text:p>
          </table:table-cell>
          <table:table-cell office:value-type="float" office:value="0.537634408602151">
            <text:p>0,5376344086</text:p>
          </table:table-cell>
          <table:table-cell table:number-columns-repeated="5" office:value-type="float" office:value="0">
            <text:p>0</text:p>
          </table:table-cell>
          <table:table-cell office:value-type="float" office:value="3.67647058823529">
            <text:p>3,6764705882</text:p>
          </table:table-cell>
          <table:table-cell table:number-columns-repeated="6" office:value-type="float" office:value="0">
            <text:p>0</text:p>
          </table:table-cell>
          <table:table-cell office:value-type="float" office:value="0.28328611898017">
            <text:p>0,283286119</text:p>
          </table:table-cell>
          <table:table-cell table:number-columns-repeated="12" office:value-type="float" office:value="0">
            <text:p>0</text:p>
          </table:table-cell>
          <table:table-cell office:value-type="float" office:value="1.36986301369863">
            <text:p>1,3698630137</text:p>
          </table:table-cell>
          <table:table-cell office:value-type="float" office:value="1.64835164835165">
            <text:p>1,6483516484</text:p>
          </table:table-cell>
          <table:table-cell office:value-type="float" office:value="1.14285714285714">
            <text:p>1,1428571429</text:p>
          </table:table-cell>
          <table:table-cell office:value-type="float" office:value="2.12765957446809">
            <text:p>2,1276595745</text:p>
          </table:table-cell>
          <table:table-cell office:value-type="float" office:value="11.1111111111111">
            <text:p>11,1111111111</text:p>
          </table:table-cell>
          <table:table-cell office:value-type="float" office:value="2.58620689655172">
            <text:p>2,5862068966</text:p>
          </table:table-cell>
          <table:table-cell office:value-type="float" office:value="0.471698113207547">
            <text:p>0,4716981132</text:p>
          </table:table-cell>
          <table:table-cell office:value-type="float" office:value="2.22222222222222">
            <text:p>2,2222222222</text:p>
          </table:table-cell>
          <table:table-cell office:value-type="float" office:value="1.33928571428571">
            <text:p>1,3392857143</text:p>
          </table:table-cell>
          <table:table-cell office:value-type="float" office:value="0">
            <text:p>0</text:p>
          </table:table-cell>
          <table:table-cell office:value-type="float" office:value="0.738007380073801">
            <text:p>0,7380073801</text:p>
          </table:table-cell>
          <table:table-cell table:number-columns-repeated="10" office:value-type="float" office:value="0">
            <text:p>0</text:p>
          </table:table-cell>
          <table:table-cell office:value-type="float" office:value="3.44827586206897">
            <text:p>3,4482758621</text:p>
          </table:table-cell>
          <table:table-cell office:value-type="float" office:value="2.56410256410256">
            <text:p>2,5641025641</text:p>
          </table:table-cell>
          <table:table-cell office:value-type="float" office:value="0">
            <text:p>0</text:p>
          </table:table-cell>
          <table:table-cell office:value-type="float" office:value="23.8095238095238">
            <text:p>23,8095238095</text:p>
          </table:table-cell>
          <table:table-cell office:value-type="float" office:value="5.26315789473684">
            <text:p>5,2631578947</text:p>
          </table:table-cell>
          <table:table-cell office:value-type="float" office:value="2.67857142857143">
            <text:p>2,6785714286</text:p>
          </table:table-cell>
          <table:table-cell office:value-type="float" office:value="1.95530726256983">
            <text:p>1,9553072626</text:p>
          </table:table-cell>
          <table:table-cell office:value-type="float" office:value="0">
            <text:p>0</text:p>
          </table:table-cell>
          <table:table-cell office:value-type="float" office:value="2.38095238095238">
            <text:p>2,380952381</text:p>
          </table:table-cell>
          <table:table-cell office:value-type="float" office:value="0">
            <text:p>0</text:p>
          </table:table-cell>
          <table:table-cell office:value-type="float" office:value="4.54545454545455">
            <text:p>4,5454545455</text:p>
          </table:table-cell>
          <table:table-cell office:value-type="float" office:value="2.5974025974026">
            <text:p>2,5974025974</text:p>
          </table:table-cell>
          <table:table-cell office:value-type="float" office:value="2.40963855421687">
            <text:p>2,4096385542</text:p>
          </table:table-cell>
          <table:table-cell office:value-type="float" office:value="1.31578947368421">
            <text:p>1,3157894737</text:p>
          </table:table-cell>
          <table:table-cell office:value-type="float" office:value="1.51515151515152">
            <text:p>1,5151515152</text:p>
          </table:table-cell>
          <table:table-cell office:value-type="float" office:value="4.05405405405405">
            <text:p>4,0540540541</text:p>
          </table:table-cell>
          <table:table-cell office:value-type="float" office:value="8.51063829787234">
            <text:p>8,5106382979</text:p>
          </table:table-cell>
          <table:table-cell office:value-type="float" office:value="3.50877192982456">
            <text:p>3,5087719298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,1428571429</text:p>
          </table:table-cell>
          <table:table-cell office:value-type="float" office:value="0">
            <text:p>0</text:p>
          </table:table-cell>
          <table:table-cell office:value-type="float" office:value="1.81818181818182">
            <text:p>1,8181818182</text:p>
          </table:table-cell>
          <table:table-cell office:value-type="float" office:value="1.2987012987013">
            <text:p>1,2987012987</text:p>
          </table:table-cell>
          <table:table-cell office:value-type="float" office:value="0.826446280991736">
            <text:p>0,826446281</text:p>
          </table:table-cell>
          <table:table-cell office:value-type="float" office:value="4.3010752688172">
            <text:p>4,3010752688</text:p>
          </table:table-cell>
          <table:table-cell office:value-type="float" office:value="3.2258064516129">
            <text:p>3,2258064516</text:p>
          </table:table-cell>
          <table:table-cell table:number-columns-repeated="5" office:value-type="float" office:value="0">
            <text:p>0</text:p>
          </table:table-cell>
          <table:table-cell office:value-type="float" office:value="5.26315789473684">
            <text:p>5,2631578947</text:p>
          </table:table-cell>
          <table:table-cell office:value-type="float" office:value="1.78571428571429">
            <text:p>1,7857142857</text:p>
          </table:table-cell>
          <table:table-cell office:value-type="float" office:value="4.02684563758389">
            <text:p>4,0268456376</text:p>
          </table:table-cell>
          <table:table-cell office:value-type="float" office:value="2.64550264550265">
            <text:p>2,6455026455</text:p>
          </table:table-cell>
          <table:table-cell office:value-type="float" office:value="3.8961038961039">
            <text:p>3,8961038961</text:p>
          </table:table-cell>
          <table:table-cell office:value-type="float" office:value="3.47222222222222">
            <text:p>3,4722222222</text:p>
          </table:table-cell>
          <table:table-cell office:value-type="float" office:value="0.909090909090909">
            <text:p>0,9090909091</text:p>
          </table:table-cell>
          <table:table-cell office:value-type="float" office:value="0.641848523748395">
            <text:p>0,6418485237</text:p>
          </table:table-cell>
          <table:table-cell office:value-type="float" office:value="0.815217391304348">
            <text:p>0,8152173913</text:p>
          </table:table-cell>
          <table:table-cell office:value-type="float" office:value="0.615384615384615">
            <text:p>0,6153846154</text:p>
          </table:table-cell>
          <table:table-cell office:value-type="float" office:value="0.485436893203883">
            <text:p>0,4854368932</text:p>
          </table:table-cell>
          <table:table-cell office:value-type="float" office:value="2.7027027027027">
            <text:p>2,7027027027</text:p>
          </table:table-cell>
          <table:table-cell office:value-type="float" office:value="2.46913580246914">
            <text:p>2,4691358025</text:p>
          </table:table-cell>
          <table:table-cell office:value-type="float" office:value="5.88235294117647">
            <text:p>5,8823529412</text:p>
          </table:table-cell>
          <table:table-cell office:value-type="float" office:value="2.72727272727273">
            <text:p>2,7272727273</text:p>
          </table:table-cell>
          <table:table-cell office:value-type="float" office:value="3.48837209302326">
            <text:p>3,488372093</text:p>
          </table:table-cell>
          <table:table-cell office:value-type="float" office:value="2.56410256410256">
            <text:p>2,5641025641</text:p>
          </table:table-cell>
          <table:table-cell office:value-type="float" office:value="1.48514851485149">
            <text:p>1,4851485149</text:p>
          </table:table-cell>
          <table:table-cell office:value-type="float" office:value="1.03950103950104">
            <text:p>1,0395010395</text:p>
          </table:table-cell>
          <table:table-cell office:value-type="float" office:value="1.87353629976581">
            <text:p>1,8735362998</text:p>
          </table:table-cell>
          <table:table-cell office:value-type="float" office:value="2.4024024024024">
            <text:p>2,4024024024</text:p>
          </table:table-cell>
          <table:table-cell office:value-type="float" office:value="2.64026402640264">
            <text:p>2,6402640264</text:p>
          </table:table-cell>
          <table:table-cell office:value-type="float" office:value="0">
            <text:p>0</text:p>
          </table:table-cell>
          <table:table-cell office:value-type="float" office:value="1.69491525423729">
            <text:p>1,6949152542</text:p>
          </table:table-cell>
          <table:table-cell office:value-type="float" office:value="2.1505376344086">
            <text:p>2,1505376344</text:p>
          </table:table-cell>
          <table:table-cell office:value-type="float" office:value="4.37956204379562">
            <text:p>4,3795620438</text:p>
          </table:table-cell>
          <table:table-cell office:value-type="float" office:value="9.19540229885057">
            <text:p>9,1954022989</text:p>
          </table:table-cell>
          <table:table-cell office:value-type="float" office:value="5.11363636363636">
            <text:p>5,1136363636</text:p>
          </table:table-cell>
          <table:table-cell office:value-type="float" office:value="8.62944162436548">
            <text:p>8,6294416244</text:p>
          </table:table-cell>
          <table:table-cell office:value-type="float" office:value="2.31958762886598">
            <text:p>2,3195876289</text:p>
          </table:table-cell>
          <table:table-cell office:value-type="float" office:value="0.743494423791822">
            <text:p>0,7434944238</text:p>
          </table:table-cell>
          <table:table-cell office:value-type="float" office:value="5.55555555555556">
            <text:p>5,5555555556</text:p>
          </table:table-cell>
        </table:table-row>
        <table:table-row table:style-name="ro1">
          <table:table-cell office:value-type="string">
            <text:p>(14,15]</text:p>
          </table:table-cell>
          <table:table-cell office:value-type="float" office:value="0.26525198938992">
            <text:p>0,2652519894</text:p>
          </table:table-cell>
          <table:table-cell office:value-type="float" office:value="0.313479623824451">
            <text:p>0,3134796238</text:p>
          </table:table-cell>
          <table:table-cell table:number-columns-repeated="7" office:value-type="float" office:value="0">
            <text:p>0</text:p>
          </table:table-cell>
          <table:table-cell office:value-type="float" office:value="0.293255131964809">
            <text:p>0,293255132</text:p>
          </table:table-cell>
          <table:table-cell office:value-type="float" office:value="1.0989010989011">
            <text:p>1,0989010989</text:p>
          </table:table-cell>
          <table:table-cell table:number-columns-repeated="5" office:value-type="float" office:value="0">
            <text:p>0</text:p>
          </table:table-cell>
          <table:table-cell office:value-type="float" office:value="2.38095238095238">
            <text:p>2,380952381</text:p>
          </table:table-cell>
          <table:table-cell office:value-type="float" office:value="0">
            <text:p>0</text:p>
          </table:table-cell>
          <table:table-cell office:value-type="float" office:value="1.11111111111111">
            <text:p>1,1111111111</text:p>
          </table:table-cell>
          <table:table-cell office:value-type="float" office:value="9.18367346938776">
            <text:p>9,1836734694</text:p>
          </table:table-cell>
          <table:table-cell office:value-type="float" office:value="11.5384615384615">
            <text:p>11,5384615385</text:p>
          </table:table-cell>
          <table:table-cell office:value-type="float" office:value="4.54545454545455">
            <text:p>4,5454545455</text:p>
          </table:table-cell>
          <table:table-cell office:value-type="float" office:value="3.97350993377483">
            <text:p>3,9735099338</text:p>
          </table:table-cell>
          <table:table-cell office:value-type="float" office:value="0.351699882766706">
            <text:p>0,3516998828</text:p>
          </table:table-cell>
          <table:table-cell office:value-type="float" office:value="0.515463917525773">
            <text:p>0,5154639175</text:p>
          </table:table-cell>
          <table:table-cell office:value-type="float" office:value="0.795228628230616">
            <text:p>0,7952286282</text:p>
          </table:table-cell>
          <table:table-cell office:value-type="float" office:value="0.743494423791822">
            <text:p>0,7434944238</text:p>
          </table:table-cell>
          <table:table-cell office:value-type="float" office:value="0.518134715025907">
            <text:p>0,518134715</text:p>
          </table:table-cell>
          <table:table-cell office:value-type="float" office:value="0">
            <text:p>0</text:p>
          </table:table-cell>
          <table:table-cell office:value-type="float" office:value="0.273972602739726">
            <text:p>0,2739726027</text:p>
          </table:table-cell>
          <table:table-cell table:number-columns-repeated="4" office:value-type="float" office:value="0">
            <text:p>0</text:p>
          </table:table-cell>
          <table:table-cell office:value-type="float" office:value="0.297619047619048">
            <text:p>0,2976190476</text:p>
          </table:table-cell>
          <table:table-cell table:number-columns-repeated="2" office:value-type="float" office:value="0">
            <text:p>0</text:p>
          </table:table-cell>
          <table:table-cell office:value-type="float" office:value="6.06060606060606">
            <text:p>6,0606060606</text:p>
          </table:table-cell>
          <table:table-cell office:value-type="float" office:value="0.826446280991736">
            <text:p>0,826446281</text:p>
          </table:table-cell>
          <table:table-cell office:value-type="float" office:value="2.57510729613734">
            <text:p>2,5751072961</text:p>
          </table:table-cell>
          <table:table-cell office:value-type="float" office:value="2.8169014084507">
            <text:p>2,8169014085</text:p>
          </table:table-cell>
          <table:table-cell office:value-type="float" office:value="1.98019801980198">
            <text:p>1,9801980198</text:p>
          </table:table-cell>
          <table:table-cell office:value-type="float" office:value="1.5625">
            <text:p>1,5625</text:p>
          </table:table-cell>
          <table:table-cell office:value-type="float" office:value="1.77777777777778">
            <text:p>1,7777777778</text:p>
          </table:table-cell>
          <table:table-cell office:value-type="float" office:value="0.321543408360129">
            <text:p>0,3215434084</text:p>
          </table:table-cell>
          <table:table-cell office:value-type="float" office:value="0.348432055749129">
            <text:p>0,3484320557</text:p>
          </table:table-cell>
          <table:table-cell office:value-type="float" office:value="0.51150895140665">
            <text:p>0,5115089514</text:p>
          </table:table-cell>
          <table:table-cell office:value-type="float" office:value="0.521739130434783">
            <text:p>0,5217391304</text:p>
          </table:table-cell>
          <table:table-cell office:value-type="float" office:value="0.15015015015015">
            <text:p>0,1501501502</text:p>
          </table:table-cell>
          <table:table-cell table:number-columns-repeated="3" office:value-type="float" office:value="0">
            <text:p>0</text:p>
          </table:table-cell>
          <table:table-cell office:value-type="float" office:value="0.523560209424084">
            <text:p>0,5235602094</text:p>
          </table:table-cell>
          <table:table-cell office:value-type="float" office:value="0.396039603960396">
            <text:p>0,396039604</text:p>
          </table:table-cell>
          <table:table-cell office:value-type="float" office:value="0.17921146953405">
            <text:p>0,1792114695</text:p>
          </table:table-cell>
          <table:table-cell office:value-type="float" office:value="0.162074554294976">
            <text:p>0,1620745543</text:p>
          </table:table-cell>
          <table:table-cell office:value-type="float" office:value="0.203665987780041">
            <text:p>0,2036659878</text:p>
          </table:table-cell>
          <table:table-cell table:number-columns-repeated="7" office:value-type="float" office:value="0">
            <text:p>0</text:p>
          </table:table-cell>
          <table:table-cell office:value-type="float" office:value="2.1505376344086">
            <text:p>2,1505376344</text:p>
          </table:table-cell>
          <table:table-cell office:value-type="float" office:value="1.26582278481013">
            <text:p>1,2658227848</text:p>
          </table:table-cell>
          <table:table-cell office:value-type="float" office:value="0.163934426229508">
            <text:p>0,1639344262</text:p>
          </table:table-cell>
          <table:table-cell office:value-type="float" office:value="0">
            <text:p>0</text:p>
          </table:table-cell>
          <table:table-cell office:value-type="float" office:value="0.840336134453782">
            <text:p>0,8403361345</text:p>
          </table:table-cell>
          <table:table-cell office:value-type="float" office:value="0.947867298578199">
            <text:p>0,9478672986</text:p>
          </table:table-cell>
          <table:table-cell table:number-columns-repeated="9" office:value-type="float" office:value="0">
            <text:p>0</text:p>
          </table:table-cell>
          <table:table-cell office:value-type="float" office:value="1.85185185185185">
            <text:p>1,8518518519</text:p>
          </table:table-cell>
          <table:table-cell office:value-type="float" office:value="0.694444444444444">
            <text:p>0,6944444444</text:p>
          </table:table-cell>
          <table:table-cell office:value-type="float" office:value="1.47058823529412">
            <text:p>1,4705882353</text:p>
          </table:table-cell>
          <table:table-cell office:value-type="float" office:value="2.8169014084507">
            <text:p>2,8169014085</text:p>
          </table:table-cell>
          <table:table-cell office:value-type="float" office:value="0.694444444444444">
            <text:p>0,6944444444</text:p>
          </table:table-cell>
          <table:table-cell office:value-type="float" office:value="1.72413793103448">
            <text:p>1,724137931</text:p>
          </table:table-cell>
          <table:table-cell table:number-columns-repeated="16" office:value-type="float" office:value="0">
            <text:p>0</text:p>
          </table:table-cell>
          <table:table-cell office:value-type="float" office:value="1.36986301369863">
            <text:p>1,3698630137</text:p>
          </table:table-cell>
          <table:table-cell office:value-type="float" office:value="1.64835164835165">
            <text:p>1,6483516484</text:p>
          </table:table-cell>
          <table:table-cell office:value-type="float" office:value="1.14285714285714">
            <text:p>1,1428571429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849056603774">
            <text:p>0,2358490566</text:p>
          </table:table-cell>
          <table:table-cell office:value-type="float" office:value="1.48148148148148">
            <text:p>1,4814814815</text:p>
          </table:table-cell>
          <table:table-cell office:value-type="float" office:value="0.446428571428571">
            <text:p>0,4464285714</text:p>
          </table:table-cell>
          <table:table-cell office:value-type="float" office:value="0">
            <text:p>0</text:p>
          </table:table-cell>
          <table:table-cell office:value-type="float" office:value="0.738007380073801">
            <text:p>0,7380073801</text:p>
          </table:table-cell>
          <table:table-cell table:number-columns-repeated="12" office:value-type="float" office:value="0">
            <text:p>0</text:p>
          </table:table-cell>
          <table:table-cell office:value-type="float" office:value="0.909090909090909">
            <text:p>0,9090909091</text:p>
          </table:table-cell>
          <table:table-cell office:value-type="float" office:value="9.52380952380952">
            <text:p>9,5238095238</text:p>
          </table:table-cell>
          <table:table-cell office:value-type="float" office:value="2.63157894736842">
            <text:p>2,6315789474</text:p>
          </table:table-cell>
          <table:table-cell office:value-type="float" office:value="0.892857142857143">
            <text:p>0,8928571429</text:p>
          </table:table-cell>
          <table:table-cell office:value-type="float" office:value="0.558659217877095">
            <text:p>0,5586592179</text:p>
          </table:table-cell>
          <table:table-cell office:value-type="float" office:value="1.38888888888889">
            <text:p>1,3888888889</text:p>
          </table:table-cell>
          <table:table-cell office:value-type="float" office:value="1.19047619047619">
            <text:p>1,1904761905</text:p>
          </table:table-cell>
          <table:table-cell office:value-type="float" office:value="0">
            <text:p>0</text:p>
          </table:table-cell>
          <table:table-cell office:value-type="float" office:value="0.649350649350649">
            <text:p>0,6493506494</text:p>
          </table:table-cell>
          <table:table-cell office:value-type="float" office:value="1.2987012987013">
            <text:p>1,2987012987</text:p>
          </table:table-cell>
          <table:table-cell table:number-columns-repeated="5" office:value-type="float" office:value="0">
            <text:p>0</text:p>
          </table:table-cell>
          <table:table-cell office:value-type="float" office:value="0.87719298245614">
            <text:p>0,8771929825</text:p>
          </table:table-cell>
          <table:table-cell office:value-type="float" office:value="0">
            <text:p>0</text:p>
          </table:table-cell>
          <table:table-cell office:value-type="float" office:value="2.38095238095238">
            <text:p>2,380952381</text:p>
          </table:table-cell>
          <table:table-cell table:number-columns-repeated="3" office:value-type="float" office:value="0">
            <text:p>0</text:p>
          </table:table-cell>
          <table:table-cell office:value-type="float" office:value="1.65289256198347">
            <text:p>1,652892562</text:p>
          </table:table-cell>
          <table:table-cell office:value-type="float" office:value="1.0752688172043">
            <text:p>1,0752688172</text:p>
          </table:table-cell>
          <table:table-cell table:number-columns-repeated="7" office:value-type="float" office:value="0">
            <text:p>0</text:p>
          </table:table-cell>
          <table:table-cell office:value-type="float" office:value="1.78571428571429">
            <text:p>1,7857142857</text:p>
          </table:table-cell>
          <table:table-cell office:value-type="float" office:value="2.68456375838926">
            <text:p>2,6845637584</text:p>
          </table:table-cell>
          <table:table-cell office:value-type="float" office:value="0.529100529100529">
            <text:p>0,5291005291</text:p>
          </table:table-cell>
          <table:table-cell office:value-type="float" office:value="3.24675324675325">
            <text:p>3,2467532468</text:p>
          </table:table-cell>
          <table:table-cell office:value-type="float" office:value="2.08333333333333">
            <text:p>2,0833333333</text:p>
          </table:table-cell>
          <table:table-cell office:value-type="float" office:value="0.363636363636364">
            <text:p>0,3636363636</text:p>
          </table:table-cell>
          <table:table-cell office:value-type="float" office:value="0.256739409499358">
            <text:p>0,2567394095</text:p>
          </table:table-cell>
          <table:table-cell office:value-type="float" office:value="0.543478260869565">
            <text:p>0,5434782609</text:p>
          </table:table-cell>
          <table:table-cell office:value-type="float" office:value="0.307692307692308">
            <text:p>0,3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4.93827160493827">
            <text:p>4,9382716049</text:p>
          </table:table-cell>
          <table:table-cell office:value-type="float" office:value="3.26797385620915">
            <text:p>3,2679738562</text:p>
          </table:table-cell>
          <table:table-cell office:value-type="float" office:value="1.81818181818182">
            <text:p>1,8181818182</text:p>
          </table:table-cell>
          <table:table-cell office:value-type="float" office:value="1.16279069767442">
            <text:p>1,1627906977</text:p>
          </table:table-cell>
          <table:table-cell office:value-type="float" office:value="2.56410256410256">
            <text:p>2,5641025641</text:p>
          </table:table-cell>
          <table:table-cell office:value-type="float" office:value="1.73267326732673">
            <text:p>1,7326732673</text:p>
          </table:table-cell>
          <table:table-cell office:value-type="float" office:value="1.87110187110187">
            <text:p>1,8711018711</text:p>
          </table:table-cell>
          <table:table-cell office:value-type="float" office:value="0.936768149882904">
            <text:p>0,9367681499</text:p>
          </table:table-cell>
          <table:table-cell office:value-type="float" office:value="0.600600600600601">
            <text:p>0,6006006006</text:p>
          </table:table-cell>
          <table:table-cell office:value-type="float" office:value="0.66006600660066">
            <text:p>0,6600660066</text:p>
          </table:table-cell>
          <table:table-cell office:value-type="float" office:value="1.78571428571429">
            <text:p>1,7857142857</text:p>
          </table:table-cell>
          <table:table-cell office:value-type="float" office:value="5.08474576271187">
            <text:p>5,0847457627</text:p>
          </table:table-cell>
          <table:table-cell office:value-type="float" office:value="2.1505376344086">
            <text:p>2,1505376344</text:p>
          </table:table-cell>
          <table:table-cell office:value-type="float" office:value="6.56934306569343">
            <text:p>6,5693430657</text:p>
          </table:table-cell>
          <table:table-cell office:value-type="float" office:value="4.02298850574713">
            <text:p>4,0229885057</text:p>
          </table:table-cell>
          <table:table-cell office:value-type="float" office:value="7.38636363636364">
            <text:p>7,3863636364</text:p>
          </table:table-cell>
          <table:table-cell office:value-type="float" office:value="2.53807106598985">
            <text:p>2,538071066</text:p>
          </table:table-cell>
          <table:table-cell office:value-type="float" office:value="3.09278350515464">
            <text:p>3,0927835052</text:p>
          </table:table-cell>
          <table:table-cell office:value-type="float" office:value="1.48698884758364">
            <text:p>1,486988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15,16]</text:p>
          </table:table-cell>
          <table:table-cell table:number-columns-repeated="8" office:value-type="float" office:value="0">
            <text:p>0</text:p>
          </table:table-cell>
          <table:table-cell office:value-type="float" office:value="0.53475935828877">
            <text:p>0,5347593583</text:p>
          </table:table-cell>
          <table:table-cell office:value-type="float" office:value="0.293255131964809">
            <text:p>0,293255132</text:p>
          </table:table-cell>
          <table:table-cell table:number-columns-repeated="4" office:value-type="float" office:value="0">
            <text:p>0</text:p>
          </table:table-cell>
          <table:table-cell office:value-type="float" office:value="0.3690036900369">
            <text:p>0,36900369</text:p>
          </table:table-cell>
          <table:table-cell office:value-type="float" office:value="1.11111111111111">
            <text:p>1,1111111111</text:p>
          </table:table-cell>
          <table:table-cell office:value-type="float" office:value="0.793650793650794">
            <text:p>0,7936507937</text:p>
          </table:table-cell>
          <table:table-cell office:value-type="float" office:value="0.584795321637427">
            <text:p>0,5847953216</text:p>
          </table:table-cell>
          <table:table-cell office:value-type="float" office:value="3.33333333333333">
            <text:p>3,3333333333</text:p>
          </table:table-cell>
          <table:table-cell office:value-type="float" office:value="4.08163265306122">
            <text:p>4,0816326531</text:p>
          </table:table-cell>
          <table:table-cell office:value-type="float" office:value="1.92307692307692">
            <text:p>1,9230769231</text:p>
          </table:table-cell>
          <table:table-cell office:value-type="float" office:value="0">
            <text:p>0</text:p>
          </table:table-cell>
          <table:table-cell office:value-type="float" office:value="0.662251655629139">
            <text:p>0,6622516556</text:p>
          </table:table-cell>
          <table:table-cell office:value-type="float" office:value="0.117233294255569">
            <text:p>0,1172332943</text:p>
          </table:table-cell>
          <table:table-cell table:number-columns-repeated="2" office:value-type="float" office:value="0">
            <text:p>0</text:p>
          </table:table-cell>
          <table:table-cell office:value-type="float" office:value="0.185873605947955">
            <text:p>0,1858736059</text:p>
          </table:table-cell>
          <table:table-cell table:number-columns-repeated="10"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.826446280991736">
            <text:p>0,826446281</text:p>
          </table:table-cell>
          <table:table-cell office:value-type="float" office:value="3.43347639484979">
            <text:p>3,4334763948</text:p>
          </table:table-cell>
          <table:table-cell office:value-type="float" office:value="0">
            <text:p>0</text:p>
          </table:table-cell>
          <table:table-cell office:value-type="float" office:value="0.99009900990099">
            <text:p>0,9900990099</text:p>
          </table:table-cell>
          <table:table-cell office:value-type="float" office:value="1.5625">
            <text:p>1,5625</text:p>
          </table:table-cell>
          <table:table-cell office:value-type="float" office:value="0.888888888888889">
            <text:p>0,8888888889</text:p>
          </table:table-cell>
          <table:table-cell office:value-type="float" office:value="0.160771704180064">
            <text:p>0,1607717042</text:p>
          </table:table-cell>
          <table:table-cell office:value-type="float" office:value="0.174216027874564">
            <text:p>0,1742160279</text:p>
          </table:table-cell>
          <table:table-cell office:value-type="float" office:value="0.255754475703325">
            <text:p>0,2557544757</text:p>
          </table:table-cell>
          <table:table-cell office:value-type="float" office:value="0.173913043478261">
            <text:p>0,1739130435</text:p>
          </table:table-cell>
          <table:table-cell office:value-type="float" office:value="0.15015015015015">
            <text:p>0,1501501502</text:p>
          </table:table-cell>
          <table:table-cell table:number-columns-repeated="6" office:value-type="float" office:value="0">
            <text:p>0</text:p>
          </table:table-cell>
          <table:table-cell office:value-type="float" office:value="0.162074554294976">
            <text:p>0,1620745543</text:p>
          </table:table-cell>
          <table:table-cell table:number-columns-repeated="2" office:value-type="float" office:value="0">
            <text:p>0</text:p>
          </table:table-cell>
          <table:table-cell office:value-type="float" office:value="1.96078431372549">
            <text:p>1,9607843137</text:p>
          </table:table-cell>
          <table:table-cell table:number-columns-repeated="2"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table:number-columns-repeated="19" office:value-type="float" office:value="0">
            <text:p>0</text:p>
          </table:table-cell>
          <table:table-cell office:value-type="float" office:value="0.735294117647059">
            <text:p>0,735294117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453300124533">
            <text:p>0,1245330012</text:p>
          </table:table-cell>
          <table:table-cell table:number-columns-repeated="4" office:value-type="float" office:value="0">
            <text:p>0</text:p>
          </table:table-cell>
          <table:table-cell office:value-type="float" office:value="0.588235294117647">
            <text:p>0,5882352941</text:p>
          </table:table-cell>
          <table:table-cell table:number-columns-repeated="19" office:value-type="float" office:value="0">
            <text:p>0</text:p>
          </table:table-cell>
          <table:table-cell office:value-type="float" office:value="0.3690036900369">
            <text:p>0,36900369</text:p>
          </table:table-cell>
          <table:table-cell table:number-columns-repeated="13" office:value-type="float" office:value="0">
            <text:p>0</text:p>
          </table:table-cell>
          <table:table-cell office:value-type="float" office:value="2.38095238095238">
            <text:p>2,380952381</text:p>
          </table:table-cell>
          <table:table-cell office:value-type="float" office:value="7.89473684210526">
            <text:p>7,8947368421</text:p>
          </table:table-cell>
          <table:table-cell office:value-type="float" office:value="0">
            <text:p>0</text:p>
          </table:table-cell>
          <table:table-cell office:value-type="float" office:value="0.279329608938547">
            <text:p>0,2793296089</text:p>
          </table:table-cell>
          <table:table-cell table:number-columns-repeated="3" office:value-type="float" office:value="0">
            <text:p>0</text:p>
          </table:table-cell>
          <table:table-cell office:value-type="float" office:value="0.649350649350649">
            <text:p>0,6493506494</text:p>
          </table:table-cell>
          <table:table-cell office:value-type="float" office:value="1.2987012987013">
            <text:p>1,2987012987</text:p>
          </table:table-cell>
          <table:table-cell table:number-columns-repeated="5" office:value-type="float" office:value="0">
            <text:p>0</text:p>
          </table:table-cell>
          <table:table-cell office:value-type="float" office:value="0.87719298245614">
            <text:p>0,8771929825</text:p>
          </table:table-cell>
          <table:table-cell office:value-type="float" office:value="1.81818181818182">
            <text:p>1,8181818182</text:p>
          </table:table-cell>
          <table:table-cell table:number-columns-repeated="4" office:value-type="float" office:value="0">
            <text:p>0</text:p>
          </table:table-cell>
          <table:table-cell office:value-type="float" office:value="0.826446280991736">
            <text:p>0,826446281</text:p>
          </table:table-cell>
          <table:table-cell office:value-type="float" office:value="0">
            <text:p>0</text:p>
          </table:table-cell>
          <table:table-cell office:value-type="float" office:value="1.61290322580645">
            <text:p>1,6129032258</text:p>
          </table:table-cell>
          <table:table-cell table:number-columns-repeated="2" office:value-type="float" office:value="0">
            <text:p>0</text:p>
          </table:table-cell>
          <table:table-cell office:value-type="float" office:value="0.568181818181818">
            <text:p>0,5681818182</text:p>
          </table:table-cell>
          <table:table-cell table:number-columns-repeated="5" office:value-type="float" office:value="0">
            <text:p>0</text:p>
          </table:table-cell>
          <table:table-cell office:value-type="float" office:value="1.05820105820106">
            <text:p>1,0582010582</text:p>
          </table:table-cell>
          <table:table-cell office:value-type="float" office:value="1.2987012987013">
            <text:p>1,2987012987</text:p>
          </table:table-cell>
          <table:table-cell office:value-type="float" office:value="2.08333333333333">
            <text:p>2,0833333333</text:p>
          </table:table-cell>
          <table:table-cell office:value-type="float" office:value="0.363636363636364">
            <text:p>0,3636363636</text:p>
          </table:table-cell>
          <table:table-cell office:value-type="float" office:value="0.128369704749679">
            <text:p>0,1283697047</text:p>
          </table:table-cell>
          <table:table-cell office:value-type="float" office:value="0.271739130434783">
            <text:p>0,2717391304</text:p>
          </table:table-cell>
          <table:table-cell office:value-type="float" office:value="0.307692307692308">
            <text:p>0,3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1.23456790123457">
            <text:p>1,2345679012</text:p>
          </table:table-cell>
          <table:table-cell office:value-type="float" office:value="1.96078431372549">
            <text:p>1,9607843137</text:p>
          </table:table-cell>
          <table:table-cell office:value-type="float" office:value="1.81818181818182">
            <text:p>1,8181818182</text:p>
          </table:table-cell>
          <table:table-cell office:value-type="float" office:value="4.65116279069767">
            <text:p>4,6511627907</text:p>
          </table:table-cell>
          <table:table-cell office:value-type="float" office:value="3.41880341880342">
            <text:p>3,4188034188</text:p>
          </table:table-cell>
          <table:table-cell office:value-type="float" office:value="0.742574257425743">
            <text:p>0,7425742574</text:p>
          </table:table-cell>
          <table:table-cell office:value-type="float" office:value="0.831600831600832">
            <text:p>0,8316008316</text:p>
          </table:table-cell>
          <table:table-cell office:value-type="float" office:value="0.702576112412178">
            <text:p>0,7025761124</text:p>
          </table:table-cell>
          <table:table-cell office:value-type="float" office:value="0">
            <text:p>0</text:p>
          </table:table-cell>
          <table:table-cell office:value-type="float" office:value="0.33003300330033">
            <text:p>0,3300330033</text:p>
          </table:table-cell>
          <table:table-cell office:value-type="float" office:value="0">
            <text:p>0</text:p>
          </table:table-cell>
          <table:table-cell office:value-type="float" office:value="1.69491525423729">
            <text:p>1,6949152542</text:p>
          </table:table-cell>
          <table:table-cell office:value-type="float" office:value="5.37634408602151">
            <text:p>5,376344086</text:p>
          </table:table-cell>
          <table:table-cell office:value-type="float" office:value="0">
            <text:p>0</text:p>
          </table:table-cell>
          <table:table-cell office:value-type="float" office:value="2.8735632183908">
            <text:p>2,8735632184</text:p>
          </table:table-cell>
          <table:table-cell office:value-type="float" office:value="2.27272727272727">
            <text:p>2,2727272727</text:p>
          </table:table-cell>
          <table:table-cell office:value-type="float" office:value="3.04568527918782">
            <text:p>3,0456852792</text:p>
          </table:table-cell>
          <table:table-cell office:value-type="float" office:value="1.80412371134021">
            <text:p>1,8041237113</text:p>
          </table:table-cell>
          <table:table-cell office:value-type="float" office:value="2.23048327137546">
            <text:p>2,2304832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16,17]</text:p>
          </table:table-cell>
          <table:table-cell table:number-columns-repeated="12" office:value-type="float" office:value="0">
            <text:p>0</text:p>
          </table:table-cell>
          <table:table-cell office:value-type="float" office:value="0.598802395209581">
            <text:p>0,5988023952</text:p>
          </table:table-cell>
          <table:table-cell table:number-columns-repeated="5" office:value-type="float" office:value="0">
            <text:p>0</text:p>
          </table:table-cell>
          <table:table-cell office:value-type="float" office:value="3.33333333333333">
            <text:p>3,3333333333</text:p>
          </table:table-cell>
          <table:table-cell office:value-type="float" office:value="0">
            <text:p>0</text:p>
          </table:table-cell>
          <table:table-cell office:value-type="float" office:value="1.92307692307692">
            <text:p>1,9230769231</text:p>
          </table:table-cell>
          <table:table-cell office:value-type="float" office:value="0">
            <text:p>0</text:p>
          </table:table-cell>
          <table:table-cell office:value-type="float" office:value="0.662251655629139">
            <text:p>0,6622516556</text:p>
          </table:table-cell>
          <table:table-cell office:value-type="float" office:value="0.234466588511137">
            <text:p>0,234466588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9067357512953">
            <text:p>0,2590673575</text:p>
          </table:table-cell>
          <table:table-cell table:number-columns-repeated="9" office:value-type="float" office:value="0">
            <text:p>0</text:p>
          </table:table-cell>
          <table:table-cell office:value-type="float" office:value="3.03030303030303">
            <text:p>3,0303030303</text:p>
          </table:table-cell>
          <table:table-cell office:value-type="float" office:value="0.826446280991736">
            <text:p>0,82644628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009900990099">
            <text:p>0,9900990099</text:p>
          </table:table-cell>
          <table:table-cell office:value-type="float" office:value="0">
            <text:p>0</text:p>
          </table:table-cell>
          <table:table-cell office:value-type="float" office:value="1.77777777777778">
            <text:p>1,7777777778</text:p>
          </table:table-cell>
          <table:table-cell office:value-type="float" office:value="0">
            <text:p>0</text:p>
          </table:table-cell>
          <table:table-cell office:value-type="float" office:value="0.174216027874564">
            <text:p>0,1742160279</text:p>
          </table:table-cell>
          <table:table-cell table:number-columns-repeated="8" office:value-type="float" office:value="0">
            <text:p>0</text:p>
          </table:table-cell>
          <table:table-cell office:value-type="float" office:value="0.17921146953405">
            <text:p>0,1792114695</text:p>
          </table:table-cell>
          <table:table-cell table:number-columns-repeated="20" office:value-type="float" office:value="0">
            <text:p>0</text:p>
          </table:table-cell>
          <table:table-cell office:value-type="float" office:value="0.537634408602151">
            <text:p>0,5376344086</text:p>
          </table:table-cell>
          <table:table-cell table:number-columns-repeated="6" office:value-type="float" office:value="0">
            <text:p>0</text:p>
          </table:table-cell>
          <table:table-cell office:value-type="float" office:value="1.40845070422535">
            <text:p>1,4084507042</text:p>
          </table:table-cell>
          <table:table-cell office:value-type="float" office:value="0.694444444444444">
            <text:p>0,6944444444</text:p>
          </table:table-cell>
          <table:table-cell table:number-columns-repeated="18" office:value-type="float" office:value="0">
            <text:p>0</text:p>
          </table:table-cell>
          <table:table-cell office:value-type="float" office:value="0.549450549450549">
            <text:p>0,5494505495</text:p>
          </table:table-cell>
          <table:table-cell table:number-columns-repeated="23" office:value-type="float" office:value="0">
            <text:p>0</text:p>
          </table:table-cell>
          <table:table-cell office:value-type="float" office:value="5.26315789473684">
            <text:p>5,2631578947</text:p>
          </table:table-cell>
          <table:table-cell office:value-type="float" office:value="0.892857142857143">
            <text:p>0,8928571429</text:p>
          </table:table-cell>
          <table:table-cell office:value-type="float" office:value="0.279329608938547">
            <text:p>0,2793296089</text:p>
          </table:table-cell>
          <table:table-cell office:value-type="float" office:value="0">
            <text:p>0</text:p>
          </table:table-cell>
          <table:table-cell office:value-type="float" office:value="1.19047619047619">
            <text:p>1,1904761905</text:p>
          </table:table-cell>
          <table:table-cell office:value-type="float" office:value="0">
            <text:p>0</text:p>
          </table:table-cell>
          <table:table-cell office:value-type="float" office:value="1.94805194805195">
            <text:p>1,9480519481</text:p>
          </table:table-cell>
          <table:table-cell table:number-columns-repeated="22" office:value-type="float" office:value="0">
            <text:p>0</text:p>
          </table:table-cell>
          <table:table-cell office:value-type="float" office:value="2.01342281879195">
            <text:p>2,0134228188</text:p>
          </table:table-cell>
          <table:table-cell office:value-type="float" office:value="0">
            <text:p>0</text:p>
          </table:table-cell>
          <table:table-cell office:value-type="float" office:value="0.649350649350649">
            <text:p>0,6493506494</text:p>
          </table:table-cell>
          <table:table-cell office:value-type="float" office:value="0.694444444444444">
            <text:p>0,6944444444</text:p>
          </table:table-cell>
          <table:table-cell office:value-type="float" office:value="0">
            <text:p>0</text:p>
          </table:table-cell>
          <table:table-cell office:value-type="float" office:value="0.128369704749679">
            <text:p>0,1283697047</text:p>
          </table:table-cell>
          <table:table-cell table:number-columns-repeated="3" office:value-type="float" office:value="0">
            <text:p>0</text:p>
          </table:table-cell>
          <table:table-cell office:value-type="float" office:value="2.7027027027027">
            <text:p>2,7027027027</text:p>
          </table:table-cell>
          <table:table-cell office:value-type="float" office:value="2.46913580246914">
            <text:p>2,4691358025</text:p>
          </table:table-cell>
          <table:table-cell office:value-type="float" office:value="1.96078431372549">
            <text:p>1,9607843137</text:p>
          </table:table-cell>
          <table:table-cell office:value-type="float" office:value="0.909090909090909">
            <text:p>0,9090909091</text:p>
          </table:table-cell>
          <table:table-cell office:value-type="float" office:value="0">
            <text:p>0</text:p>
          </table:table-cell>
          <table:table-cell office:value-type="float" office:value="2.56410256410256">
            <text:p>2,5641025641</text:p>
          </table:table-cell>
          <table:table-cell office:value-type="float" office:value="0.99009900990099">
            <text:p>0,9900990099</text:p>
          </table:table-cell>
          <table:table-cell office:value-type="float" office:value="0.415800415800416">
            <text:p>0,4158004158</text:p>
          </table:table-cell>
          <table:table-cell office:value-type="float" office:value="0">
            <text:p>0</text:p>
          </table:table-cell>
          <table:table-cell office:value-type="float" office:value="0.600600600600601">
            <text:p>0,6006006006</text:p>
          </table:table-cell>
          <table:table-cell office:value-type="float" office:value="0">
            <text:p>0</text:p>
          </table:table-cell>
          <table:table-cell office:value-type="float" office:value="1.78571428571429">
            <text:p>1,7857142857</text:p>
          </table:table-cell>
          <table:table-cell office:value-type="float" office:value="1.69491525423729">
            <text:p>1,6949152542</text:p>
          </table:table-cell>
          <table:table-cell office:value-type="float" office:value="0">
            <text:p>0</text:p>
          </table:table-cell>
          <table:table-cell office:value-type="float" office:value="1.45985401459854">
            <text:p>1,4598540146</text:p>
          </table:table-cell>
          <table:table-cell office:value-type="float" office:value="1.14942528735632">
            <text:p>1,1494252874</text:p>
          </table:table-cell>
          <table:table-cell office:value-type="float" office:value="3.40909090909091">
            <text:p>3,4090909091</text:p>
          </table:table-cell>
          <table:table-cell office:value-type="float" office:value="2.03045685279188">
            <text:p>2,0304568528</text:p>
          </table:table-cell>
          <table:table-cell office:value-type="float" office:value="0.77319587628866">
            <text:p>0,7731958763</text:p>
          </table:table-cell>
          <table:table-cell office:value-type="float" office:value="1.11524163568773">
            <text:p>1,1152416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17,18]</text:p>
          </table:table-cell>
          <table:table-cell table:number-columns-repeated="23" office:value-type="float" office:value="0">
            <text:p>0</text:p>
          </table:table-cell>
          <table:table-cell office:value-type="float" office:value="0.0586166471277843">
            <text:p>0,0586166471</text:p>
          </table:table-cell>
          <table:table-cell office:value-type="float" office:value="0.171821305841924">
            <text:p>0,1718213058</text:p>
          </table:table-cell>
          <table:table-cell table:number-columns-repeated="20" office:value-type="float" office:value="0">
            <text:p>0</text:p>
          </table:table-cell>
          <table:table-cell office:value-type="float" office:value="0.174216027874564">
            <text:p>0,1742160279</text:p>
          </table:table-cell>
          <table:table-cell table:number-columns-repeated="76" office:value-type="float" office:value="0">
            <text:p>0</text:p>
          </table:table-cell>
          <table:table-cell office:value-type="float" office:value="3.44827586206897">
            <text:p>3,4482758621</text:p>
          </table:table-cell>
          <table:table-cell table:number-columns-repeated="34" office:value-type="float" office:value="0">
            <text:p>0</text:p>
          </table:table-cell>
          <table:table-cell office:value-type="float" office:value="0.649350649350649">
            <text:p>0,6493506494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,1818181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65359477124183">
            <text:p>0,6535947712</text:p>
          </table:table-cell>
          <table:table-cell office:value-type="float" office:value="0.909090909090909">
            <text:p>0,9090909091</text:p>
          </table:table-cell>
          <table:table-cell table:number-columns-repeated="2" office:value-type="float" office:value="0">
            <text:p>0</text:p>
          </table:table-cell>
          <table:table-cell office:value-type="float" office:value="0.495049504950495">
            <text:p>0,495049505</text:p>
          </table:table-cell>
          <table:table-cell office:value-type="float" office:value="0">
            <text:p>0</text:p>
          </table:table-cell>
          <table:table-cell office:value-type="float" office:value="0.936768149882904">
            <text:p>0,9367681499</text:p>
          </table:table-cell>
          <table:table-cell table:number-columns-repeated="2" office:value-type="float" office:value="0">
            <text:p>0</text:p>
          </table:table-cell>
          <table:table-cell office:value-type="float" office:value="1.78571428571429">
            <text:p>1,7857142857</text:p>
          </table:table-cell>
          <table:table-cell office:value-type="float" office:value="1.69491525423729">
            <text:p>1,6949152542</text:p>
          </table:table-cell>
          <table:table-cell office:value-type="float" office:value="2.1505376344086">
            <text:p>2,1505376344</text:p>
          </table:table-cell>
          <table:table-cell office:value-type="float" office:value="1.45985401459854">
            <text:p>1,4598540146</text:p>
          </table:table-cell>
          <table:table-cell office:value-type="float" office:value="0.574712643678161">
            <text:p>0,5747126437</text:p>
          </table:table-cell>
          <table:table-cell office:value-type="float" office:value="0.568181818181818">
            <text:p>0,5681818182</text:p>
          </table:table-cell>
          <table:table-cell office:value-type="float" office:value="1.01522842639594">
            <text:p>1,0152284264</text:p>
          </table:table-cell>
          <table:table-cell office:value-type="float" office:value="0.257731958762887">
            <text:p>0,25773195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(18,19]</text:p>
          </table:table-cell>
          <table:table-cell table:number-columns-repeated="18" office:value-type="float" office:value="0">
            <text:p>0</text:p>
          </table:table-cell>
          <table:table-cell office:value-type="float" office:value="1.11111111111111">
            <text:p>1,111111111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1821305841924">
            <text:p>0,1718213058</text:p>
          </table:table-cell>
          <table:table-cell table:number-columns-repeated="13" office:value-type="float" office:value="0">
            <text:p>0</text:p>
          </table:table-cell>
          <table:table-cell office:value-type="float" office:value="0.826446280991736">
            <text:p>0,826446281</text:p>
          </table:table-cell>
          <table:table-cell table:number-columns-repeated="118" office:value-type="float" office:value="0">
            <text:p>0</text:p>
          </table:table-cell>
          <table:table-cell office:value-type="float" office:value="0.649350649350649">
            <text:p>0,6493506494</text:p>
          </table:table-cell>
          <table:table-cell table:number-columns-repeated="7" office:value-type="float" office:value="0">
            <text:p>0</text:p>
          </table:table-cell>
          <table:table-cell office:value-type="float" office:value="1.23456790123457">
            <text:p>1,2345679012</text:p>
          </table:table-cell>
          <table:table-cell office:value-type="float" office:value="1.96078431372549">
            <text:p>1,9607843137</text:p>
          </table:table-cell>
          <table:table-cell table:number-columns-repeated="4" office:value-type="float" office:value="0">
            <text:p>0</text:p>
          </table:table-cell>
          <table:table-cell office:value-type="float" office:value="0.415800415800416">
            <text:p>0,4158004158</text:p>
          </table:table-cell>
          <table:table-cell table:number-columns-repeated="4" office:value-type="float" office:value="0">
            <text:p>0</text:p>
          </table:table-cell>
          <table:table-cell office:value-type="float" office:value="1.69491525423729">
            <text:p>1,6949152542</text:p>
          </table:table-cell>
          <table:table-cell office:value-type="float" office:value="1.0752688172043">
            <text:p>1,0752688172</text:p>
          </table:table-cell>
          <table:table-cell office:value-type="float" office:value="0">
            <text:p>0</text:p>
          </table:table-cell>
          <table:table-cell office:value-type="float" office:value="1.72413793103448">
            <text:p>1,724137931</text:p>
          </table:table-cell>
          <table:table-cell office:value-type="float" office:value="1.13636363636364">
            <text:p>1,1363636364</text:p>
          </table:table-cell>
          <table:table-cell office:value-type="float" office:value="1.01522842639594">
            <text:p>1,0152284264</text:p>
          </table:table-cell>
          <table:table-cell office:value-type="float" office:value="0">
            <text:p>0</text:p>
          </table:table-cell>
          <table:table-cell office:value-type="float" office:value="0.371747211895911">
            <text:p>0,3717472119</text:p>
          </table:table-cell>
          <table:table-cell office:value-type="float" office:value="1.85185185185185">
            <text:p>1,8518518519</text:p>
          </table:table-cell>
        </table:table-row>
        <table:table-row table:style-name="ro1">
          <table:table-cell office:value-type="string">
            <text:p>(19,20]</text:p>
          </table:table-cell>
          <table:table-cell table:number-columns-repeated="18" office:value-type="float" office:value="0">
            <text:p>0</text:p>
          </table:table-cell>
          <table:table-cell office:value-type="float" office:value="1.11111111111111">
            <text:p>1,1111111111</text:p>
          </table:table-cell>
          <table:table-cell table:number-columns-repeated="6" office:value-type="float" office:value="0">
            <text:p>0</text:p>
          </table:table-cell>
          <table:table-cell office:value-type="float" office:value="0.198807157057654">
            <text:p>0,1988071571</text:p>
          </table:table-cell>
          <table:table-cell table:number-columns-repeated="100" office:value-type="float" office:value="0">
            <text:p>0</text:p>
          </table:table-cell>
          <table:table-cell office:value-type="float" office:value="2.63157894736842">
            <text:p>2,6315789474</text:p>
          </table:table-cell>
          <table:table-cell table:number-columns-repeated="10" office:value-type="float" office:value="0">
            <text:p>0</text:p>
          </table:table-cell>
          <table:table-cell office:value-type="float" office:value="2.7027027027027">
            <text:p>2,7027027027</text:p>
          </table:table-cell>
          <table:table-cell table:number-columns-repeated="32" office:value-type="float" office:value="0">
            <text:p>0</text:p>
          </table:table-cell>
          <table:table-cell office:value-type="float" office:value="0.247524752475248">
            <text:p>0,2475247525</text:p>
          </table:table-cell>
          <table:table-cell table:number-columns-repeated="5" office:value-type="float" office:value="0">
            <text:p>0</text:p>
          </table:table-cell>
          <table:table-cell office:value-type="float" office:value="1.69491525423729">
            <text:p>1,6949152542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712643678161">
            <text:p>0,5747126437</text:p>
          </table:table-cell>
          <table:table-cell office:value-type="float" office:value="0.568181818181818">
            <text:p>0,5681818182</text:p>
          </table:table-cell>
          <table:table-cell office:value-type="float" office:value="0.50761421319797">
            <text:p>0,5076142132</text:p>
          </table:table-cell>
          <table:table-cell office:value-type="float" office:value="0.257731958762887">
            <text:p>0,2577319588</text:p>
          </table:table-cell>
          <table:table-cell office:value-type="float" office:value="0.371747211895911">
            <text:p>0,3717472119</text:p>
          </table:table-cell>
          <table:table-cell office:value-type="float" office:value="1.85185185185185">
            <text:p>1,85185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8T12:36:12</dc:date>
    <dc:creator>Sophia Nazarova</dc:creator>
    <meta:generator>LibreOffice/3.6$Linux_X86_64 LibreOffice_project/360m1$Build-2</meta:generator>
    <meta:editing-duration>PT17H57M29S</meta:editing-duration>
    <meta:editing-cycles>5</meta:editing-cycles>
    <meta:document-statistic meta:table-count="1" meta:cell-count="3719" meta:object-count="0"/>
  </office:meta>
</office:document-meta>
</file>